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539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0.7752in"/>
    </style:style>
    <style:style style:name="co9" style:family="table-column">
      <style:table-column-properties fo:break-before="auto" style:column-width="0.8717in"/>
    </style:style>
    <style:style style:name="co10" style:family="table-column">
      <style:table-column-properties fo:break-before="auto" style:column-width="9.2882in"/>
    </style:style>
    <style:style style:name="co11" style:family="table-column">
      <style:table-column-properties fo:break-before="auto" style:column-width="2.5437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2.5764in"/>
    </style:style>
    <style:style style:name="co14" style:family="table-column">
      <style:table-column-properties fo:break-before="auto" style:column-width="0.7646in"/>
    </style:style>
    <style:style style:name="co15" style:family="table-column">
      <style:table-column-properties fo:break-before="auto" style:column-width="0.4965in"/>
    </style:style>
    <style:style style:name="co16" style:family="table-column">
      <style:table-column-properties fo:break-before="auto" style:column-width="0.6035in"/>
    </style:style>
    <style:style style:name="co17" style:family="table-column">
      <style:table-column-properties fo:break-before="auto" style:column-width="0.4854in"/>
    </style:style>
    <style:style style:name="co18" style:family="table-column">
      <style:table-column-properties fo:break-before="auto" style:column-width="0.5181in"/>
    </style:style>
    <style:style style:name="co19" style:family="table-column">
      <style:table-column-properties fo:break-before="auto" style:column-width="0.4638in"/>
    </style:style>
    <style:style style:name="co20" style:family="table-column">
      <style:table-column-properties fo:break-before="auto" style:column-width="0.3571in"/>
    </style:style>
    <style:style style:name="co21" style:family="table-column">
      <style:table-column-properties fo:break-before="auto" style:column-width="0.9252in"/>
    </style:style>
    <style:style style:name="co22" style:family="table-column">
      <style:table-column-properties fo:break-before="auto" style:column-width="2.6193in"/>
    </style:style>
    <style:style style:name="co23" style:family="table-column">
      <style:table-column-properties fo:break-before="auto" style:column-width="7.6547in"/>
    </style:style>
    <style:style style:name="co24" style:family="table-column">
      <style:table-column-properties fo:break-before="auto" style:column-width="2.4016in"/>
    </style:style>
    <style:style style:name="co25" style:family="table-column">
      <style:table-column-properties fo:break-before="auto" style:column-width="0.9035in"/>
    </style:style>
    <style:style style:name="co26" style:family="table-column">
      <style:table-column-properties fo:break-before="auto" style:column-width="0.4102in"/>
    </style:style>
    <style:style style:name="co27" style:family="table-column">
      <style:table-column-properties fo:break-before="auto" style:column-width="0.5283in"/>
    </style:style>
    <style:style style:name="co28" style:family="table-column">
      <style:table-column-properties fo:break-before="auto" style:column-width="5.8252in"/>
    </style:style>
    <style:style style:name="co29" style:family="table-column">
      <style:table-column-properties fo:break-before="auto" style:column-width="9.9925in"/>
    </style:style>
    <style:style style:name="co30" style:family="table-column">
      <style:table-column-properties fo:break-before="auto" style:column-width="3.2591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59" style:family="table-cell" style:parent-style-name="Default">
      <style:table-cell-properties fo:background-color="#000000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3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31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17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1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23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 item'.A1"/>
    </style:style>
    <style:style style:name="ce24" style:family="table-cell" style:parent-style-name="Default">
      <style:table-cell-properties fo:background-color="#000000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73" style:family="table-cell" style:parent-style-name="Default" style:data-style-name="N37"/>
    <style:style style:name="ce74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20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 spell'.A2"/>
    </style:style>
    <style:style style:name="ce7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78" style:family="table-cell" style:parent-style-name="Default">
      <style:text-properties fo:font-size="10pt" style:font-size-asian="10pt" style:font-size-complex="10pt"/>
    </style:style>
    <style:style style:name="ce28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29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30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3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35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2 item'.A1"/>
    </style:style>
    <style:style style:name="ce36" style:family="table-cell" style:parent-style-name="Default">
      <style:table-cell-properties fo:background-color="#000000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37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2 spell'.A2"/>
    </style:style>
    <style:style style:name="ce38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39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40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4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44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iwd item'.A1"/>
    </style:style>
    <style:style style:name="ce45" style:family="table-cell" style:parent-style-name="Default">
      <style:table-cell-properties fo:background-color="#000000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46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iwd spell'.A2"/>
    </style:style>
    <style:style style:name="ce9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48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49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50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5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54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pst item'.A1"/>
    </style:style>
    <style:style style:name="ce55" style:family="table-cell" style:parent-style-name="Default">
      <style:table-cell-properties fo:background-color="#000000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56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pst spell'.A2"/>
    </style:style>
  </office:automatic-styles>
  <office:body>
    <office:spreadsheet>
      <table:calculation-settings table:automatic-find-labels="false" table:use-regular-expressions="false" table:use-wildcards="true"/>
      <table:table table:name="bg creatu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2"/>
        <table:table-column table:style-name="co3" table:default-cell-style-name="ce62"/>
        <table:table-column table:style-name="co4" table:default-cell-style-name="ce62"/>
        <table:table-column table:style-name="co5" table:default-cell-style-name="ce62"/>
        <table:table-column table:style-name="co6" table:default-cell-style-name="ce62"/>
        <table:table-column table:style-name="co7" table:default-cell-style-name="ce62"/>
        <table:table-column table:style-name="co8" table:default-cell-style-name="ce62"/>
        <table:table-column table:style-name="co9" table:default-cell-style-name="ce62"/>
        <table:table-column table:style-name="co10" table:default-cell-style-name="Default"/>
        <table:table-column table:style-name="co11" table:default-cell-style-name="ce64"/>
        <table:table-column table:style-name="co12" table:number-columns-repeated="1013" table:default-cell-style-name="ce64"/>
        <table:table-row table:style-name="ro1">
          <table:table-cell table:style-name="ce59" office:value-type="string" calcext:value-type="string">
            <text:p>file</text:p>
          </table:table-cell>
          <table:table-cell table:style-name="ce61" office:value-type="string" calcext:value-type="string">
            <text:p>race</text:p>
          </table:table-cell>
          <table:table-cell table:style-name="ce61" office:value-type="string" calcext:value-type="string">
            <text:p>class</text:p>
          </table:table-cell>
          <table:table-cell table:style-name="ce61" office:value-type="string" calcext:value-type="string">
            <text:p>general</text:p>
          </table:table-cell>
          <table:table-cell table:style-name="ce61" office:value-type="string" calcext:value-type="string">
            <text:p>sex</text:p>
          </table:table-cell>
          <table:table-cell table:style-name="ce61" office:value-type="string" calcext:value-type="string">
            <text:p>gender</text:p>
          </table:table-cell>
          <table:table-cell table:style-name="ce61" office:value-type="string" calcext:value-type="string">
            <text:p>animation</text:p>
          </table:table-cell>
          <table:table-cell table:style-name="ce61" office:value-type="string" calcext:value-type="string">
            <text:p>dv</text:p>
          </table:table-cell>
          <table:table-cell table:style-name="ce61" office:value-type="string" calcext:value-type="string">
            <text:p>kit</text:p>
          </table:table-cell>
          <table:table-cell table:style-name="ce59" office:value-type="string" calcext:value-type="string">
            <text:p>notes</text:p>
          </table:table-cell>
          <table:table-cell table:style-name="ce63" table:number-columns-repeated="1014"/>
        </table:table-row>
        <table:table-row table:style-name="ro1">
          <table:table-cell office:value-type="string" calcext:value-type="string">
            <text:p>ajanti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anti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anti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ora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ora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dri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 (from scs): Andris MONSTER &gt; 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bugb20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8001" calcext:value-type="float">
            <text:p>5800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GCS-3442, cam: bugbear shaman should use bugbear shaman anim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21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22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6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6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7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7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8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8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9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9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dyingm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luke: Make sure plants are properly flagged as su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r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ran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pkie</text:p>
          </table:table-cell>
          <table:table-cell office:value-type="string" calcext:value-type="string">
            <text:p>null</text:p>
          </table:table-cell>
          <table:table-cell office:value-type="float" office:value="111" calcext:value-type="float">
            <text:p>11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iel the Legion Killer CLERIC &gt; DOPPLEGANG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hrin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Fahrington CLERIC &gt; DRUID (uses druid-only spell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ish2</text:p>
          </table:table-cell>
          <table:table-cell office:value-type="string" calcext:value-type="string">
            <text:p>null</text:p>
          </table:table-cell>
          <table:table-cell office:value-type="float" office:value="157" calcext:value-type="float">
            <text:p>157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aishas Gan CLERIC &gt; WEREWO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isha</text:p>
          </table:table-cell>
          <table:table-cell office:value-type="string" calcext:value-type="string">
            <text:p>null</text:p>
          </table:table-cell>
          <table:table-cell office:value-type="float" office:value="157" calcext:value-type="float">
            <text:p>157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aishas Gan CLERIC &gt; WEREWO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table:style-name="ce60" office:value-type="string" calcext:value-type="string">
            <text:p>krysti 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rystin THIEF &gt; MAG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harte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table:style-name="ce60" office:value-type="string" calcext:value-type="string">
            <text:p>tellan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Tellan THIEF &gt; M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ollgi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2512" calcext:value-type="float">
            <text:p>3251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bd, cam: make troll animations make sense: https://www.gibberlings3.net/forums/topic/35642-troll-animations/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g cre_array" table:style-name="ta1">
        <office:forms form:automatic-focus="false" form:apply-design-mode="false"/>
        <table:table-column table:style-name="co13" table:default-cell-style-name="Default"/>
        <table:table-row table:style-name="ro3">
          <table:table-cell table:formula="of:=CONCATENATE(&quot;  &quot;;[$'bg creature'.$A1];&quot;, &quot;;[$'bg creature'.$B1];&quot;, &quot;;[$'bg creature'.$C1];&quot;, &quot;;[$'bg creature'.$D1];&quot;, &quot;;[$'bg creature'.$E1];&quot;, &quot;;[$'bg creature'.$F1];&quot;, &quot;;[$'bg creature'.$G1];&quot;, &quot;;[$'bg creature'.$H1];&quot;, &quot;;[$'bg creature'.$I1];&quot; =&gt; &quot;;[$'bg creature'.$A1];&quot; // &quot;;[$'bg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bg creature'.$A2];&quot;, &quot;;[$'bg creature'.$B2];&quot;, &quot;;[$'bg creature'.$C2];&quot;, &quot;;[$'bg creature'.$D2];&quot;, &quot;;[$'bg creature'.$E2];&quot;, &quot;;[$'bg creature'.$F2];&quot;, &quot;;[$'bg creature'.$G2];&quot;, &quot;;[$'bg creature'.$H2];&quot;, &quot;;[$'bg creature'.$I2];&quot; =&gt; &quot;;[$'bg creature'.$A2];&quot; // &quot;;[$'bg creature'.$J2])" office:value-type="string" office:string-value="  ajanti, null, null, null, null, null, null, null, 0x40000000 =&gt; ajanti // tbd, cam (from jmerry): joinable NPCs should have proper trueclass kit values" calcext:value-type="string">
            <text:p><text:s text:c="2"/>ajanti, null, null, null, null, null, null, null, 0x40000000 =&gt; ajanti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];&quot;, &quot;;[$'bg creature'.$B3];&quot;, &quot;;[$'bg creature'.$C3];&quot;, &quot;;[$'bg creature'.$D3];&quot;, &quot;;[$'bg creature'.$E3];&quot;, &quot;;[$'bg creature'.$F3];&quot;, &quot;;[$'bg creature'.$G3];&quot;, &quot;;[$'bg creature'.$H3];&quot;, &quot;;[$'bg creature'.$I3];&quot; =&gt; &quot;;[$'bg creature'.$A3];&quot; // &quot;;[$'bg creature'.$J3])" office:value-type="string" office:string-value="  ajanti4, null, null, null, null, null, null, null, 0x40000000 =&gt; ajanti4 // tbd, cam (from jmerry): joinable NPCs should have proper trueclass kit values" calcext:value-type="string">
            <text:p><text:s text:c="2"/>ajanti4, null, null, null, null, null, null, null, 0x40000000 =&gt; ajanti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4];&quot;, &quot;;[$'bg creature'.$B4];&quot;, &quot;;[$'bg creature'.$C4];&quot;, &quot;;[$'bg creature'.$D4];&quot;, &quot;;[$'bg creature'.$E4];&quot;, &quot;;[$'bg creature'.$F4];&quot;, &quot;;[$'bg creature'.$G4];&quot;, &quot;;[$'bg creature'.$H4];&quot;, &quot;;[$'bg creature'.$I4];&quot; =&gt; &quot;;[$'bg creature'.$A4];&quot; // &quot;;[$'bg creature'.$J4])" office:value-type="string" office:string-value="  ajanti6, null, null, null, null, null, null, null, 0x40000000 =&gt; ajanti6 // tbd, cam (from jmerry): joinable NPCs should have proper trueclass kit values" calcext:value-type="string">
            <text:p><text:s text:c="2"/>ajanti6, null, null, null, null, null, null, null, 0x40000000 =&gt; ajanti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5];&quot;, &quot;;[$'bg creature'.$B5];&quot;, &quot;;[$'bg creature'.$C5];&quot;, &quot;;[$'bg creature'.$D5];&quot;, &quot;;[$'bg creature'.$E5];&quot;, &quot;;[$'bg creature'.$F5];&quot;, &quot;;[$'bg creature'.$G5];&quot;, &quot;;[$'bg creature'.$H5];&quot;, &quot;;[$'bg creature'.$I5];&quot; =&gt; &quot;;[$'bg creature'.$A5];&quot; // &quot;;[$'bg creature'.$J5])" office:value-type="string" office:string-value="  alora, null, null, null, null, null, null, null, 0x40000000 =&gt; alora // tbd, cam (from jmerry): joinable NPCs should have proper trueclass kit values" calcext:value-type="string">
            <text:p><text:s text:c="2"/>alora, null, null, null, null, null, null, null, 0x40000000 =&gt; alora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6];&quot;, &quot;;[$'bg creature'.$B6];&quot;, &quot;;[$'bg creature'.$C6];&quot;, &quot;;[$'bg creature'.$D6];&quot;, &quot;;[$'bg creature'.$E6];&quot;, &quot;;[$'bg creature'.$F6];&quot;, &quot;;[$'bg creature'.$G6];&quot;, &quot;;[$'bg creature'.$H6];&quot;, &quot;;[$'bg creature'.$I6];&quot; =&gt; &quot;;[$'bg creature'.$A6];&quot; // &quot;;[$'bg creature'.$J6])" office:value-type="string" office:string-value="  alora6, null, null, null, null, null, null, null, 0x40000000 =&gt; alora6 // tbd, cam (from jmerry): joinable NPCs should have proper trueclass kit values" calcext:value-type="string">
            <text:p><text:s text:c="2"/>alora6, null, null, null, null, null, null, null, 0x40000000 =&gt; alora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7];&quot;, &quot;;[$'bg creature'.$B7];&quot;, &quot;;[$'bg creature'.$C7];&quot;, &quot;;[$'bg creature'.$D7];&quot;, &quot;;[$'bg creature'.$E7];&quot;, &quot;;[$'bg creature'.$F7];&quot;, &quot;;[$'bg creature'.$G7];&quot;, &quot;;[$'bg creature'.$H7];&quot;, &quot;;[$'bg creature'.$I7];&quot; =&gt; &quot;;[$'bg creature'.$A7];&quot; // &quot;;[$'bg creature'.$J7])" office:value-type="string" office:string-value="  andris, null, null, 1, null, null, null, null, null =&gt; andris // tbd, cam (from scs): Andris MONSTER &gt; HUMANOID" calcext:value-type="string">
            <text:p><text:s text:c="2"/>andris, null, null, 1, null, null, null, null, null =&gt; andris // tbd, cam (from scs): Andris MONSTER &gt; HUMANOID</text:p>
          </table:table-cell>
        </table:table-row>
        <table:table-row table:style-name="ro3">
          <table:table-cell table:formula="of:=CONCATENATE(&quot;  &quot;;[$'bg creature'.$A8];&quot;, &quot;;[$'bg creature'.$B8];&quot;, &quot;;[$'bg creature'.$C8];&quot;, &quot;;[$'bg creature'.$D8];&quot;, &quot;;[$'bg creature'.$E8];&quot;, &quot;;[$'bg creature'.$F8];&quot;, &quot;;[$'bg creature'.$G8];&quot;, &quot;;[$'bg creature'.$H8];&quot;, &quot;;[$'bg creature'.$I8];&quot; =&gt; &quot;;[$'bg creature'.$A8];&quot; // &quot;;[$'bg creature'.$J8])" office:value-type="string" office:string-value="  bdbugb20, null, null, null, null, null, 58001, null, null =&gt; bdbugb20 // BGCS-3442, cam: bugbear shaman should use bugbear shaman animation" calcext:value-type="string">
            <text:p><text:s text:c="2"/>bdbugb20, null, null, null, null, null, 58001, null, null =&gt; bdbugb20 // BGCS-3442, cam: bugbear shaman should use bugbear shaman animation</text:p>
          </table:table-cell>
        </table:table-row>
        <table:table-row table:style-name="ro3">
          <table:table-cell table:formula="of:=CONCATENATE(&quot;  &quot;;[$'bg creature'.$A9];&quot;, &quot;;[$'bg creature'.$B9];&quot;, &quot;;[$'bg creature'.$C9];&quot;, &quot;;[$'bg creature'.$D9];&quot;, &quot;;[$'bg creature'.$E9];&quot;, &quot;;[$'bg creature'.$F9];&quot;, &quot;;[$'bg creature'.$G9];&quot;, &quot;;[$'bg creature'.$H9];&quot;, &quot;;[$'bg creature'.$I9];&quot; =&gt; &quot;;[$'bg creature'.$A9];&quot; // &quot;;[$'bg creature'.$J9])" office:value-type="string" office:string-value="  bdcrus21, null, null, null, null, null, null, bdcrus21, null =&gt; bdcrus21 // tbd, cam: crusaders with the wrong DV" calcext:value-type="string">
            <text:p><text:s text:c="2"/>bdcrus21, null, null, null, null, null, null, bdcrus21, null =&gt; bdcrus21 // tbd, cam: crusaders with the wrong DV</text:p>
          </table:table-cell>
        </table:table-row>
        <table:table-row table:style-name="ro3">
          <table:table-cell table:formula="of:=CONCATENATE(&quot;  &quot;;[$'bg creature'.$A10];&quot;, &quot;;[$'bg creature'.$B10];&quot;, &quot;;[$'bg creature'.$C10];&quot;, &quot;;[$'bg creature'.$D10];&quot;, &quot;;[$'bg creature'.$E10];&quot;, &quot;;[$'bg creature'.$F10];&quot;, &quot;;[$'bg creature'.$G10];&quot;, &quot;;[$'bg creature'.$H10];&quot;, &quot;;[$'bg creature'.$I10];&quot; =&gt; &quot;;[$'bg creature'.$A10];&quot; // &quot;;[$'bg creature'.$J10])" office:value-type="string" office:string-value="  bdcrus22, null, null, null, null, null, null, bdcrus22, null =&gt; bdcrus22 // tbd, cam: crusaders with the wrong DV" calcext:value-type="string">
            <text:p><text:s text:c="2"/>bdcrus22, null, null, null, null, null, null, bdcrus22, null =&gt; bdcrus22 // tbd, cam: crusaders with the wrong DV</text:p>
          </table:table-cell>
        </table:table-row>
        <table:table-row table:style-name="ro3">
          <table:table-cell table:formula="of:=CONCATENATE(&quot;  &quot;;[$'bg creature'.$A11];&quot;, &quot;;[$'bg creature'.$B11];&quot;, &quot;;[$'bg creature'.$C11];&quot;, &quot;;[$'bg creature'.$D11];&quot;, &quot;;[$'bg creature'.$E11];&quot;, &quot;;[$'bg creature'.$F11];&quot;, &quot;;[$'bg creature'.$G11];&quot;, &quot;;[$'bg creature'.$H11];&quot;, &quot;;[$'bg creature'.$I11];&quot; =&gt; &quot;;[$'bg creature'.$A11];&quot; // &quot;;[$'bg creature'.$J11])" office:value-type="string" office:string-value="  bdcrus6d, null, null, null, null, null, null, bdcrus6d, null =&gt; bdcrus6d // tbd, cam: crusaders with the wrong DV" calcext:value-type="string">
            <text:p><text:s text:c="2"/>bdcrus6d, null, null, null, null, null, null, bdcrus6d, null =&gt; bdcrus6d // tbd, cam: crusaders with the wrong DV</text:p>
          </table:table-cell>
        </table:table-row>
        <table:table-row table:style-name="ro3">
          <table:table-cell table:formula="of:=CONCATENATE(&quot;  &quot;;[$'bg creature'.$A12];&quot;, &quot;;[$'bg creature'.$B12];&quot;, &quot;;[$'bg creature'.$C12];&quot;, &quot;;[$'bg creature'.$D12];&quot;, &quot;;[$'bg creature'.$E12];&quot;, &quot;;[$'bg creature'.$F12];&quot;, &quot;;[$'bg creature'.$G12];&quot;, &quot;;[$'bg creature'.$H12];&quot;, &quot;;[$'bg creature'.$I12];&quot; =&gt; &quot;;[$'bg creature'.$A12];&quot; // &quot;;[$'bg creature'.$J12])" office:value-type="string" office:string-value="  bdcrus7d, null, null, null, null, null, null, bdcrus7d, null =&gt; bdcrus7d // tbd, cam: crusaders with the wrong DV" calcext:value-type="string">
            <text:p><text:s text:c="2"/>bdcrus7d, null, null, null, null, null, null, bdcrus7d, null =&gt; bdcrus7d // tbd, cam: crusaders with the wrong DV</text:p>
          </table:table-cell>
        </table:table-row>
        <table:table-row table:style-name="ro3">
          <table:table-cell table:formula="of:=CONCATENATE(&quot;  &quot;;[$'bg creature'.$A13];&quot;, &quot;;[$'bg creature'.$B13];&quot;, &quot;;[$'bg creature'.$C13];&quot;, &quot;;[$'bg creature'.$D13];&quot;, &quot;;[$'bg creature'.$E13];&quot;, &quot;;[$'bg creature'.$F13];&quot;, &quot;;[$'bg creature'.$G13];&quot;, &quot;;[$'bg creature'.$H13];&quot;, &quot;;[$'bg creature'.$I13];&quot; =&gt; &quot;;[$'bg creature'.$A13];&quot; // &quot;;[$'bg creature'.$J13])" office:value-type="string" office:string-value="  bdcrus8d, null, null, null, null, null, null, bdcrus8d, null =&gt; bdcrus8d // tbd, cam: crusaders with the wrong DV" calcext:value-type="string">
            <text:p><text:s text:c="2"/>bdcrus8d, null, null, null, null, null, null, bdcrus8d, null =&gt; bdcrus8d // tbd, cam: crusaders with the wrong DV</text:p>
          </table:table-cell>
        </table:table-row>
        <table:table-row table:style-name="ro3">
          <table:table-cell table:formula="of:=CONCATENATE(&quot;  &quot;;[$'bg creature'.$A14];&quot;, &quot;;[$'bg creature'.$B14];&quot;, &quot;;[$'bg creature'.$C14];&quot;, &quot;;[$'bg creature'.$D14];&quot;, &quot;;[$'bg creature'.$E14];&quot;, &quot;;[$'bg creature'.$F14];&quot;, &quot;;[$'bg creature'.$G14];&quot;, &quot;;[$'bg creature'.$H14];&quot;, &quot;;[$'bg creature'.$I14];&quot; =&gt; &quot;;[$'bg creature'.$A14];&quot; // &quot;;[$'bg creature'.$J14])" office:value-type="string" office:string-value="  bdcrus9d, null, null, null, null, null, null, bdcrus9d, null =&gt; bdcrus9d // tbd, cam: crusaders with the wrong DV" calcext:value-type="string">
            <text:p><text:s text:c="2"/>bdcrus9d, null, null, null, null, null, null, bdcrus9d, null =&gt; bdcrus9d // tbd, cam: crusaders with the wrong DV</text:p>
          </table:table-cell>
        </table:table-row>
        <table:table-row table:style-name="ro3">
          <table:table-cell table:formula="of:=CONCATENATE(&quot;  &quot;;[$'bg creature'.$A15];&quot;, &quot;;[$'bg creature'.$B15];&quot;, &quot;;[$'bg creature'.$C15];&quot;, &quot;;[$'bg creature'.$D15];&quot;, &quot;;[$'bg creature'.$E15];&quot;, &quot;;[$'bg creature'.$F15];&quot;, &quot;;[$'bg creature'.$G15];&quot;, &quot;;[$'bg creature'.$H15];&quot;, &quot;;[$'bg creature'.$I15];&quot; =&gt; &quot;;[$'bg creature'.$A15];&quot; // &quot;;[$'bg creature'.$J15])" office:value-type="string" office:string-value="  bddyingm, 164, null, 7, null, null, null, null, null =&gt; bddyingm // luke: Make sure plants are properly flagged as such" calcext:value-type="string">
            <text:p><text:s text:c="2"/>bddyingm, 164, null, 7, null, null, null, null, null =&gt; bddyingm // luke: Make sure plants are properly flagged as such</text:p>
          </table:table-cell>
        </table:table-row>
        <table:table-row table:style-name="ro3">
          <table:table-cell table:formula="of:=CONCATENATE(&quot;  &quot;;[$'bg creature'.$A16];&quot;, &quot;;[$'bg creature'.$B16];&quot;, &quot;;[$'bg creature'.$C16];&quot;, &quot;;[$'bg creature'.$D16];&quot;, &quot;;[$'bg creature'.$E16];&quot;, &quot;;[$'bg creature'.$F16];&quot;, &quot;;[$'bg creature'.$G16];&quot;, &quot;;[$'bg creature'.$H16];&quot;, &quot;;[$'bg creature'.$I16];&quot; =&gt; &quot;;[$'bg creature'.$A16];&quot; // &quot;;[$'bg creature'.$J16])" office:value-type="string" office:string-value="  coran, null, null, null, null, null, null, null, 0x40000000 =&gt; coran // tbd, cam (from jmerry): joinable NPCs should have proper trueclass kit values" calcext:value-type="string">
            <text:p><text:s text:c="2"/>coran, null, null, null, null, null, null, null, 0x40000000 =&gt; coran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17];&quot;, &quot;;[$'bg creature'.$B17];&quot;, &quot;;[$'bg creature'.$C17];&quot;, &quot;;[$'bg creature'.$D17];&quot;, &quot;;[$'bg creature'.$E17];&quot;, &quot;;[$'bg creature'.$F17];&quot;, &quot;;[$'bg creature'.$G17];&quot;, &quot;;[$'bg creature'.$H17];&quot;, &quot;;[$'bg creature'.$I17];&quot; =&gt; &quot;;[$'bg creature'.$A17];&quot; // &quot;;[$'bg creature'.$J17])" office:value-type="string" office:string-value="  coran5, null, null, null, null, null, null, null, 0x40000000 =&gt; coran5 // tbd, cam (from jmerry): joinable NPCs should have proper trueclass kit values" calcext:value-type="string">
            <text:p><text:s text:c="2"/>coran5, null, null, null, null, null, null, null, 0x40000000 =&gt; coran5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18];&quot;, &quot;;[$'bg creature'.$B18];&quot;, &quot;;[$'bg creature'.$C18];&quot;, &quot;;[$'bg creature'.$D18];&quot;, &quot;;[$'bg creature'.$E18];&quot;, &quot;;[$'bg creature'.$F18];&quot;, &quot;;[$'bg creature'.$G18];&quot;, &quot;;[$'bg creature'.$H18];&quot;, &quot;;[$'bg creature'.$I18];&quot; =&gt; &quot;;[$'bg creature'.$A18];&quot; // &quot;;[$'bg creature'.$J18])" office:value-type="string" office:string-value="  dopkie, null, 111, null, null, null, null, null, null =&gt; dopkie // tbd, cam (from scs): Kiel the Legion Killer CLERIC &gt; DOPPLEGANGER" calcext:value-type="string">
            <text:p><text:s text:c="2"/>dopkie, null, 111, null, null, null, null, null, null =&gt; dopkie // tbd, cam (from scs): Kiel the Legion Killer CLERIC &gt; DOPPLEGANGER</text:p>
          </table:table-cell>
        </table:table-row>
        <table:table-row table:style-name="ro3">
          <table:table-cell table:formula="of:=CONCATENATE(&quot;  &quot;;[$'bg creature'.$A19];&quot;, &quot;;[$'bg creature'.$B19];&quot;, &quot;;[$'bg creature'.$C19];&quot;, &quot;;[$'bg creature'.$D19];&quot;, &quot;;[$'bg creature'.$E19];&quot;, &quot;;[$'bg creature'.$F19];&quot;, &quot;;[$'bg creature'.$G19];&quot;, &quot;;[$'bg creature'.$H19];&quot;, &quot;;[$'bg creature'.$I19];&quot; =&gt; &quot;;[$'bg creature'.$A19];&quot; // &quot;;[$'bg creature'.$J19])" office:value-type="string" office:string-value="  fahrin, null, 11, null, null, null, null, null, null =&gt; fahrin // tbd, cam (from scs): Fahrington CLERIC &gt; DRUID (uses druid-only spells)" calcext:value-type="string">
            <text:p><text:s text:c="2"/>fahrin, null, 11, null, null, null, null, null, null =&gt; fahrin // tbd, cam (from scs): Fahrington CLERIC &gt; DRUID (uses druid-only spells)</text:p>
          </table:table-cell>
        </table:table-row>
        <table:table-row table:style-name="ro3">
          <table:table-cell table:formula="of:=CONCATENATE(&quot;  &quot;;[$'bg creature'.$A20];&quot;, &quot;;[$'bg creature'.$B20];&quot;, &quot;;[$'bg creature'.$C20];&quot;, &quot;;[$'bg creature'.$D20];&quot;, &quot;;[$'bg creature'.$E20];&quot;, &quot;;[$'bg creature'.$F20];&quot;, &quot;;[$'bg creature'.$G20];&quot;, &quot;;[$'bg creature'.$H20];&quot;, &quot;;[$'bg creature'.$I20];&quot; =&gt; &quot;;[$'bg creature'.$A20];&quot; // &quot;;[$'bg creature'.$J20])" office:value-type="string" office:string-value="  imoen1, null, null, null, null, null, null, null, 0x40000000 =&gt; imoen1 // tbd, cam (from jmerry): joinable NPCs should have proper trueclass kit values" calcext:value-type="string">
            <text:p><text:s text:c="2"/>imoen1, null, null, null, null, null, null, null, 0x40000000 =&gt; imoen1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1];&quot;, &quot;;[$'bg creature'.$B21];&quot;, &quot;;[$'bg creature'.$C21];&quot;, &quot;;[$'bg creature'.$D21];&quot;, &quot;;[$'bg creature'.$E21];&quot;, &quot;;[$'bg creature'.$F21];&quot;, &quot;;[$'bg creature'.$G21];&quot;, &quot;;[$'bg creature'.$H21];&quot;, &quot;;[$'bg creature'.$I21];&quot; =&gt; &quot;;[$'bg creature'.$A21];&quot; // &quot;;[$'bg creature'.$J21])" office:value-type="string" office:string-value="  imoen2, null, null, null, null, null, null, null, 0x40000000 =&gt; imoen2 // tbd, cam (from jmerry): joinable NPCs should have proper trueclass kit values" calcext:value-type="string">
            <text:p><text:s text:c="2"/>imoen2, null, null, null, null, null, null, null, 0x40000000 =&gt; imoen2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2];&quot;, &quot;;[$'bg creature'.$B22];&quot;, &quot;;[$'bg creature'.$C22];&quot;, &quot;;[$'bg creature'.$D22];&quot;, &quot;;[$'bg creature'.$E22];&quot;, &quot;;[$'bg creature'.$F22];&quot;, &quot;;[$'bg creature'.$G22];&quot;, &quot;;[$'bg creature'.$H22];&quot;, &quot;;[$'bg creature'.$I22];&quot; =&gt; &quot;;[$'bg creature'.$A22];&quot; // &quot;;[$'bg creature'.$J22])" office:value-type="string" office:string-value="  imoen4, null, null, null, null, null, null, null, 0x40000000 =&gt; imoen4 // tbd, cam (from jmerry): joinable NPCs should have proper trueclass kit values" calcext:value-type="string">
            <text:p><text:s text:c="2"/>imoen4, null, null, null, null, null, null, null, 0x40000000 =&gt; imoen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3];&quot;, &quot;;[$'bg creature'.$B23];&quot;, &quot;;[$'bg creature'.$C23];&quot;, &quot;;[$'bg creature'.$D23];&quot;, &quot;;[$'bg creature'.$E23];&quot;, &quot;;[$'bg creature'.$F23];&quot;, &quot;;[$'bg creature'.$G23];&quot;, &quot;;[$'bg creature'.$H23];&quot;, &quot;;[$'bg creature'.$I23];&quot; =&gt; &quot;;[$'bg creature'.$A23];&quot; // &quot;;[$'bg creature'.$J23])" office:value-type="string" office:string-value="  imoen6, null, null, null, null, null, null, null, 0x40000000 =&gt; imoen6 // tbd, cam (from jmerry): joinable NPCs should have proper trueclass kit values" calcext:value-type="string">
            <text:p><text:s text:c="2"/>imoen6, null, null, null, null, null, null, null, 0x40000000 =&gt; imoen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4];&quot;, &quot;;[$'bg creature'.$B24];&quot;, &quot;;[$'bg creature'.$C24];&quot;, &quot;;[$'bg creature'.$D24];&quot;, &quot;;[$'bg creature'.$E24];&quot;, &quot;;[$'bg creature'.$F24];&quot;, &quot;;[$'bg creature'.$G24];&quot;, &quot;;[$'bg creature'.$H24];&quot;, &quot;;[$'bg creature'.$I24];&quot; =&gt; &quot;;[$'bg creature'.$A24];&quot; // &quot;;[$'bg creature'.$J24])" office:value-type="string" office:string-value="  kaish2, null, 157, null, null, null, null, null, null =&gt; kaish2 // tbd, cam (from scs): Kaishas Gan CLERIC &gt; WEREWOLF" calcext:value-type="string">
            <text:p><text:s text:c="2"/>kaish2, null, 157, null, null, null, null, null, null =&gt; kaish2 // tbd, cam (from scs): Kaishas Gan CLERIC &gt; WEREWOLF</text:p>
          </table:table-cell>
        </table:table-row>
        <table:table-row table:style-name="ro3">
          <table:table-cell table:formula="of:=CONCATENATE(&quot;  &quot;;[$'bg creature'.$A25];&quot;, &quot;;[$'bg creature'.$B25];&quot;, &quot;;[$'bg creature'.$C25];&quot;, &quot;;[$'bg creature'.$D25];&quot;, &quot;;[$'bg creature'.$E25];&quot;, &quot;;[$'bg creature'.$F25];&quot;, &quot;;[$'bg creature'.$G25];&quot;, &quot;;[$'bg creature'.$H25];&quot;, &quot;;[$'bg creature'.$I25];&quot; =&gt; &quot;;[$'bg creature'.$A25];&quot; // &quot;;[$'bg creature'.$J25])" office:value-type="string" office:string-value="  kaisha, null, 157, null, null, null, null, null, null =&gt; kaisha // tbd, cam (from scs): Kaishas Gan CLERIC &gt; WEREWOLF" calcext:value-type="string">
            <text:p><text:s text:c="2"/>kaisha, null, 157, null, null, null, null, null, null =&gt; kaisha // tbd, cam (from scs): Kaishas Gan CLERIC &gt; WEREWOLF</text:p>
          </table:table-cell>
        </table:table-row>
        <table:table-row table:style-name="ro3">
          <table:table-cell table:formula="of:=CONCATENATE(&quot;  &quot;;[$'bg creature'.$A26];&quot;, &quot;;[$'bg creature'.$B26];&quot;, &quot;;[$'bg creature'.$C26];&quot;, &quot;;[$'bg creature'.$D26];&quot;, &quot;;[$'bg creature'.$E26];&quot;, &quot;;[$'bg creature'.$F26];&quot;, &quot;;[$'bg creature'.$G26];&quot;, &quot;;[$'bg creature'.$H26];&quot;, &quot;;[$'bg creature'.$I26];&quot; =&gt; &quot;;[$'bg creature'.$A26];&quot; // &quot;;[$'bg creature'.$J26])" office:value-type="string" office:string-value="  kivan, null, null, null, null, null, null, null, 0x40000000 =&gt; kivan // tbd, cam (from jmerry): joinable NPCs should have proper trueclass kit values" calcext:value-type="string">
            <text:p><text:s text:c="2"/>kivan, null, null, null, null, null, null, null, 0x40000000 =&gt; kivan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7];&quot;, &quot;;[$'bg creature'.$B27];&quot;, &quot;;[$'bg creature'.$C27];&quot;, &quot;;[$'bg creature'.$D27];&quot;, &quot;;[$'bg creature'.$E27];&quot;, &quot;;[$'bg creature'.$F27];&quot;, &quot;;[$'bg creature'.$G27];&quot;, &quot;;[$'bg creature'.$H27];&quot;, &quot;;[$'bg creature'.$I27];&quot; =&gt; &quot;;[$'bg creature'.$A27];&quot; // &quot;;[$'bg creature'.$J27])" office:value-type="string" office:string-value="  kivan4, null, null, null, null, null, null, null, 0x40000000 =&gt; kivan4 // tbd, cam (from jmerry): joinable NPCs should have proper trueclass kit values" calcext:value-type="string">
            <text:p><text:s text:c="2"/>kivan4, null, null, null, null, null, null, null, 0x40000000 =&gt; kivan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8];&quot;, &quot;;[$'bg creature'.$B28];&quot;, &quot;;[$'bg creature'.$C28];&quot;, &quot;;[$'bg creature'.$D28];&quot;, &quot;;[$'bg creature'.$E28];&quot;, &quot;;[$'bg creature'.$F28];&quot;, &quot;;[$'bg creature'.$G28];&quot;, &quot;;[$'bg creature'.$H28];&quot;, &quot;;[$'bg creature'.$I28];&quot; =&gt; &quot;;[$'bg creature'.$A28];&quot; // &quot;;[$'bg creature'.$J28])" office:value-type="string" office:string-value="  kivan6, null, null, null, null, null, null, null, 0x40000000 =&gt; kivan6 // tbd, cam (from jmerry): joinable NPCs should have proper trueclass kit values" calcext:value-type="string">
            <text:p><text:s text:c="2"/>kivan6, null, null, null, null, null, null, null, 0x40000000 =&gt; kivan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9];&quot;, &quot;;[$'bg creature'.$B29];&quot;, &quot;;[$'bg creature'.$C29];&quot;, &quot;;[$'bg creature'.$D29];&quot;, &quot;;[$'bg creature'.$E29];&quot;, &quot;;[$'bg creature'.$F29];&quot;, &quot;;[$'bg creature'.$G29];&quot;, &quot;;[$'bg creature'.$H29];&quot;, &quot;;[$'bg creature'.$I29];&quot; =&gt; &quot;;[$'bg creature'.$A29];&quot; // &quot;;[$'bg creature'.$J29])" office:value-type="string" office:string-value="  krysti , null, 1, null, null, null, null, null, null =&gt; krysti  // tbd, cam (from scs): Krystin THIEF &gt; MAGE" calcext:value-type="string">
            <text:p><text:s text:c="2"/>krysti , null, 1, null, null, null, null, null, null =&gt; krysti <text:s/>// tbd, cam (from scs): Krystin THIEF &gt; MAGE</text:p>
          </table:table-cell>
        </table:table-row>
        <table:table-row table:style-name="ro3">
          <table:table-cell table:formula="of:=CONCATENATE(&quot;  &quot;;[$'bg creature'.$A30];&quot;, &quot;;[$'bg creature'.$B30];&quot;, &quot;;[$'bg creature'.$C30];&quot;, &quot;;[$'bg creature'.$D30];&quot;, &quot;;[$'bg creature'.$E30];&quot;, &quot;;[$'bg creature'.$F30];&quot;, &quot;;[$'bg creature'.$G30];&quot;, &quot;;[$'bg creature'.$H30];&quot;, &quot;;[$'bg creature'.$I30];&quot; =&gt; &quot;;[$'bg creature'.$A30];&quot; // &quot;;[$'bg creature'.$J30])" office:value-type="string" office:string-value="  sharte, null, null, null, null, null, null, null, 0x40000000 =&gt; sharte // tbd, cam (from jmerry): joinable NPCs should have proper trueclass kit values" calcext:value-type="string">
            <text:p><text:s text:c="2"/>sharte, null, null, null, null, null, null, null, 0x40000000 =&gt; sharte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1];&quot;, &quot;;[$'bg creature'.$B31];&quot;, &quot;;[$'bg creature'.$C31];&quot;, &quot;;[$'bg creature'.$D31];&quot;, &quot;;[$'bg creature'.$E31];&quot;, &quot;;[$'bg creature'.$F31];&quot;, &quot;;[$'bg creature'.$G31];&quot;, &quot;;[$'bg creature'.$H31];&quot;, &quot;;[$'bg creature'.$I31];&quot; =&gt; &quot;;[$'bg creature'.$A31];&quot; // &quot;;[$'bg creature'.$J31])" office:value-type="string" office:string-value="  tellan, null, 1, null, null, null, null, null, null =&gt; tellan // tbd, cam (from scs): Tellan THIEF &gt; MAGE" calcext:value-type="string">
            <text:p><text:s text:c="2"/>tellan, null, 1, null, null, null, null, null, null =&gt; tellan // tbd, cam (from scs): Tellan THIEF &gt; MAGE</text:p>
          </table:table-cell>
        </table:table-row>
        <table:table-row table:style-name="ro3">
          <table:table-cell table:formula="of:=CONCATENATE(&quot;  &quot;;[$'bg creature'.$A32];&quot;, &quot;;[$'bg creature'.$B32];&quot;, &quot;;[$'bg creature'.$C32];&quot;, &quot;;[$'bg creature'.$D32];&quot;, &quot;;[$'bg creature'.$E32];&quot;, &quot;;[$'bg creature'.$F32];&quot;, &quot;;[$'bg creature'.$G32];&quot;, &quot;;[$'bg creature'.$H32];&quot;, &quot;;[$'bg creature'.$I32];&quot; =&gt; &quot;;[$'bg creature'.$A32];&quot; // &quot;;[$'bg creature'.$J32])" office:value-type="string" office:string-value="  trollgi, null, null, null, null, null, 32512, null, null =&gt; trollgi // tbd, cam: make troll animations make sense: https://www.gibberlings3.net/forums/topic/35642-troll-animations/" calcext:value-type="string">
            <text:p><text:s text:c="2"/>trollgi, null, null, null, null, null, 32512, null, null =&gt; trollgi // tbd, cam: make troll animations make sense: https://www.gibberlings3.net/forums/topic/35642-troll-animations/</text:p>
          </table:table-cell>
        </table:table-row>
      </table:table>
      <table:table table:name="bg item" table:style-name="ta1">
        <table:table-column table:style-name="co14" table:default-cell-style-name="ce17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5" table:default-cell-style-name="ce22"/>
        <table:table-column table:style-name="co18" table:default-cell-style-name="ce22"/>
        <table:table-column table:style-name="co19" table:default-cell-style-name="ce22"/>
        <table:table-column table:style-name="co5" table:default-cell-style-name="ce22"/>
        <table:table-column table:style-name="co2" table:default-cell-style-name="ce22"/>
        <table:table-column table:style-name="co20" table:default-cell-style-name="ce22"/>
        <table:table-column table:style-name="co21" table:default-cell-style-name="ce22"/>
        <table:table-column table:style-name="co8" table:default-cell-style-name="ce22"/>
        <table:table-column table:style-name="co22" table:default-cell-style-name="ce17"/>
        <table:table-column table:style-name="co12" table:number-columns-repeated="1011" table:default-cell-style-name="ce17"/>
        <table:table-row table:style-name="ro3">
          <table:table-cell table:style-name="ce15" office:value-type="string" calcext:value-type="string">
            <text:p>file</text:p>
          </table:table-cell>
          <table:table-cell table:style-name="ce19" office:value-type="string" calcext:value-type="string">
            <text:p>timing</text:p>
          </table:table-cell>
          <table:table-cell table:style-name="ce19" office:value-type="string" calcext:value-type="string">
            <text:p>magical</text:p>
          </table:table-cell>
          <table:table-cell table:style-name="ce19" office:value-type="string" calcext:value-type="string">
            <text:p>power</text:p>
          </table:table-cell>
          <table:table-cell table:style-name="ce19" office:value-type="string" calcext:value-type="string">
            <text:p>speed</text:p>
          </table:table-cell>
          <table:table-cell table:style-name="ce19" office:value-type="string" calcext:value-type="string">
            <text:p>weight</text:p>
          </table:table-cell>
          <table:table-cell table:style-name="ce19" office:value-type="string" calcext:value-type="string">
            <text:p>thac0</text:p>
          </table:table-cell>
          <table:table-cell table:style-name="ce19" office:value-type="string" calcext:value-type="string">
            <text:p>lore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prof</text:p>
          </table:table-cell>
          <table:table-cell table:style-name="ce19" office:value-type="string" calcext:value-type="string">
            <text:p>enchantment</text:p>
          </table:table-cell>
          <table:table-cell table:style-name="ce19" office:value-type="string" calcext:value-type="string">
            <text:p>dispellable</text:p>
          </table:table-cell>
          <table:table-cell table:style-name="ce15" office:value-type="string" calcext:value-type="string">
            <text:p>notes</text:p>
          </table:table-cell>
          <table:table-cell table:style-name="ce23" table:number-columns-repeated="1010"/>
          <table:table-cell table:style-name="ce24"/>
        </table:table-row>
        <table:table-row table:style-name="ro3">
          <table:table-cell table:style-name="ce31" office:value-type="string" calcext:value-type="string">
            <text:p>comps18</text:p>
          </table:table-cell>
          <table:table-cell table:number-columns-repeated="9" table:style-name="ce21" office:value-type="string" calcext:value-type="string">
            <text:p>null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null</text:p>
          </table:table-cell>
          <table:table-cell table:style-name="ce31" office:value-type="string" calcext:value-type="string">
            <text:p>tbd, cam: sword of balduran should be zero enchantment</text:p>
          </table:table-cell>
          <table:table-cell table:number-columns-repeated="1011"/>
        </table:table-row>
        <table:table-row table:style-name="ro3">
          <table:table-cell table:style-name="ce31" office:value-type="string" calcext:value-type="string">
            <text:p>eneblade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 table:style-name="ce21" office:value-type="string" calcext:value-type="string">
            <text:p>null</text:p>
          </table:table-cell>
          <table:table-cell table:style-name="ce31" office:value-type="string" calcext:value-type="string">
            <text:p>luke: Energy Blade – should not interact with spell protections</text:p>
          </table:table-cell>
          <table:table-cell table:number-columns-repeated="1011"/>
        </table:table-row>
        <table:table-row table:style-name="ro3">
          <table:table-cell table:style-name="ce31" office:value-type="string" calcext:value-type="string">
            <text:p>fblade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 table:style-name="ce21" office:value-type="string" calcext:value-type="string">
            <text:p>null</text:p>
          </table:table-cell>
          <table:table-cell table:style-name="ce31" office:value-type="string" calcext:value-type="string">
            <text:p>luke: flame blade should not interact with level-based spell protections</text:p>
          </table:table-cell>
          <table:table-cell table:number-columns-repeated="1011"/>
        </table:table-row>
        <table:table-row table:style-name="ro3">
          <table:table-cell table:style-name="ce31" office:value-type="string" calcext:value-type="string">
            <text:p>fireseed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 table:style-name="ce21" office:value-type="string" calcext:value-type="string">
            <text:p>null</text:p>
          </table:table-cell>
          <table:table-cell table:style-name="ce31" office:value-type="string" calcext:value-type="string">
            <text:p>luke: Fire Seed should not interact with level-based spell protections</text:p>
          </table:table-cell>
          <table:table-cell table:number-columns-repeated="1011"/>
        </table:table-row>
        <table:table-row table:style-name="ro3">
          <table:table-cell table:style-name="ce31" office:value-type="string" calcext:value-type="string">
            <text:p>ghoult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 table:style-name="ce21" office:value-type="string" calcext:value-type="string">
            <text:p>null</text:p>
          </table:table-cell>
          <table:table-cell table:style-name="ce31" office:value-type="string" calcext:value-type="string">
            <text:p>luke: Ghoul Touch – should not interact with spell protections</text:p>
          </table:table-cell>
          <table:table-cell table:number-columns-repeated="1011"/>
        </table:table-row>
        <table:table-row table:style-name="ro3">
          <table:table-cell table:style-name="ce31" office:value-type="string" calcext:value-type="string">
            <text:p>melfmet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 table:style-name="ce21" office:value-type="string" calcext:value-type="string">
            <text:p>null</text:p>
          </table:table-cell>
          <table:table-cell table:style-name="ce31" office:value-type="string" calcext:value-type="string">
            <text:p>luke: Melf's Minute Meteors – should not interact with spell protections</text:p>
          </table:table-cell>
          <table:table-cell table:number-columns-repeated="1011"/>
        </table:table-row>
        <table:table-row table:style-name="ro3">
          <table:table-cell table:style-name="ce31" office:value-type="string" calcext:value-type="string">
            <text:p>sw1h18</text:p>
          </table:table-cell>
          <table:table-cell table:number-columns-repeated="9" table:style-name="ce21" office:value-type="string" calcext:value-type="string">
            <text:p>null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null</text:p>
          </table:table-cell>
          <table:table-cell table:style-name="ce31" office:value-type="string" calcext:value-type="string">
            <text:p>tbd, cam: sword of balduran should be zero enchantment</text:p>
          </table:table-cell>
          <table:table-cell table:number-columns-repeated="1011"/>
        </table:table-row>
        <table:table-row table:style-name="ro3">
          <table:table-cell table:style-name="ce31" office:value-type="string" calcext:value-type="string">
            <text:p>wand02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8" table:style-name="ce21" office:value-type="string" calcext:value-type="string">
            <text:p>null</text:p>
          </table:table-cell>
          <table:table-cell table:style-name="ce31" office:value-type="string" calcext:value-type="string">
            <text:p>tbd, cam (from scs): changing wand powers to better match their effects</text:p>
          </table:table-cell>
          <table:table-cell table:number-columns-repeated="1011"/>
        </table:table-row>
        <table:table-row table:style-name="ro3">
          <table:table-cell table:style-name="ce31" office:value-type="string" calcext:value-type="string">
            <text:p>wand023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8" table:style-name="ce21" office:value-type="string" calcext:value-type="string">
            <text:p>null</text:p>
          </table:table-cell>
          <table:table-cell table:style-name="ce31" office:value-type="string" calcext:value-type="string">
            <text:p>tbd, cam (from scs): changing wand powers to better match their effects</text:p>
          </table:table-cell>
          <table:table-cell table:number-columns-repeated="1011"/>
        </table:table-row>
        <table:table-row table:style-name="ro3">
          <table:table-cell table:style-name="ce31" office:value-type="string" calcext:value-type="string">
            <text:p>wand08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8" table:style-name="ce21" office:value-type="string" calcext:value-type="string">
            <text:p>null</text:p>
          </table:table-cell>
          <table:table-cell table:style-name="ce31" office:value-type="string" calcext:value-type="string">
            <text:p>tbd, cam (from scs): changing wand powers to better match their effects</text:p>
          </table:table-cell>
          <table:table-cell table:number-columns-repeated="1011"/>
        </table:table-row>
        <table:table-row table:style-name="ro3">
          <table:table-cell table:style-name="ce31" office:value-type="string" calcext:value-type="string">
            <text:p>wand12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8" table:style-name="ce21" office:value-type="string" calcext:value-type="string">
            <text:p>null</text:p>
          </table:table-cell>
          <table:table-cell table:style-name="ce31" office:value-type="string" calcext:value-type="string">
            <text:p>tbd, cam (from scs): changing wand powers to better match their effects</text:p>
          </table:table-cell>
          <table:table-cell table:number-columns-repeated="1011"/>
        </table:table-row>
        <table:table-row table:style-name="ro3" table:number-rows-repeated="51">
          <table:table-cell table:style-name="ce31"/>
          <table:table-cell table:style-name="ce21" table:number-columns-repeated="11"/>
          <table:table-cell table:style-name="ce31"/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31"/>
          <table:table-cell table:style-name="ce21" table:number-columns-repeated="11"/>
          <table:table-cell table:style-name="ce31"/>
          <table:table-cell table:number-columns-repeated="1011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 item'.A1:'bg item'.AMJ1048576">
            <calcext:condition calcext:apply-style-name="Bad" calcext:value="formula-is((COUNTIF([.$A$1:.$A$1048576];[.$A1]) &gt; 1))" calcext:base-cell-address="'bg item'.A1"/>
          </calcext:conditional-format>
        </calcext:conditional-formats>
      </table:table>
      <table:table table:name="bg itm_array" table:style-name="ta1">
        <table:table-column table:style-name="co23" table:default-cell-style-name="Default"/>
        <table:table-row table:style-name="ro3">
          <table:table-cell table:formula="of:=CONCATENATE(;&quot;  &quot;;[$'bg item'.$A1];&quot;, &quot;;[$'bg item'.$B1];&quot;, &quot;;[$'bg item'.$C1];&quot;, &quot;;[$'bg item'.$D1];&quot;, &quot;;[$'bg item'.$E1];&quot;, &quot;;[$'bg item'.$F1];&quot;, &quot;;[$'bg item'.$G1];&quot;, &quot;;[$'bg item'.$H1];&quot;, &quot;;[$'bg item'.$I1];&quot;, &quot;;[$'bg item'.$J1];&quot;, &quot;;[$'bg item'.$K1];&quot;, &quot;;[$'bg item'.$L1];&quot; =&gt; &quot;;[$'bg item'.$A1];&quot; // &quot;;[$'bg item'.$M1])" office:value-type="string" office:string-value="  file, timing, magical, power, speed, weight, thac0, lore, type, prof, enchantment, dispellable =&gt; file // notes" calcext:value-type="string">
            <text:p><text:s text:c="2"/>file, timing, magical, power, speed, weight, thac0, lore, type, prof, enchantment, dispellable =&gt; file // notes</text:p>
          </table:table-cell>
        </table:table-row>
        <table:table-row table:style-name="ro3">
          <table:table-cell table:formula="of:=CONCATENATE(;&quot;  &quot;;[$'bg item'.$A2];&quot;, &quot;;[$'bg item'.$B2];&quot;, &quot;;[$'bg item'.$C2];&quot;, &quot;;[$'bg item'.$D2];&quot;, &quot;;[$'bg item'.$E2];&quot;, &quot;;[$'bg item'.$F2];&quot;, &quot;;[$'bg item'.$G2];&quot;, &quot;;[$'bg item'.$H2];&quot;, &quot;;[$'bg item'.$I2];&quot;, &quot;;[$'bg item'.$J2];&quot;, &quot;;[$'bg item'.$K2];&quot;, &quot;;[$'bg item'.$L2];&quot; =&gt; &quot;;[$'bg item'.$A2];&quot; // &quot;;[$'bg item'.$M2])" office:value-type="string" office:string-value="  comps18, null, null, null, null, null, null, null, null, null, 0, null =&gt; comps18 // tbd, cam: sword of balduran should be zero enchantment" calcext:value-type="string">
            <text:p><text:s text:c="2"/>comps18, null, null, null, null, null, null, null, null, null, 0, null =&gt; comps18 // tbd, cam: sword of balduran should be zero enchantment</text:p>
          </table:table-cell>
        </table:table-row>
        <table:table-row table:style-name="ro3">
          <table:table-cell table:formula="of:=CONCATENATE(;&quot;  &quot;;[$'bg item'.$A3];&quot;, &quot;;[$'bg item'.$B3];&quot;, &quot;;[$'bg item'.$C3];&quot;, &quot;;[$'bg item'.$D3];&quot;, &quot;;[$'bg item'.$E3];&quot;, &quot;;[$'bg item'.$F3];&quot;, &quot;;[$'bg item'.$G3];&quot;, &quot;;[$'bg item'.$H3];&quot;, &quot;;[$'bg item'.$I3];&quot;, &quot;;[$'bg item'.$J3];&quot;, &quot;;[$'bg item'.$K3];&quot;, &quot;;[$'bg item'.$L3];&quot; =&gt; &quot;;[$'bg item'.$A3];&quot; // &quot;;[$'bg item'.$M3])" office:value-type="string" office:string-value="  eneblade, null, null, 0, null, null, null, null, null, null, null, null =&gt; eneblade // luke: Energy Blade – should not interact with spell protections" calcext:value-type="string">
            <text:p><text:s text:c="2"/>eneblade, null, null, 0, null, null, null, null, null, null, null, null =&gt; eneblade // luke: Energy Blade – should not interact with spell protections</text:p>
          </table:table-cell>
        </table:table-row>
        <table:table-row table:style-name="ro3">
          <table:table-cell table:formula="of:=CONCATENATE(;&quot;  &quot;;[$'bg item'.$A4];&quot;, &quot;;[$'bg item'.$B4];&quot;, &quot;;[$'bg item'.$C4];&quot;, &quot;;[$'bg item'.$D4];&quot;, &quot;;[$'bg item'.$E4];&quot;, &quot;;[$'bg item'.$F4];&quot;, &quot;;[$'bg item'.$G4];&quot;, &quot;;[$'bg item'.$H4];&quot;, &quot;;[$'bg item'.$I4];&quot;, &quot;;[$'bg item'.$J4];&quot;, &quot;;[$'bg item'.$K4];&quot;, &quot;;[$'bg item'.$L4];&quot; =&gt; &quot;;[$'bg item'.$A4];&quot; // &quot;;[$'bg item'.$M4])" office:value-type="string" office:string-value="  fblade, null, null, 0, null, null, null, null, null, null, null, null =&gt; fblade // luke: flame blade should not interact with level-based spell protections" calcext:value-type="string">
            <text:p><text:s text:c="2"/>fblade, null, null, 0, null, null, null, null, null, null, null, null =&gt; fblade // luke: flame blade should not interact with level-based spell protections</text:p>
          </table:table-cell>
        </table:table-row>
        <table:table-row table:style-name="ro3">
          <table:table-cell table:formula="of:=CONCATENATE(;&quot;  &quot;;[$'bg item'.$A5];&quot;, &quot;;[$'bg item'.$B5];&quot;, &quot;;[$'bg item'.$C5];&quot;, &quot;;[$'bg item'.$D5];&quot;, &quot;;[$'bg item'.$E5];&quot;, &quot;;[$'bg item'.$F5];&quot;, &quot;;[$'bg item'.$G5];&quot;, &quot;;[$'bg item'.$H5];&quot;, &quot;;[$'bg item'.$I5];&quot;, &quot;;[$'bg item'.$J5];&quot;, &quot;;[$'bg item'.$K5];&quot;, &quot;;[$'bg item'.$L5];&quot; =&gt; &quot;;[$'bg item'.$A5];&quot; // &quot;;[$'bg item'.$M5])" office:value-type="string" office:string-value="  fireseed, null, null, 0, null, null, null, null, null, null, null, null =&gt; fireseed // luke: Fire Seed should not interact with level-based spell protections" calcext:value-type="string">
            <text:p><text:s text:c="2"/>fireseed, null, null, 0, null, null, null, null, null, null, null, null =&gt; fireseed // luke: Fire Seed should not interact with level-based spell protections</text:p>
          </table:table-cell>
        </table:table-row>
        <table:table-row table:style-name="ro3">
          <table:table-cell table:formula="of:=CONCATENATE(;&quot;  &quot;;[$'bg item'.$A6];&quot;, &quot;;[$'bg item'.$B6];&quot;, &quot;;[$'bg item'.$C6];&quot;, &quot;;[$'bg item'.$D6];&quot;, &quot;;[$'bg item'.$E6];&quot;, &quot;;[$'bg item'.$F6];&quot;, &quot;;[$'bg item'.$G6];&quot;, &quot;;[$'bg item'.$H6];&quot;, &quot;;[$'bg item'.$I6];&quot;, &quot;;[$'bg item'.$J6];&quot;, &quot;;[$'bg item'.$K6];&quot;, &quot;;[$'bg item'.$L6];&quot; =&gt; &quot;;[$'bg item'.$A6];&quot; // &quot;;[$'bg item'.$M6])" office:value-type="string" office:string-value="  ghoult, null, null, 0, null, null, null, null, null, null, null, null =&gt; ghoult // luke: Ghoul Touch – should not interact with spell protections" calcext:value-type="string">
            <text:p><text:s text:c="2"/>ghoult, null, null, 0, null, null, null, null, null, null, null, null =&gt; ghoult // luke: Ghoul Touch – should not interact with spell protections</text:p>
          </table:table-cell>
        </table:table-row>
        <table:table-row table:style-name="ro3">
          <table:table-cell table:formula="of:=CONCATENATE(;&quot;  &quot;;[$'bg item'.$A7];&quot;, &quot;;[$'bg item'.$B7];&quot;, &quot;;[$'bg item'.$C7];&quot;, &quot;;[$'bg item'.$D7];&quot;, &quot;;[$'bg item'.$E7];&quot;, &quot;;[$'bg item'.$F7];&quot;, &quot;;[$'bg item'.$G7];&quot;, &quot;;[$'bg item'.$H7];&quot;, &quot;;[$'bg item'.$I7];&quot;, &quot;;[$'bg item'.$J7];&quot;, &quot;;[$'bg item'.$K7];&quot;, &quot;;[$'bg item'.$L7];&quot; =&gt; &quot;;[$'bg item'.$A7];&quot; // &quot;;[$'bg item'.$M7])" office:value-type="string" office:string-value="  melfmet, null, null, 0, null, null, null, null, null, null, null, null =&gt; melfmet // luke: Melf's Minute Meteors – should not interact with spell protections" calcext:value-type="string">
            <text:p><text:s text:c="2"/>melfmet, null, null, 0, null, null, null, null, null, null, null, null =&gt; melfmet // luke: Melf's Minute Meteors – should not interact with spell protections</text:p>
          </table:table-cell>
        </table:table-row>
        <table:table-row table:style-name="ro3">
          <table:table-cell table:formula="of:=CONCATENATE(;&quot;  &quot;;[$'bg item'.$A8];&quot;, &quot;;[$'bg item'.$B8];&quot;, &quot;;[$'bg item'.$C8];&quot;, &quot;;[$'bg item'.$D8];&quot;, &quot;;[$'bg item'.$E8];&quot;, &quot;;[$'bg item'.$F8];&quot;, &quot;;[$'bg item'.$G8];&quot;, &quot;;[$'bg item'.$H8];&quot;, &quot;;[$'bg item'.$I8];&quot;, &quot;;[$'bg item'.$J8];&quot;, &quot;;[$'bg item'.$K8];&quot;, &quot;;[$'bg item'.$L8];&quot; =&gt; &quot;;[$'bg item'.$A8];&quot; // &quot;;[$'bg item'.$M8])" office:value-type="string" office:string-value="  sw1h18, null, null, null, null, null, null, null, null, null, 0, null =&gt; sw1h18 // tbd, cam: sword of balduran should be zero enchantment" calcext:value-type="string">
            <text:p><text:s text:c="2"/>sw1h18, null, null, null, null, null, null, null, null, null, 0, null =&gt; sw1h18 // tbd, cam: sword of balduran should be zero enchantment</text:p>
          </table:table-cell>
        </table:table-row>
        <table:table-row table:style-name="ro3">
          <table:table-cell table:formula="of:=CONCATENATE(;&quot;  &quot;;[$'bg item'.$A9];&quot;, &quot;;[$'bg item'.$B9];&quot;, &quot;;[$'bg item'.$C9];&quot;, &quot;;[$'bg item'.$D9];&quot;, &quot;;[$'bg item'.$E9];&quot;, &quot;;[$'bg item'.$F9];&quot;, &quot;;[$'bg item'.$G9];&quot;, &quot;;[$'bg item'.$H9];&quot;, &quot;;[$'bg item'.$I9];&quot;, &quot;;[$'bg item'.$J9];&quot;, &quot;;[$'bg item'.$K9];&quot;, &quot;;[$'bg item'.$L9];&quot; =&gt; &quot;;[$'bg item'.$A9];&quot; // &quot;;[$'bg item'.$M9])" office:value-type="string" office:string-value="  wand02, null, null, 1, null, null, null, null, null, null, null, null =&gt; wand02 // tbd, cam (from scs): changing wand powers to better match their effects" calcext:value-type="string">
            <text:p><text:s text:c="2"/>wand02, null, null, 1, null, null, null, null, null, null, null, null =&gt; wand02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10];&quot;, &quot;;[$'bg item'.$B10];&quot;, &quot;;[$'bg item'.$C10];&quot;, &quot;;[$'bg item'.$D10];&quot;, &quot;;[$'bg item'.$E10];&quot;, &quot;;[$'bg item'.$F10];&quot;, &quot;;[$'bg item'.$G10];&quot;, &quot;;[$'bg item'.$H10];&quot;, &quot;;[$'bg item'.$I10];&quot;, &quot;;[$'bg item'.$J10];&quot;, &quot;;[$'bg item'.$K10];&quot;, &quot;;[$'bg item'.$L10];&quot; =&gt; &quot;;[$'bg item'.$A10];&quot; // &quot;;[$'bg item'.$M10])" office:value-type="string" office:string-value="  wand023, null, null, 1, null, null, null, null, null, null, null, null =&gt; wand023 // tbd, cam (from scs): changing wand powers to better match their effects" calcext:value-type="string">
            <text:p><text:s text:c="2"/>wand023, null, null, 1, null, null, null, null, null, null, null, null =&gt; wand023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11];&quot;, &quot;;[$'bg item'.$B11];&quot;, &quot;;[$'bg item'.$C11];&quot;, &quot;;[$'bg item'.$D11];&quot;, &quot;;[$'bg item'.$E11];&quot;, &quot;;[$'bg item'.$F11];&quot;, &quot;;[$'bg item'.$G11];&quot;, &quot;;[$'bg item'.$H11];&quot;, &quot;;[$'bg item'.$I11];&quot;, &quot;;[$'bg item'.$J11];&quot;, &quot;;[$'bg item'.$K11];&quot;, &quot;;[$'bg item'.$L11];&quot; =&gt; &quot;;[$'bg item'.$A11];&quot; // &quot;;[$'bg item'.$M11])" office:value-type="string" office:string-value="  wand08, null, null, 1, null, null, null, null, null, null, null, null =&gt; wand08 // tbd, cam (from scs): changing wand powers to better match their effects" calcext:value-type="string">
            <text:p><text:s text:c="2"/>wand08, null, null, 1, null, null, null, null, null, null, null, null =&gt; wand08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12];&quot;, &quot;;[$'bg item'.$B12];&quot;, &quot;;[$'bg item'.$C12];&quot;, &quot;;[$'bg item'.$D12];&quot;, &quot;;[$'bg item'.$E12];&quot;, &quot;;[$'bg item'.$F12];&quot;, &quot;;[$'bg item'.$G12];&quot;, &quot;;[$'bg item'.$H12];&quot;, &quot;;[$'bg item'.$I12];&quot;, &quot;;[$'bg item'.$J12];&quot;, &quot;;[$'bg item'.$K12];&quot;, &quot;;[$'bg item'.$L12];&quot; =&gt; &quot;;[$'bg item'.$A12];&quot; // &quot;;[$'bg item'.$M12])" office:value-type="string" office:string-value="  wand12, null, null, 1, null, null, null, null, null, null, null, null =&gt; wand12 // tbd, cam (from scs): changing wand powers to better match their effects" calcext:value-type="string">
            <text:p><text:s text:c="2"/>wand12, null, null, 1, null, null, null, null, null, null, null, null =&gt; wand12 // tbd, cam (from scs): changing wand powers to better match their effects</text:p>
          </table:table-cell>
        </table:table-row>
        <table:table-row table:style-name="ro3" table:number-rows-repeated="587">
          <table:table-cell/>
        </table:table-row>
        <table:table-row table:style-name="ro3">
          <table:table-cell table:style-name="ce73"/>
        </table:table-row>
      </table:table>
      <table:table table:name="bg spell" table:style-name="ta1">
        <table:table-column table:style-name="co24" table:default-cell-style-name="ce20"/>
        <table:table-column table:style-name="co17" table:default-cell-style-name="ce77"/>
        <table:table-column table:style-name="co25" table:default-cell-style-name="ce77"/>
        <table:table-column table:style-name="co19" table:default-cell-style-name="ce77"/>
        <table:table-column table:style-name="co26" table:default-cell-style-name="ce77"/>
        <table:table-column table:style-name="co1" table:default-cell-style-name="ce77"/>
        <table:table-column table:style-name="co15" table:default-cell-style-name="ce77"/>
        <table:table-column table:style-name="co19" table:default-cell-style-name="ce77"/>
        <table:table-column table:style-name="co7" table:default-cell-style-name="ce77"/>
        <table:table-column table:style-name="co27" table:default-cell-style-name="ce77"/>
        <table:table-column table:style-name="co14" table:default-cell-style-name="ce77"/>
        <table:table-column table:style-name="co2" table:default-cell-style-name="ce77"/>
        <table:table-column table:style-name="co28" table:default-cell-style-name="ce78"/>
        <table:table-column table:style-name="co12" table:number-columns-repeated="1011" table:default-cell-style-name="ce78"/>
        <table:table-row table:style-name="ro3">
          <table:table-cell table:style-name="ce74" office:value-type="string" calcext:value-type="string">
            <text:p>file</text:p>
          </table:table-cell>
          <table:table-cell table:style-name="ce76" office:value-type="string" calcext:value-type="string">
            <text:p>power</text:p>
          </table:table-cell>
          <table:table-cell table:style-name="ce76" office:value-type="string" calcext:value-type="string">
            <text:p>resist_dispel</text:p>
          </table:table-cell>
          <table:table-cell table:style-name="ce76" office:value-type="string" calcext:value-type="string">
            <text:p>stack</text:p>
          </table:table-cell>
          <table:table-cell table:style-name="ce76" office:value-type="string" calcext:value-type="string">
            <text:p>level</text:p>
          </table:table-cell>
          <table:table-cell table:style-name="ce76" office:value-type="string" calcext:value-type="string">
            <text:p>wild_magic</text:p>
          </table:table-cell>
          <table:table-cell table:style-name="ce76" office:value-type="string" calcext:value-type="string">
            <text:p>speed</text:p>
          </table:table-cell>
          <table:table-cell table:style-name="ce76" office:value-type="string" calcext:value-type="string">
            <text:p>range</text:p>
          </table:table-cell>
          <table:table-cell table:style-name="ce76" office:value-type="string" calcext:value-type="string">
            <text:p>animation</text:p>
          </table:table-cell>
          <table:table-cell table:style-name="ce76" office:value-type="string" calcext:value-type="string">
            <text:p>school</text:p>
          </table:table-cell>
          <table:table-cell table:style-name="ce76" office:value-type="string" calcext:value-type="string">
            <text:p>secondary</text:p>
          </table:table-cell>
          <table:table-cell table:style-name="ce76" office:value-type="string" calcext:value-type="string">
            <text:p>type</text:p>
          </table:table-cell>
          <table:table-cell table:style-name="ce74" office:value-type="string" calcext:value-type="string">
            <text:p>notes</text:p>
          </table:table-cell>
          <table:table-cell table:style-name="ce74" table:number-columns-repeated="1011"/>
        </table:table-row>
        <table:table-row table:style-name="ro3">
          <table:table-cell office:value-type="string" calcext:value-type="string">
            <text:p>%WIZARD_CHILL_TOUCH%a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luke: Chill Touch – should not interact with spell protection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WRAITH_FORM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Wraithform – make sure all limited effects are dispellabl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IMPROVED_HASTE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Improved Haste 1) make sure all effects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TONE_TO_FLESH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tone to Flesh – make sure all effects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PHERE_OF_CHAO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phere of Chaos – make sure all effects are subjected to Magic Resistance</text:p>
          </table:table-cell>
          <table:table-cell table:number-columns-repeated="1011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 spell'.A2:'bg spell'.A1048576">
            <calcext:condition calcext:apply-style-name="Bad" calcext:value="formula-is((COUNTIF([.A$1:.A$1048576];[.$A2]) &gt; 1))" calcext:base-cell-address="'bg spell'.A2"/>
          </calcext:conditional-format>
        </calcext:conditional-formats>
      </table:table>
      <table:table table:name="bg spl_array" table:style-name="ta1">
        <table:table-column table:style-name="co29" table:default-cell-style-name="Default"/>
        <table:table-row table:style-name="ro3">
          <table:table-cell table:formula="of:=CONCATENATE(&quot;  ~&quot;;[$'bg spell'.$A1];&quot;~, &quot;;[$'bg spell'.$B1];&quot;, &quot;;[$'bg spell'.$C1];&quot;, &quot;;[$'bg spell'.$D1];&quot;, &quot;;[$'bg spell'.$E1];&quot;, &quot;;[$'bg spell'.$F1];&quot;, &quot;;[$'bg spell'.$G1];&quot;, &quot;;[$'bg spell'.$H1];&quot;, &quot;;[$'bg spell'.$I1];&quot;, &quot;;[$'bg spell'.$J1];&quot;, &quot;;[$'bg spell'.$K1];&quot;, &quot;;[$'bg spell'.$L1];&quot; =&gt; ~&quot;;[$'bg spell'.$A1];&quot;~ // &quot;;[$'bg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bg spell'.$A2];&quot;~, &quot;;[$'bg spell'.$B2];&quot;, &quot;;[$'bg spell'.$C2];&quot;, &quot;;[$'bg spell'.$D2];&quot;, &quot;;[$'bg spell'.$E2];&quot;, &quot;;[$'bg spell'.$F2];&quot;, &quot;;[$'bg spell'.$G2];&quot;, &quot;;[$'bg spell'.$H2];&quot;, &quot;;[$'bg spell'.$I2];&quot;, &quot;;[$'bg spell'.$J2];&quot;, &quot;;[$'bg spell'.$K2];&quot;, &quot;;[$'bg spell'.$L2];&quot; =&gt; ~&quot;;[$'bg spell'.$A2];&quot;~ // &quot;;[$'bg spell'.$M2])" office:value-type="string" office:string-value="  ~%WIZARD_CHILL_TOUCH%a~, 0, null, null, null, null, null, null, null, null, null, null =&gt; ~%WIZARD_CHILL_TOUCH%a~ // luke: Chill Touch – should not interact with spell protections" calcext:value-type="string">
            <text:p><text:s text:c="2"/>~%WIZARD_CHILL_TOUCH%a~, 0, null, null, null, null, null, null, null, null, null, null =&gt; ~%WIZARD_CHILL_TOUCH%a~ // luke: Chill Touch – should not interact with spell protections</text:p>
          </table:table-cell>
        </table:table-row>
        <table:table-row table:style-name="ro3">
          <table:table-cell table:formula="of:=CONCATENATE(&quot;  ~&quot;;[$'bg spell'.$A3];&quot;~, &quot;;[$'bg spell'.$B3];&quot;, &quot;;[$'bg spell'.$C3];&quot;, &quot;;[$'bg spell'.$D3];&quot;, &quot;;[$'bg spell'.$E3];&quot;, &quot;;[$'bg spell'.$F3];&quot;, &quot;;[$'bg spell'.$G3];&quot;, &quot;;[$'bg spell'.$H3];&quot;, &quot;;[$'bg spell'.$I3];&quot;, &quot;;[$'bg spell'.$J3];&quot;, &quot;;[$'bg spell'.$K3];&quot;, &quot;;[$'bg spell'.$L3];&quot; =&gt; ~&quot;;[$'bg spell'.$A3];&quot;~ // &quot;;[$'bg spell'.$M3])" office:value-type="string" office:string-value="  ~%WIZARD_WRAITH_FORM%~, null, 3, null, null, null, null, null, null, null, null, null =&gt; ~%WIZARD_WRAITH_FORM%~ // luke: Wraithform – make sure all limited effects are dispellable" calcext:value-type="string">
            <text:p><text:s text:c="2"/>~%WIZARD_WRAITH_FORM%~, null, 3, null, null, null, null, null, null, null, null, null =&gt; ~%WIZARD_WRAITH_FORM%~ // luke: Wraithform – make sure all limited effects are dispellable</text:p>
          </table:table-cell>
        </table:table-row>
        <table:table-row table:style-name="ro3">
          <table:table-cell table:formula="of:=CONCATENATE(&quot;  ~&quot;;[$'bg spell'.$A4];&quot;~, &quot;;[$'bg spell'.$B4];&quot;, &quot;;[$'bg spell'.$C4];&quot;, &quot;;[$'bg spell'.$D4];&quot;, &quot;;[$'bg spell'.$E4];&quot;, &quot;;[$'bg spell'.$F4];&quot;, &quot;;[$'bg spell'.$G4];&quot;, &quot;;[$'bg spell'.$H4];&quot;, &quot;;[$'bg spell'.$I4];&quot;, &quot;;[$'bg spell'.$J4];&quot;, &quot;;[$'bg spell'.$K4];&quot;, &quot;;[$'bg spell'.$L4];&quot; =&gt; ~&quot;;[$'bg spell'.$A4];&quot;~ // &quot;;[$'bg spell'.$M4])" office:value-type="string" office:string-value="  ~%WIZARD_IMPROVED_HASTE%~, null, 3, null, null, null, null, null, null, null, null, null =&gt; ~%WIZARD_IMPROVED_HASTE%~ // luke: Improved Haste 1) make sure all effects bypass Magic Resistance" calcext:value-type="string">
            <text:p><text:s text:c="2"/>~%WIZARD_IMPROVED_HASTE%~, null, 3, null, null, null, null, null, null, null, null, null =&gt; ~%WIZARD_IMPROVED_HASTE%~ // luke: Improved Haste 1) make sure all effects bypass Magic Resistance</text:p>
          </table:table-cell>
        </table:table-row>
        <table:table-row table:style-name="ro3">
          <table:table-cell table:formula="of:=CONCATENATE(&quot;  ~&quot;;[$'bg spell'.$A5];&quot;~, &quot;;[$'bg spell'.$B5];&quot;, &quot;;[$'bg spell'.$C5];&quot;, &quot;;[$'bg spell'.$D5];&quot;, &quot;;[$'bg spell'.$E5];&quot;, &quot;;[$'bg spell'.$F5];&quot;, &quot;;[$'bg spell'.$G5];&quot;, &quot;;[$'bg spell'.$H5];&quot;, &quot;;[$'bg spell'.$I5];&quot;, &quot;;[$'bg spell'.$J5];&quot;, &quot;;[$'bg spell'.$K5];&quot;, &quot;;[$'bg spell'.$L5];&quot; =&gt; ~&quot;;[$'bg spell'.$A5];&quot;~ // &quot;;[$'bg spell'.$M5])" office:value-type="string" office:string-value="  ~%WIZARD_STONE_TO_FLESH%~, null, 2, null, null, null, null, null, null, null, null, null =&gt; ~%WIZARD_STONE_TO_FLESH%~ // luke: Stone to Flesh – make sure all effects bypass Magic Resistance" calcext:value-type="string">
            <text:p><text:s text:c="2"/>~%WIZARD_STONE_TO_FLESH%~, null, 2, null, null, null, null, null, null, null, null, null =&gt; ~%WIZARD_STONE_TO_FLESH%~ // luke: Stone to Flesh – make sure all effects bypass Magic Resistance</text:p>
          </table:table-cell>
        </table:table-row>
        <table:table-row table:style-name="ro3">
          <table:table-cell table:formula="of:=CONCATENATE(&quot;  ~&quot;;[$'bg spell'.$A6];&quot;~, &quot;;[$'bg spell'.$B6];&quot;, &quot;;[$'bg spell'.$C6];&quot;, &quot;;[$'bg spell'.$D6];&quot;, &quot;;[$'bg spell'.$E6];&quot;, &quot;;[$'bg spell'.$F6];&quot;, &quot;;[$'bg spell'.$G6];&quot;, &quot;;[$'bg spell'.$H6];&quot;, &quot;;[$'bg spell'.$I6];&quot;, &quot;;[$'bg spell'.$J6];&quot;, &quot;;[$'bg spell'.$K6];&quot;, &quot;;[$'bg spell'.$L6];&quot; =&gt; ~&quot;;[$'bg spell'.$A6];&quot;~ // &quot;;[$'bg spell'.$M6])" office:value-type="string" office:string-value="  ~%WIZARD_SPHERE_OF_CHAOS%~, null, 1, null, null, null, null, null, null, null, null, null =&gt; ~%WIZARD_SPHERE_OF_CHAOS%~ // luke: Sphere of Chaos – make sure all effects are subjected to Magic Resistance" calcext:value-type="string">
            <text:p><text:s text:c="2"/>~%WIZARD_SPHERE_OF_CHAOS%~, null, 1, null, null, null, null, null, null, null, null, null =&gt; ~%WIZARD_SPHERE_OF_CHAOS%~ // luke: Sphere of Chaos – make sure all effects are subjected to Magic Resistance</text:p>
          </table:table-cell>
        </table:table-row>
        <table:table-row table:style-name="ro3" table:number-rows-repeated="593">
          <table:table-cell/>
        </table:table-row>
        <table:table-row table:style-name="ro3">
          <table:table-cell table:style-name="ce73"/>
        </table:table-row>
      </table:table>
      <table:table table:name="bg2 creature" table:style-name="ta1">
        <table:table-column table:style-name="co1" table:default-cell-style-name="Default"/>
        <table:table-column table:style-name="co2" table:default-cell-style-name="ce62"/>
        <table:table-column table:style-name="co3" table:default-cell-style-name="ce62"/>
        <table:table-column table:style-name="co4" table:default-cell-style-name="ce62"/>
        <table:table-column table:style-name="co5" table:default-cell-style-name="ce62"/>
        <table:table-column table:style-name="co6" table:default-cell-style-name="ce62"/>
        <table:table-column table:style-name="co7" table:default-cell-style-name="ce62"/>
        <table:table-column table:style-name="co8" table:default-cell-style-name="ce62"/>
        <table:table-column table:style-name="co9" table:default-cell-style-name="ce62"/>
        <table:table-column table:style-name="co10" table:default-cell-style-name="Default"/>
        <table:table-column table:style-name="co11" table:default-cell-style-name="ce64"/>
        <table:table-column table:style-name="co12" table:number-columns-repeated="1013" table:default-cell-style-name="ce64"/>
        <table:table-row table:style-name="ro1">
          <table:table-cell table:style-name="ce59" office:value-type="string" calcext:value-type="string">
            <text:p>file</text:p>
          </table:table-cell>
          <table:table-cell table:style-name="ce61" office:value-type="string" calcext:value-type="string">
            <text:p>race</text:p>
          </table:table-cell>
          <table:table-cell table:style-name="ce61" office:value-type="string" calcext:value-type="string">
            <text:p>class</text:p>
          </table:table-cell>
          <table:table-cell table:style-name="ce61" office:value-type="string" calcext:value-type="string">
            <text:p>general</text:p>
          </table:table-cell>
          <table:table-cell table:style-name="ce61" office:value-type="string" calcext:value-type="string">
            <text:p>sex</text:p>
          </table:table-cell>
          <table:table-cell table:style-name="ce61" office:value-type="string" calcext:value-type="string">
            <text:p>gender</text:p>
          </table:table-cell>
          <table:table-cell table:style-name="ce61" office:value-type="string" calcext:value-type="string">
            <text:p>animation</text:p>
          </table:table-cell>
          <table:table-cell table:style-name="ce61" office:value-type="string" calcext:value-type="string">
            <text:p>dv</text:p>
          </table:table-cell>
          <table:table-cell table:style-name="ce61" office:value-type="string" calcext:value-type="string">
            <text:p>kit</text:p>
          </table:table-cell>
          <table:table-cell table:style-name="ce59" office:value-type="string" calcext:value-type="string">
            <text:p>notes</text:p>
          </table:table-cell>
          <table:table-cell table:style-name="ce63" table:number-columns-repeated="1014"/>
        </table:table-row>
        <table:table-row table:style-name="ro1">
          <table:table-cell office:value-type="string" calcext:value-type="string">
            <text:p>anomen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7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1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1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2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3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revok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g2 cre_array" table:style-name="ta1">
        <table:table-column table:style-name="co13" table:default-cell-style-name="Default"/>
        <table:table-row table:style-name="ro3">
          <table:table-cell table:formula="of:=CONCATENATE(&quot;  &quot;;[$'bg2 creature'.$A1];&quot;, &quot;;[$'bg2 creature'.$B1];&quot;, &quot;;[$'bg2 creature'.$C1];&quot;, &quot;;[$'bg2 creature'.$D1];&quot;, &quot;;[$'bg2 creature'.$E1];&quot;, &quot;;[$'bg2 creature'.$F1];&quot;, &quot;;[$'bg2 creature'.$G1];&quot;, &quot;;[$'bg2 creature'.$H1];&quot;, &quot;;[$'bg2 creature'.$I1];&quot; =&gt; &quot;;[$'bg2 creature'.$A1];&quot; // &quot;;[$'bg2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bg2 creature'.$A2];&quot;, &quot;;[$'bg2 creature'.$B2];&quot;, &quot;;[$'bg2 creature'.$C2];&quot;, &quot;;[$'bg2 creature'.$D2];&quot;, &quot;;[$'bg2 creature'.$E2];&quot;, &quot;;[$'bg2 creature'.$F2];&quot;, &quot;;[$'bg2 creature'.$G2];&quot;, &quot;;[$'bg2 creature'.$H2];&quot;, &quot;;[$'bg2 creature'.$I2];&quot; =&gt; &quot;;[$'bg2 creature'.$A2];&quot; // &quot;;[$'bg2 creature'.$J2])" office:value-type="string" office:string-value="  anomen10, null, null, null, null, null, null, null, 0x40000000 =&gt; anomen10 // tbd, cam (from jmerry): joinable NPCs should have proper trueclass kit values" calcext:value-type="string">
            <text:p><text:s text:c="2"/>anomen10, null, null, null, null, null, null, null, 0x40000000 =&gt; anomen10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3];&quot;, &quot;;[$'bg2 creature'.$B3];&quot;, &quot;;[$'bg2 creature'.$C3];&quot;, &quot;;[$'bg2 creature'.$D3];&quot;, &quot;;[$'bg2 creature'.$E3];&quot;, &quot;;[$'bg2 creature'.$F3];&quot;, &quot;;[$'bg2 creature'.$G3];&quot;, &quot;;[$'bg2 creature'.$H3];&quot;, &quot;;[$'bg2 creature'.$I3];&quot; =&gt; &quot;;[$'bg2 creature'.$A3];&quot; // &quot;;[$'bg2 creature'.$J3])" office:value-type="string" office:string-value="  anomen12, null, null, null, null, null, null, null, 0x40000000 =&gt; anomen12 // tbd, cam (from jmerry): joinable NPCs should have proper trueclass kit values" calcext:value-type="string">
            <text:p><text:s text:c="2"/>anomen12, null, null, null, null, null, null, null, 0x40000000 =&gt; anomen12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4];&quot;, &quot;;[$'bg2 creature'.$B4];&quot;, &quot;;[$'bg2 creature'.$C4];&quot;, &quot;;[$'bg2 creature'.$D4];&quot;, &quot;;[$'bg2 creature'.$E4];&quot;, &quot;;[$'bg2 creature'.$F4];&quot;, &quot;;[$'bg2 creature'.$G4];&quot;, &quot;;[$'bg2 creature'.$H4];&quot;, &quot;;[$'bg2 creature'.$I4];&quot; =&gt; &quot;;[$'bg2 creature'.$A4];&quot; // &quot;;[$'bg2 creature'.$J4])" office:value-type="string" office:string-value="  anomen6, null, null, null, null, null, null, null, 0x40000000 =&gt; anomen6 // tbd, cam (from jmerry): joinable NPCs should have proper trueclass kit values" calcext:value-type="string">
            <text:p><text:s text:c="2"/>anomen6, null, null, null, null, null, null, null, 0x40000000 =&gt; anomen6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5];&quot;, &quot;;[$'bg2 creature'.$B5];&quot;, &quot;;[$'bg2 creature'.$C5];&quot;, &quot;;[$'bg2 creature'.$D5];&quot;, &quot;;[$'bg2 creature'.$E5];&quot;, &quot;;[$'bg2 creature'.$F5];&quot;, &quot;;[$'bg2 creature'.$G5];&quot;, &quot;;[$'bg2 creature'.$H5];&quot;, &quot;;[$'bg2 creature'.$I5];&quot; =&gt; &quot;;[$'bg2 creature'.$A5];&quot; // &quot;;[$'bg2 creature'.$J5])" office:value-type="string" office:string-value="  anomen7, null, null, null, null, null, null, null, 0x40000000 =&gt; anomen7 // tbd, cam (from jmerry): joinable NPCs should have proper trueclass kit values" calcext:value-type="string">
            <text:p><text:s text:c="2"/>anomen7, null, null, null, null, null, null, null, 0x40000000 =&gt; anomen7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6];&quot;, &quot;;[$'bg2 creature'.$B6];&quot;, &quot;;[$'bg2 creature'.$C6];&quot;, &quot;;[$'bg2 creature'.$D6];&quot;, &quot;;[$'bg2 creature'.$E6];&quot;, &quot;;[$'bg2 creature'.$F6];&quot;, &quot;;[$'bg2 creature'.$G6];&quot;, &quot;;[$'bg2 creature'.$H6];&quot;, &quot;;[$'bg2 creature'.$I6];&quot; =&gt; &quot;;[$'bg2 creature'.$A6];&quot; // &quot;;[$'bg2 creature'.$J6])" office:value-type="string" office:string-value="  anomen8, null, null, null, null, null, null, null, 0x40000000 =&gt; anomen8 // tbd, cam (from jmerry): joinable NPCs should have proper trueclass kit values" calcext:value-type="string">
            <text:p><text:s text:c="2"/>anomen8, null, null, null, null, null, null, null, 0x40000000 =&gt; anomen8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];&quot;, &quot;;[$'bg2 creature'.$B7];&quot;, &quot;;[$'bg2 creature'.$C7];&quot;, &quot;;[$'bg2 creature'.$D7];&quot;, &quot;;[$'bg2 creature'.$E7];&quot;, &quot;;[$'bg2 creature'.$F7];&quot;, &quot;;[$'bg2 creature'.$G7];&quot;, &quot;;[$'bg2 creature'.$H7];&quot;, &quot;;[$'bg2 creature'.$I7];&quot; =&gt; &quot;;[$'bg2 creature'.$A7];&quot; // &quot;;[$'bg2 creature'.$J7])" office:value-type="string" office:string-value="  imoen, null, null, null, null, null, null, null, 0x40000000 =&gt; imoen // tbd, cam (from jmerry): joinable NPCs should have proper trueclass kit values" calcext:value-type="string">
            <text:p><text:s text:c="2"/>imoen, null, null, null, null, null, null, null, 0x40000000 =&gt; imoen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8];&quot;, &quot;;[$'bg2 creature'.$B8];&quot;, &quot;;[$'bg2 creature'.$C8];&quot;, &quot;;[$'bg2 creature'.$D8];&quot;, &quot;;[$'bg2 creature'.$E8];&quot;, &quot;;[$'bg2 creature'.$F8];&quot;, &quot;;[$'bg2 creature'.$G8];&quot;, &quot;;[$'bg2 creature'.$H8];&quot;, &quot;;[$'bg2 creature'.$I8];&quot; =&gt; &quot;;[$'bg2 creature'.$A8];&quot; // &quot;;[$'bg2 creature'.$J8])" office:value-type="string" office:string-value="  imoen10, null, null, null, null, null, null, null, 0x40000000 =&gt; imoen10 // tbd, cam (from jmerry): joinable NPCs should have proper trueclass kit values" calcext:value-type="string">
            <text:p><text:s text:c="2"/>imoen10, null, null, null, null, null, null, null, 0x40000000 =&gt; imoen10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9];&quot;, &quot;;[$'bg2 creature'.$B9];&quot;, &quot;;[$'bg2 creature'.$C9];&quot;, &quot;;[$'bg2 creature'.$D9];&quot;, &quot;;[$'bg2 creature'.$E9];&quot;, &quot;;[$'bg2 creature'.$F9];&quot;, &quot;;[$'bg2 creature'.$G9];&quot;, &quot;;[$'bg2 creature'.$H9];&quot;, &quot;;[$'bg2 creature'.$I9];&quot; =&gt; &quot;;[$'bg2 creature'.$A9];&quot; // &quot;;[$'bg2 creature'.$J9])" office:value-type="string" office:string-value="  imoen15, null, null, null, null, null, null, null, 0x40000000 =&gt; imoen15 // tbd, cam (from jmerry): joinable NPCs should have proper trueclass kit values" calcext:value-type="string">
            <text:p><text:s text:c="2"/>imoen15, null, null, null, null, null, null, null, 0x40000000 =&gt; imoen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0];&quot;, &quot;;[$'bg2 creature'.$B10];&quot;, &quot;;[$'bg2 creature'.$C10];&quot;, &quot;;[$'bg2 creature'.$D10];&quot;, &quot;;[$'bg2 creature'.$E10];&quot;, &quot;;[$'bg2 creature'.$F10];&quot;, &quot;;[$'bg2 creature'.$G10];&quot;, &quot;;[$'bg2 creature'.$H10];&quot;, &quot;;[$'bg2 creature'.$I10];&quot; =&gt; &quot;;[$'bg2 creature'.$A10];&quot; // &quot;;[$'bg2 creature'.$J10])" office:value-type="string" office:string-value="  imoen211, null, null, null, null, null, null, null, 0x40000000 =&gt; imoen211 // tbd, cam (from jmerry): joinable NPCs should have proper trueclass kit values" calcext:value-type="string">
            <text:p><text:s text:c="2"/>imoen211, null, null, null, null, null, null, null, 0x40000000 =&gt; imoen211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1];&quot;, &quot;;[$'bg2 creature'.$B11];&quot;, &quot;;[$'bg2 creature'.$C11];&quot;, &quot;;[$'bg2 creature'.$D11];&quot;, &quot;;[$'bg2 creature'.$E11];&quot;, &quot;;[$'bg2 creature'.$F11];&quot;, &quot;;[$'bg2 creature'.$G11];&quot;, &quot;;[$'bg2 creature'.$H11];&quot;, &quot;;[$'bg2 creature'.$I11];&quot; =&gt; &quot;;[$'bg2 creature'.$A11];&quot; // &quot;;[$'bg2 creature'.$J11])" office:value-type="string" office:string-value="  imoen213, null, null, null, null, null, null, null, 0x40000000 =&gt; imoen213 // tbd, cam (from jmerry): joinable NPCs should have proper trueclass kit values" calcext:value-type="string">
            <text:p><text:s text:c="2"/>imoen213, null, null, null, null, null, null, null, 0x40000000 =&gt; imoen213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2];&quot;, &quot;;[$'bg2 creature'.$B12];&quot;, &quot;;[$'bg2 creature'.$C12];&quot;, &quot;;[$'bg2 creature'.$D12];&quot;, &quot;;[$'bg2 creature'.$E12];&quot;, &quot;;[$'bg2 creature'.$F12];&quot;, &quot;;[$'bg2 creature'.$G12];&quot;, &quot;;[$'bg2 creature'.$H12];&quot;, &quot;;[$'bg2 creature'.$I12];&quot; =&gt; &quot;;[$'bg2 creature'.$A12];&quot; // &quot;;[$'bg2 creature'.$J12])" office:value-type="string" office:string-value="  kivan, null, null, null, null, null, null, null, 0x40000000 =&gt; kivan // tbd, cam (from jmerry): joinable NPCs should have proper trueclass kit values" calcext:value-type="string">
            <text:p><text:s text:c="2"/>kivan, null, null, null, null, null, null, null, 0x40000000 =&gt; kivan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3];&quot;, &quot;;[$'bg2 creature'.$B13];&quot;, &quot;;[$'bg2 creature'.$C13];&quot;, &quot;;[$'bg2 creature'.$D13];&quot;, &quot;;[$'bg2 creature'.$E13];&quot;, &quot;;[$'bg2 creature'.$F13];&quot;, &quot;;[$'bg2 creature'.$G13];&quot;, &quot;;[$'bg2 creature'.$H13];&quot;, &quot;;[$'bg2 creature'.$I13];&quot; =&gt; &quot;;[$'bg2 creature'.$A13];&quot; // &quot;;[$'bg2 creature'.$J13])" office:value-type="string" office:string-value="  kivan4, null, null, null, null, null, null, null, 0x40000000 =&gt; kivan4 // tbd, cam (from jmerry): joinable NPCs should have proper trueclass kit values" calcext:value-type="string">
            <text:p><text:s text:c="2"/>kivan4, null, null, null, null, null, null, null, 0x40000000 =&gt; kivan4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4];&quot;, &quot;;[$'bg2 creature'.$B14];&quot;, &quot;;[$'bg2 creature'.$C14];&quot;, &quot;;[$'bg2 creature'.$D14];&quot;, &quot;;[$'bg2 creature'.$E14];&quot;, &quot;;[$'bg2 creature'.$F14];&quot;, &quot;;[$'bg2 creature'.$G14];&quot;, &quot;;[$'bg2 creature'.$H14];&quot;, &quot;;[$'bg2 creature'.$I14];&quot; =&gt; &quot;;[$'bg2 creature'.$A14];&quot; // &quot;;[$'bg2 creature'.$J14])" office:value-type="string" office:string-value="  kivan6, null, null, null, null, null, null, null, 0x40000000 =&gt; kivan6 // tbd, cam (from jmerry): joinable NPCs should have proper trueclass kit values" calcext:value-type="string">
            <text:p><text:s text:c="2"/>kivan6, null, null, null, null, null, null, null, 0x40000000 =&gt; kivan6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5];&quot;, &quot;;[$'bg2 creature'.$B15];&quot;, &quot;;[$'bg2 creature'.$C15];&quot;, &quot;;[$'bg2 creature'.$D15];&quot;, &quot;;[$'bg2 creature'.$E15];&quot;, &quot;;[$'bg2 creature'.$F15];&quot;, &quot;;[$'bg2 creature'.$G15];&quot;, &quot;;[$'bg2 creature'.$H15];&quot;, &quot;;[$'bg2 creature'.$I15];&quot; =&gt; &quot;;[$'bg2 creature'.$A15];&quot; // &quot;;[$'bg2 creature'.$J15])" office:value-type="string" office:string-value="  mazzy11, null, null, null, null, null, null, null, 0x40000000 =&gt; mazzy11 // tbd, cam (from jmerry): joinable NPCs should have proper trueclass kit values" calcext:value-type="string">
            <text:p><text:s text:c="2"/>mazzy11, null, null, null, null, null, null, null, 0x40000000 =&gt; mazzy11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6];&quot;, &quot;;[$'bg2 creature'.$B16];&quot;, &quot;;[$'bg2 creature'.$C16];&quot;, &quot;;[$'bg2 creature'.$D16];&quot;, &quot;;[$'bg2 creature'.$E16];&quot;, &quot;;[$'bg2 creature'.$F16];&quot;, &quot;;[$'bg2 creature'.$G16];&quot;, &quot;;[$'bg2 creature'.$H16];&quot;, &quot;;[$'bg2 creature'.$I16];&quot; =&gt; &quot;;[$'bg2 creature'.$A16];&quot; // &quot;;[$'bg2 creature'.$J16])" office:value-type="string" office:string-value="  mazzy12, null, null, null, null, null, null, null, 0x40000000 =&gt; mazzy12 // tbd, cam (from jmerry): joinable NPCs should have proper trueclass kit values" calcext:value-type="string">
            <text:p><text:s text:c="2"/>mazzy12, null, null, null, null, null, null, null, 0x40000000 =&gt; mazzy12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7];&quot;, &quot;;[$'bg2 creature'.$B17];&quot;, &quot;;[$'bg2 creature'.$C17];&quot;, &quot;;[$'bg2 creature'.$D17];&quot;, &quot;;[$'bg2 creature'.$E17];&quot;, &quot;;[$'bg2 creature'.$F17];&quot;, &quot;;[$'bg2 creature'.$G17];&quot;, &quot;;[$'bg2 creature'.$H17];&quot;, &quot;;[$'bg2 creature'.$I17];&quot; =&gt; &quot;;[$'bg2 creature'.$A17];&quot; // &quot;;[$'bg2 creature'.$J17])" office:value-type="string" office:string-value="  mazzy15, null, null, null, null, null, null, null, 0x40000000 =&gt; mazzy15 // tbd, cam (from jmerry): joinable NPCs should have proper trueclass kit values" calcext:value-type="string">
            <text:p><text:s text:c="2"/>mazzy15, null, null, null, null, null, null, null, 0x40000000 =&gt; mazzy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8];&quot;, &quot;;[$'bg2 creature'.$B18];&quot;, &quot;;[$'bg2 creature'.$C18];&quot;, &quot;;[$'bg2 creature'.$D18];&quot;, &quot;;[$'bg2 creature'.$E18];&quot;, &quot;;[$'bg2 creature'.$F18];&quot;, &quot;;[$'bg2 creature'.$G18];&quot;, &quot;;[$'bg2 creature'.$H18];&quot;, &quot;;[$'bg2 creature'.$I18];&quot; =&gt; &quot;;[$'bg2 creature'.$A18];&quot; // &quot;;[$'bg2 creature'.$J18])" office:value-type="string" office:string-value="  mazzy8, null, null, null, null, null, null, null, 0x40000000 =&gt; mazzy8 // tbd, cam (from jmerry): joinable NPCs should have proper trueclass kit values" calcext:value-type="string">
            <text:p><text:s text:c="2"/>mazzy8, null, null, null, null, null, null, null, 0x40000000 =&gt; mazzy8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7];&quot;, &quot;;[$'bg2 creature'.$B19];&quot;, &quot;;[$'bg2 creature'.$C19];&quot;, &quot;;[$'bg2 creature'.$D19];&quot;, &quot;;[$'bg2 creature'.$E19];&quot;, &quot;;[$'bg2 creature'.$F19];&quot;, &quot;;[$'bg2 creature'.$G19];&quot;, &quot;;[$'bg2 creature'.$H19];&quot;, &quot;;[$'bg2 creature'.$I19];&quot; =&gt; &quot;;[$'bg2 creature'.$A17];&quot; // &quot;;[$'bg2 creature'.$J19])" office:value-type="string" office:string-value="  mazzy15, null, null, null, null, null, null, null, 0x40000000 =&gt; mazzy15 // tbd, cam (from jmerry): joinable NPCs should have proper trueclass kit values" calcext:value-type="string">
            <text:p><text:s text:c="2"/>mazzy15, null, null, null, null, null, null, null, 0x40000000 =&gt; mazzy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0];&quot;, &quot;;[$'bg2 creature'.$B20];&quot;, &quot;;[$'bg2 creature'.$C20];&quot;, &quot;;[$'bg2 creature'.$D20];&quot;, &quot;;[$'bg2 creature'.$E20];&quot;, &quot;;[$'bg2 creature'.$F20];&quot;, &quot;;[$'bg2 creature'.$G20];&quot;, &quot;;[$'bg2 creature'.$H20];&quot;, &quot;;[$'bg2 creature'.$I20];&quot; =&gt; &quot;;[$'bg2 creature'.$A20];&quot; // &quot;;[$'bg2 creature'.$J20])" office:value-type="string" office:string-value="  ohbliz01, 162, null, null, null, null, null, null, null =&gt; ohbliz01 // BGCS-469, luke: Lizard Men should be flagged as 'LIZARDMAN'" calcext:value-type="string">
            <text:p><text:s text:c="2"/>ohbliz01, 162, null, null, null, null, null, null, null =&gt; ohbliz01 // BGCS-469, luke: Lizard Men should be flagged as 'LIZARDMAN'</text:p>
          </table:table-cell>
        </table:table-row>
        <table:table-row table:style-name="ro3">
          <table:table-cell table:formula="of:=CONCATENATE(&quot;  &quot;;[$'bg2 creature'.$A21];&quot;, &quot;;[$'bg2 creature'.$B21];&quot;, &quot;;[$'bg2 creature'.$C21];&quot;, &quot;;[$'bg2 creature'.$D21];&quot;, &quot;;[$'bg2 creature'.$E21];&quot;, &quot;;[$'bg2 creature'.$F21];&quot;, &quot;;[$'bg2 creature'.$G21];&quot;, &quot;;[$'bg2 creature'.$H21];&quot;, &quot;;[$'bg2 creature'.$I21];&quot; =&gt; &quot;;[$'bg2 creature'.$A21];&quot; // &quot;;[$'bg2 creature'.$J21])" office:value-type="string" office:string-value="  ohbliz02, 162, null, null, null, null, null, null, null =&gt; ohbliz02 // BGCS-469, luke: Lizard Men should be flagged as 'LIZARDMAN'" calcext:value-type="string">
            <text:p><text:s text:c="2"/>ohbliz02, 162, null, null, null, null, null, null, null =&gt; ohbliz02 // BGCS-469, luke: Lizard Men should be flagged as 'LIZARDMAN'</text:p>
          </table:table-cell>
        </table:table-row>
        <table:table-row table:style-name="ro3">
          <table:table-cell table:formula="of:=CONCATENATE(&quot;  &quot;;[$'bg2 creature'.$A22];&quot;, &quot;;[$'bg2 creature'.$B22];&quot;, &quot;;[$'bg2 creature'.$C22];&quot;, &quot;;[$'bg2 creature'.$D22];&quot;, &quot;;[$'bg2 creature'.$E22];&quot;, &quot;;[$'bg2 creature'.$F22];&quot;, &quot;;[$'bg2 creature'.$G22];&quot;, &quot;;[$'bg2 creature'.$H22];&quot;, &quot;;[$'bg2 creature'.$I22];&quot; =&gt; &quot;;[$'bg2 creature'.$A22];&quot; // &quot;;[$'bg2 creature'.$J22])" office:value-type="string" office:string-value="  ohbliz03, 162, null, null, null, null, null, null, null =&gt; ohbliz03 // BGCS-469, luke: Lizard Men should be flagged as 'LIZARDMAN'" calcext:value-type="string">
            <text:p><text:s text:c="2"/>ohbliz03, 162, null, null, null, null, null, null, null =&gt; ohbliz03 // BGCS-469, luke: Lizard Men should be flagged as 'LIZARDMAN'</text:p>
          </table:table-cell>
        </table:table-row>
        <table:table-row table:style-name="ro3">
          <table:table-cell table:formula="of:=CONCATENATE(&quot;  &quot;;[$'bg2 creature'.$A23];&quot;, &quot;;[$'bg2 creature'.$B23];&quot;, &quot;;[$'bg2 creature'.$C23];&quot;, &quot;;[$'bg2 creature'.$D23];&quot;, &quot;;[$'bg2 creature'.$E23];&quot;, &quot;;[$'bg2 creature'.$F23];&quot;, &quot;;[$'bg2 creature'.$G23];&quot;, &quot;;[$'bg2 creature'.$H23];&quot;, &quot;;[$'bg2 creature'.$I23];&quot; =&gt; &quot;;[$'bg2 creature'.$A23];&quot; // &quot;;[$'bg2 creature'.$J23])" office:value-type="string" office:string-value="  sarevok, null, null, null, null, null, null, null, 0x40000000 =&gt; sarevok // tbd, cam (from jmerry): joinable NPCs should have proper trueclass kit values" calcext:value-type="string">
            <text:p><text:s text:c="2"/>sarevok, null, null, null, null, null, null, null, 0x40000000 =&gt; sarevok // tbd, cam (from jmerry): joinable NPCs should have proper trueclass kit values</text:p>
          </table:table-cell>
        </table:table-row>
      </table:table>
      <table:table table:name="bg2 item" table:style-name="ta1">
        <table:table-column table:style-name="co14" table:default-cell-style-name="ce30"/>
        <table:table-column table:style-name="co15" table:default-cell-style-name="ce34"/>
        <table:table-column table:style-name="co16" table:default-cell-style-name="ce34"/>
        <table:table-column table:style-name="co17" table:default-cell-style-name="ce34"/>
        <table:table-column table:style-name="co15" table:default-cell-style-name="ce34"/>
        <table:table-column table:style-name="co18" table:default-cell-style-name="ce34"/>
        <table:table-column table:style-name="co19" table:default-cell-style-name="ce34"/>
        <table:table-column table:style-name="co5" table:default-cell-style-name="ce34"/>
        <table:table-column table:style-name="co2" table:default-cell-style-name="ce34"/>
        <table:table-column table:style-name="co20" table:default-cell-style-name="ce34"/>
        <table:table-column table:style-name="co21" table:default-cell-style-name="ce34"/>
        <table:table-column table:style-name="co8" table:default-cell-style-name="ce34"/>
        <table:table-column table:style-name="co22" table:default-cell-style-name="ce30"/>
        <table:table-column table:style-name="co12" table:number-columns-repeated="1011" table:default-cell-style-name="ce30"/>
        <table:table-row table:style-name="ro3">
          <table:table-cell table:style-name="ce28" office:value-type="string" calcext:value-type="string">
            <text:p>file</text:p>
          </table:table-cell>
          <table:table-cell table:style-name="ce32" office:value-type="string" calcext:value-type="string">
            <text:p>timing</text:p>
          </table:table-cell>
          <table:table-cell table:style-name="ce32" office:value-type="string" calcext:value-type="string">
            <text:p>magical</text:p>
          </table:table-cell>
          <table:table-cell table:style-name="ce32" office:value-type="string" calcext:value-type="string">
            <text:p>power</text:p>
          </table:table-cell>
          <table:table-cell table:style-name="ce32" office:value-type="string" calcext:value-type="string">
            <text:p>speed</text:p>
          </table:table-cell>
          <table:table-cell table:style-name="ce32" office:value-type="string" calcext:value-type="string">
            <text:p>weight</text:p>
          </table:table-cell>
          <table:table-cell table:style-name="ce32" office:value-type="string" calcext:value-type="string">
            <text:p>thac0</text:p>
          </table:table-cell>
          <table:table-cell table:style-name="ce32" office:value-type="string" calcext:value-type="string">
            <text:p>lore</text:p>
          </table:table-cell>
          <table:table-cell table:style-name="ce32" office:value-type="string" calcext:value-type="string">
            <text:p>type</text:p>
          </table:table-cell>
          <table:table-cell table:style-name="ce32" office:value-type="string" calcext:value-type="string">
            <text:p>prof</text:p>
          </table:table-cell>
          <table:table-cell table:style-name="ce32" office:value-type="string" calcext:value-type="string">
            <text:p>enchantment</text:p>
          </table:table-cell>
          <table:table-cell table:style-name="ce32" office:value-type="string" calcext:value-type="string">
            <text:p>dispellable</text:p>
          </table:table-cell>
          <table:table-cell table:style-name="ce28" office:value-type="string" calcext:value-type="string">
            <text:p>notes</text:p>
          </table:table-cell>
          <table:table-cell table:style-name="ce35" table:number-columns-repeated="1010"/>
          <table:table-cell table:style-name="ce36"/>
        </table:table-row>
        <table:table-row table:style-name="ro3">
          <table:table-cell table:style-name="ce29" office:value-type="string" calcext:value-type="string">
            <text:p>aegis</text:p>
          </table:table-cell>
          <table:table-cell table:number-columns-repeated="9" table:style-name="ce33" office:value-type="string" calcext:value-type="string">
            <text:p>null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null</text:p>
          </table:table-cell>
          <table:table-cell table:style-name="ce29" office:value-type="string" calcext:value-type="string">
            <text:p>tbd, cam: aegis fang has wrong enchantment level</text:p>
          </table:table-cell>
          <table:table-cell table:number-columns-repeated="1011"/>
        </table:table-row>
        <table:table-row table:style-name="ro3">
          <table:table-cell table:style-name="ce29" office:value-type="string" calcext:value-type="string">
            <text:p>aegis2</text:p>
          </table:table-cell>
          <table:table-cell table:number-columns-repeated="9" table:style-name="ce33" office:value-type="string" calcext:value-type="string">
            <text:p>null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null</text:p>
          </table:table-cell>
          <table:table-cell table:style-name="ce29" office:value-type="string" calcext:value-type="string">
            <text:p>tbd, cam: aegis fang has wrong enchantment level</text:p>
          </table:table-cell>
          <table:table-cell table:number-columns-repeated="1011"/>
        </table:table-row>
        <table:table-row table:style-name="ro3">
          <table:table-cell table:style-name="ce29" office:value-type="string" calcext:value-type="string">
            <text:p>eneblade</text:p>
          </table:table-cell>
          <table:table-cell table:number-columns-repeated="2" table:style-name="ce33" office:value-type="string" calcext:value-type="string">
            <text:p>null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8" table:style-name="ce33" office:value-type="string" calcext:value-type="string">
            <text:p>null</text:p>
          </table:table-cell>
          <table:table-cell table:style-name="ce29" office:value-type="string" calcext:value-type="string">
            <text:p>luke: Energy Blade – should not interact with spell protections</text:p>
          </table:table-cell>
          <table:table-cell table:number-columns-repeated="1011"/>
        </table:table-row>
        <table:table-row table:style-name="ro3">
          <table:table-cell table:style-name="ce29" office:value-type="string" calcext:value-type="string">
            <text:p>fblade</text:p>
          </table:table-cell>
          <table:table-cell table:number-columns-repeated="2" table:style-name="ce33" office:value-type="string" calcext:value-type="string">
            <text:p>null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8" table:style-name="ce33" office:value-type="string" calcext:value-type="string">
            <text:p>null</text:p>
          </table:table-cell>
          <table:table-cell table:style-name="ce29" office:value-type="string" calcext:value-type="string">
            <text:p>luke: flame blade should not interact with level-based spell protections</text:p>
          </table:table-cell>
          <table:table-cell table:number-columns-repeated="1011"/>
        </table:table-row>
        <table:table-row table:style-name="ro3">
          <table:table-cell table:style-name="ce29" office:value-type="string" calcext:value-type="string">
            <text:p>fireseed</text:p>
          </table:table-cell>
          <table:table-cell table:number-columns-repeated="2" table:style-name="ce33" office:value-type="string" calcext:value-type="string">
            <text:p>null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8" table:style-name="ce33" office:value-type="string" calcext:value-type="string">
            <text:p>null</text:p>
          </table:table-cell>
          <table:table-cell table:style-name="ce29" office:value-type="string" calcext:value-type="string">
            <text:p>luke: Fire Seed should not interact with level-based spell protections</text:p>
          </table:table-cell>
          <table:table-cell table:number-columns-repeated="1011"/>
        </table:table-row>
        <table:table-row table:style-name="ro3">
          <table:table-cell table:style-name="ce29" office:value-type="string" calcext:value-type="string">
            <text:p>ghoult</text:p>
          </table:table-cell>
          <table:table-cell table:number-columns-repeated="2" table:style-name="ce33" office:value-type="string" calcext:value-type="string">
            <text:p>null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8" table:style-name="ce33" office:value-type="string" calcext:value-type="string">
            <text:p>null</text:p>
          </table:table-cell>
          <table:table-cell table:style-name="ce29" office:value-type="string" calcext:value-type="string">
            <text:p>luke: Ghoul Touch – should not interact with spell protections</text:p>
          </table:table-cell>
          <table:table-cell table:number-columns-repeated="1011"/>
        </table:table-row>
        <table:table-row table:style-name="ro3">
          <table:table-cell table:style-name="ce29" office:value-type="string" calcext:value-type="string">
            <text:p>melfmet</text:p>
          </table:table-cell>
          <table:table-cell table:number-columns-repeated="2" table:style-name="ce33" office:value-type="string" calcext:value-type="string">
            <text:p>null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8" table:style-name="ce33" office:value-type="string" calcext:value-type="string">
            <text:p>null</text:p>
          </table:table-cell>
          <table:table-cell table:style-name="ce29" office:value-type="string" calcext:value-type="string">
            <text:p>luke: Melf's Minute Meteors – should not interact with spell protections</text:p>
          </table:table-cell>
          <table:table-cell table:number-columns-repeated="1011"/>
        </table:table-row>
        <table:table-row table:style-name="ro3" table:number-rows-repeated="55">
          <table:table-cell table:style-name="ce29"/>
          <table:table-cell table:style-name="ce33" table:number-columns-repeated="11"/>
          <table:table-cell table:style-name="ce29"/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29"/>
          <table:table-cell table:style-name="ce33" table:number-columns-repeated="11"/>
          <table:table-cell table:style-name="ce29"/>
          <table:table-cell table:number-columns-repeated="1011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2 item'.A1:'bg2 item'.AMJ1048576">
            <calcext:condition calcext:apply-style-name="Bad" calcext:value="formula-is((COUNTIF([.$A$1:.$A$1048576];[.$A1]) &gt; 1))" calcext:base-cell-address="'bg2 item'.A1"/>
          </calcext:conditional-format>
        </calcext:conditional-formats>
      </table:table>
      <table:table table:name="bg2 itm_array" table:style-name="ta1">
        <table:table-column table:style-name="co23" table:default-cell-style-name="Default"/>
        <table:table-row table:style-name="ro3">
          <table:table-cell table:formula="of:=CONCATENATE(;&quot;  &quot;;[$'bg2 item'.$A1];&quot;, &quot;;[$'bg2 item'.$B1];&quot;, &quot;;[$'bg2 item'.$C1];&quot;, &quot;;[$'bg2 item'.$D1];&quot;, &quot;;[$'bg2 item'.$E1];&quot;, &quot;;[$'bg2 item'.$F1];&quot;, &quot;;[$'bg2 item'.$G1];&quot;, &quot;;[$'bg2 item'.$H1];&quot;, &quot;;[$'bg2 item'.$I1];&quot;, &quot;;[$'bg2 item'.$J1];&quot;, &quot;;[$'bg2 item'.$K1];&quot;, &quot;;[$'bg2 item'.$L1];&quot; =&gt; &quot;;[$'bg2 item'.$A1];&quot; // &quot;;[$'bg2 item'.$M1])" office:value-type="string" office:string-value="  file, timing, magical, power, speed, weight, thac0, lore, type, prof, enchantment, dispellable =&gt; file // notes" calcext:value-type="string">
            <text:p><text:s text:c="2"/>file, timing, magical, power, speed, weight, thac0, lore, type, prof, enchantment, dispellable =&gt; file // notes</text:p>
          </table:table-cell>
        </table:table-row>
        <table:table-row table:style-name="ro3">
          <table:table-cell table:formula="of:=CONCATENATE(;&quot;  &quot;;[$'bg2 item'.$A2];&quot;, &quot;;[$'bg2 item'.$B2];&quot;, &quot;;[$'bg2 item'.$C2];&quot;, &quot;;[$'bg2 item'.$D2];&quot;, &quot;;[$'bg2 item'.$E2];&quot;, &quot;;[$'bg2 item'.$F2];&quot;, &quot;;[$'bg2 item'.$G2];&quot;, &quot;;[$'bg2 item'.$H2];&quot;, &quot;;[$'bg2 item'.$I2];&quot;, &quot;;[$'bg2 item'.$J2];&quot;, &quot;;[$'bg2 item'.$K2];&quot;, &quot;;[$'bg2 item'.$L2];&quot; =&gt; &quot;;[$'bg2 item'.$A2];&quot; // &quot;;[$'bg2 item'.$M2])" office:value-type="string" office:string-value="  aegis, null, null, null, null, null, null, null, null, null, 3, null =&gt; aegis // tbd, cam: aegis fang has wrong enchantment level" calcext:value-type="string">
            <text:p><text:s text:c="2"/>aegis, null, null, null, null, null, null, null, null, null, 3, null =&gt; aegis // tbd, cam: aegis fang has wrong enchantment level</text:p>
          </table:table-cell>
        </table:table-row>
        <table:table-row table:style-name="ro3">
          <table:table-cell table:formula="of:=CONCATENATE(;&quot;  &quot;;[$'bg2 item'.$A3];&quot;, &quot;;[$'bg2 item'.$B3];&quot;, &quot;;[$'bg2 item'.$C3];&quot;, &quot;;[$'bg2 item'.$D3];&quot;, &quot;;[$'bg2 item'.$E3];&quot;, &quot;;[$'bg2 item'.$F3];&quot;, &quot;;[$'bg2 item'.$G3];&quot;, &quot;;[$'bg2 item'.$H3];&quot;, &quot;;[$'bg2 item'.$I3];&quot;, &quot;;[$'bg2 item'.$J3];&quot;, &quot;;[$'bg2 item'.$K3];&quot;, &quot;;[$'bg2 item'.$L3];&quot; =&gt; &quot;;[$'bg2 item'.$A3];&quot; // &quot;;[$'bg2 item'.$M3])" office:value-type="string" office:string-value="  aegis2, null, null, null, null, null, null, null, null, null, 3, null =&gt; aegis2 // tbd, cam: aegis fang has wrong enchantment level" calcext:value-type="string">
            <text:p><text:s text:c="2"/>aegis2, null, null, null, null, null, null, null, null, null, 3, null =&gt; aegis2 // tbd, cam: aegis fang has wrong enchantment level</text:p>
          </table:table-cell>
        </table:table-row>
        <table:table-row table:style-name="ro3">
          <table:table-cell table:formula="of:=CONCATENATE(;&quot;  &quot;;[$'bg2 item'.$A4];&quot;, &quot;;[$'bg2 item'.$B4];&quot;, &quot;;[$'bg2 item'.$C4];&quot;, &quot;;[$'bg2 item'.$D4];&quot;, &quot;;[$'bg2 item'.$E4];&quot;, &quot;;[$'bg2 item'.$F4];&quot;, &quot;;[$'bg2 item'.$G4];&quot;, &quot;;[$'bg2 item'.$H4];&quot;, &quot;;[$'bg2 item'.$I4];&quot;, &quot;;[$'bg2 item'.$J4];&quot;, &quot;;[$'bg2 item'.$K4];&quot;, &quot;;[$'bg2 item'.$L4];&quot; =&gt; &quot;;[$'bg2 item'.$A4];&quot; // &quot;;[$'bg2 item'.$M4])" office:value-type="string" office:string-value="  eneblade, null, null, 0, null, null, null, null, null, null, null, null =&gt; eneblade // luke: Energy Blade – should not interact with spell protections" calcext:value-type="string">
            <text:p><text:s text:c="2"/>eneblade, null, null, 0, null, null, null, null, null, null, null, null =&gt; eneblade // luke: Energy Blade – should not interact with spell protections</text:p>
          </table:table-cell>
        </table:table-row>
        <table:table-row table:style-name="ro3">
          <table:table-cell table:formula="of:=CONCATENATE(;&quot;  &quot;;[$'bg2 item'.$A5];&quot;, &quot;;[$'bg2 item'.$B5];&quot;, &quot;;[$'bg2 item'.$C5];&quot;, &quot;;[$'bg2 item'.$D5];&quot;, &quot;;[$'bg2 item'.$E5];&quot;, &quot;;[$'bg2 item'.$F5];&quot;, &quot;;[$'bg2 item'.$G5];&quot;, &quot;;[$'bg2 item'.$H5];&quot;, &quot;;[$'bg2 item'.$I5];&quot;, &quot;;[$'bg2 item'.$J5];&quot;, &quot;;[$'bg2 item'.$K5];&quot;, &quot;;[$'bg2 item'.$L5];&quot; =&gt; &quot;;[$'bg2 item'.$A5];&quot; // &quot;;[$'bg2 item'.$M5])" office:value-type="string" office:string-value="  fblade, null, null, 0, null, null, null, null, null, null, null, null =&gt; fblade // luke: flame blade should not interact with level-based spell protections" calcext:value-type="string">
            <text:p><text:s text:c="2"/>fblade, null, null, 0, null, null, null, null, null, null, null, null =&gt; fblade // luke: flame blade should not interact with level-based spell protections</text:p>
          </table:table-cell>
        </table:table-row>
        <table:table-row table:style-name="ro3">
          <table:table-cell table:formula="of:=CONCATENATE(;&quot;  &quot;;[$'bg2 item'.$A6];&quot;, &quot;;[$'bg2 item'.$B6];&quot;, &quot;;[$'bg2 item'.$C6];&quot;, &quot;;[$'bg2 item'.$D6];&quot;, &quot;;[$'bg2 item'.$E6];&quot;, &quot;;[$'bg2 item'.$F6];&quot;, &quot;;[$'bg2 item'.$G6];&quot;, &quot;;[$'bg2 item'.$H6];&quot;, &quot;;[$'bg2 item'.$I6];&quot;, &quot;;[$'bg2 item'.$J6];&quot;, &quot;;[$'bg2 item'.$K6];&quot;, &quot;;[$'bg2 item'.$L6];&quot; =&gt; &quot;;[$'bg2 item'.$A6];&quot; // &quot;;[$'bg2 item'.$M6])" office:value-type="string" office:string-value="  fireseed, null, null, 0, null, null, null, null, null, null, null, null =&gt; fireseed // luke: Fire Seed should not interact with level-based spell protections" calcext:value-type="string">
            <text:p><text:s text:c="2"/>fireseed, null, null, 0, null, null, null, null, null, null, null, null =&gt; fireseed // luke: Fire Seed should not interact with level-based spell protections</text:p>
          </table:table-cell>
        </table:table-row>
        <table:table-row table:style-name="ro3">
          <table:table-cell table:formula="of:=CONCATENATE(;&quot;  &quot;;[$'bg2 item'.$A7];&quot;, &quot;;[$'bg2 item'.$B7];&quot;, &quot;;[$'bg2 item'.$C7];&quot;, &quot;;[$'bg2 item'.$D7];&quot;, &quot;;[$'bg2 item'.$E7];&quot;, &quot;;[$'bg2 item'.$F7];&quot;, &quot;;[$'bg2 item'.$G7];&quot;, &quot;;[$'bg2 item'.$H7];&quot;, &quot;;[$'bg2 item'.$I7];&quot;, &quot;;[$'bg2 item'.$J7];&quot;, &quot;;[$'bg2 item'.$K7];&quot;, &quot;;[$'bg2 item'.$L7];&quot; =&gt; &quot;;[$'bg2 item'.$A7];&quot; // &quot;;[$'bg2 item'.$M7])" office:value-type="string" office:string-value="  ghoult, null, null, 0, null, null, null, null, null, null, null, null =&gt; ghoult // luke: Ghoul Touch – should not interact with spell protections" calcext:value-type="string">
            <text:p><text:s text:c="2"/>ghoult, null, null, 0, null, null, null, null, null, null, null, null =&gt; ghoult // luke: Ghoul Touch – should not interact with spell protections</text:p>
          </table:table-cell>
        </table:table-row>
        <table:table-row table:style-name="ro3">
          <table:table-cell table:formula="of:=CONCATENATE(;&quot;  &quot;;[$'bg2 item'.$A8];&quot;, &quot;;[$'bg2 item'.$B8];&quot;, &quot;;[$'bg2 item'.$C8];&quot;, &quot;;[$'bg2 item'.$D8];&quot;, &quot;;[$'bg2 item'.$E8];&quot;, &quot;;[$'bg2 item'.$F8];&quot;, &quot;;[$'bg2 item'.$G8];&quot;, &quot;;[$'bg2 item'.$H8];&quot;, &quot;;[$'bg2 item'.$I8];&quot;, &quot;;[$'bg2 item'.$J8];&quot;, &quot;;[$'bg2 item'.$K8];&quot;, &quot;;[$'bg2 item'.$L8];&quot; =&gt; &quot;;[$'bg2 item'.$A8];&quot; // &quot;;[$'bg2 item'.$M8])" office:value-type="string" office:string-value="  melfmet, null, null, 0, null, null, null, null, null, null, null, null =&gt; melfmet // luke: Melf's Minute Meteors – should not interact with spell protections" calcext:value-type="string">
            <text:p><text:s text:c="2"/>melfmet, null, null, 0, null, null, null, null, null, null, null, null =&gt; melfmet // luke: Melf's Minute Meteors – should not interact with spell protections</text:p>
          </table:table-cell>
        </table:table-row>
        <table:table-row table:style-name="ro3" table:number-rows-repeated="591">
          <table:table-cell/>
        </table:table-row>
        <table:table-row table:style-name="ro3">
          <table:table-cell table:style-name="ce73"/>
        </table:table-row>
      </table:table>
      <table:table table:name="bg2 spell" table:style-name="ta1">
        <table:table-column table:style-name="co24" table:default-cell-style-name="ce37"/>
        <table:table-column table:style-name="co17" table:default-cell-style-name="ce77"/>
        <table:table-column table:style-name="co25" table:default-cell-style-name="ce77"/>
        <table:table-column table:style-name="co19" table:default-cell-style-name="ce77"/>
        <table:table-column table:style-name="co26" table:default-cell-style-name="ce77"/>
        <table:table-column table:style-name="co1" table:default-cell-style-name="ce77"/>
        <table:table-column table:style-name="co15" table:default-cell-style-name="ce77"/>
        <table:table-column table:style-name="co19" table:default-cell-style-name="ce77"/>
        <table:table-column table:style-name="co7" table:default-cell-style-name="ce77"/>
        <table:table-column table:style-name="co27" table:default-cell-style-name="ce77"/>
        <table:table-column table:style-name="co14" table:default-cell-style-name="ce77"/>
        <table:table-column table:style-name="co2" table:default-cell-style-name="ce77"/>
        <table:table-column table:style-name="co28" table:default-cell-style-name="ce78"/>
        <table:table-column table:style-name="co12" table:number-columns-repeated="1011" table:default-cell-style-name="ce78"/>
        <table:table-row table:style-name="ro3">
          <table:table-cell table:style-name="ce74" office:value-type="string" calcext:value-type="string">
            <text:p>file</text:p>
          </table:table-cell>
          <table:table-cell table:style-name="ce76" office:value-type="string" calcext:value-type="string">
            <text:p>power</text:p>
          </table:table-cell>
          <table:table-cell table:style-name="ce76" office:value-type="string" calcext:value-type="string">
            <text:p>resist_dispel</text:p>
          </table:table-cell>
          <table:table-cell table:style-name="ce76" office:value-type="string" calcext:value-type="string">
            <text:p>stack</text:p>
          </table:table-cell>
          <table:table-cell table:style-name="ce76" office:value-type="string" calcext:value-type="string">
            <text:p>level</text:p>
          </table:table-cell>
          <table:table-cell table:style-name="ce76" office:value-type="string" calcext:value-type="string">
            <text:p>wild_magic</text:p>
          </table:table-cell>
          <table:table-cell table:style-name="ce76" office:value-type="string" calcext:value-type="string">
            <text:p>speed</text:p>
          </table:table-cell>
          <table:table-cell table:style-name="ce76" office:value-type="string" calcext:value-type="string">
            <text:p>range</text:p>
          </table:table-cell>
          <table:table-cell table:style-name="ce76" office:value-type="string" calcext:value-type="string">
            <text:p>animation</text:p>
          </table:table-cell>
          <table:table-cell table:style-name="ce76" office:value-type="string" calcext:value-type="string">
            <text:p>school</text:p>
          </table:table-cell>
          <table:table-cell table:style-name="ce76" office:value-type="string" calcext:value-type="string">
            <text:p>secondary</text:p>
          </table:table-cell>
          <table:table-cell table:style-name="ce76" office:value-type="string" calcext:value-type="string">
            <text:p>type</text:p>
          </table:table-cell>
          <table:table-cell table:style-name="ce74" office:value-type="string" calcext:value-type="string">
            <text:p>notes</text:p>
          </table:table-cell>
          <table:table-cell table:style-name="ce74" table:number-columns-repeated="1011"/>
        </table:table-row>
        <table:table-row table:style-name="ro3">
          <table:table-cell office:value-type="string" calcext:value-type="string">
            <text:p>%WIZARD_CHILL_TOUCH%a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luke: Chill Touch – should not interact with spell protection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DEAFNES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Deafness – should not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PHERE_OF_CHAO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phere of Chaos – make sure all effects are subjected to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TONE_TO_FLESH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tone to Flesh – make sure all effects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WRAITH_FORM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Wraithform – make sure all limited effects are dispellabl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rgrbrht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elstone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e-5931, cam: <text:s/>Stoneskin from Demogorgon &amp; Melissan cannot be breached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35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5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5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6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6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7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1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1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2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2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3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3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4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2 spell'.A2:'bg2 spell'.A1048576">
            <calcext:condition calcext:apply-style-name="Bad" calcext:value="formula-is((COUNTIF([.A$1:.A$1048576];[.$A2]) &gt; 1))" calcext:base-cell-address="'bg2 spell'.A2"/>
          </calcext:conditional-format>
        </calcext:conditional-formats>
      </table:table>
      <table:table table:name="bg2 spl_array" table:style-name="ta1">
        <table:table-column table:style-name="co29" table:default-cell-style-name="Default"/>
        <table:table-row table:style-name="ro3">
          <table:table-cell table:formula="of:=CONCATENATE(&quot;  ~&quot;;[$'bg2 spell'.$A1];&quot;~, &quot;;[$'bg2 spell'.$B1];&quot;, &quot;;[$'bg2 spell'.$C1];&quot;, &quot;;[$'bg2 spell'.$D1];&quot;, &quot;;[$'bg2 spell'.$E1];&quot;, &quot;;[$'bg2 spell'.$F1];&quot;, &quot;;[$'bg2 spell'.$G1];&quot;, &quot;;[$'bg2 spell'.$H1];&quot;, &quot;;[$'bg2 spell'.$I1];&quot;, &quot;;[$'bg2 spell'.$J1];&quot;, &quot;;[$'bg2 spell'.$K1];&quot;, &quot;;[$'bg2 spell'.$L1];&quot; =&gt; ~&quot;;[$'bg2 spell'.$A1];&quot;~ // &quot;;[$'bg2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bg2 spell'.$A2];&quot;~, &quot;;[$'bg2 spell'.$B2];&quot;, &quot;;[$'bg2 spell'.$C2];&quot;, &quot;;[$'bg2 spell'.$D2];&quot;, &quot;;[$'bg2 spell'.$E2];&quot;, &quot;;[$'bg2 spell'.$F2];&quot;, &quot;;[$'bg2 spell'.$G2];&quot;, &quot;;[$'bg2 spell'.$H2];&quot;, &quot;;[$'bg2 spell'.$I2];&quot;, &quot;;[$'bg2 spell'.$J2];&quot;, &quot;;[$'bg2 spell'.$K2];&quot;, &quot;;[$'bg2 spell'.$L2];&quot; =&gt; ~&quot;;[$'bg2 spell'.$A2];&quot;~ // &quot;;[$'bg2 spell'.$M2])" office:value-type="string" office:string-value="  ~%WIZARD_CHILL_TOUCH%a~, 0, null, null, null, null, null, null, null, null, null, null =&gt; ~%WIZARD_CHILL_TOUCH%a~ // luke: Chill Touch – should not interact with spell protections" calcext:value-type="string">
            <text:p><text:s text:c="2"/>~%WIZARD_CHILL_TOUCH%a~, 0, null, null, null, null, null, null, null, null, null, null =&gt; ~%WIZARD_CHILL_TOUCH%a~ // luke: Chill Touch – should not interact with spell protections</text:p>
          </table:table-cell>
        </table:table-row>
        <table:table-row table:style-name="ro3">
          <table:table-cell table:formula="of:=CONCATENATE(&quot;  ~&quot;;[$'bg2 spell'.$A3];&quot;~, &quot;;[$'bg2 spell'.$B3];&quot;, &quot;;[$'bg2 spell'.$C3];&quot;, &quot;;[$'bg2 spell'.$D3];&quot;, &quot;;[$'bg2 spell'.$E3];&quot;, &quot;;[$'bg2 spell'.$F3];&quot;, &quot;;[$'bg2 spell'.$G3];&quot;, &quot;;[$'bg2 spell'.$H3];&quot;, &quot;;[$'bg2 spell'.$I3];&quot;, &quot;;[$'bg2 spell'.$J3];&quot;, &quot;;[$'bg2 spell'.$K3];&quot;, &quot;;[$'bg2 spell'.$L3];&quot; =&gt; ~&quot;;[$'bg2 spell'.$A3];&quot;~ // &quot;;[$'bg2 spell'.$M3])" office:value-type="string" office:string-value="  ~%WIZARD_DEAFNESS%~, null, 1, null, null, null, null, null, null, null, null, null =&gt; ~%WIZARD_DEAFNESS%~ // luke: Deafness – should not bypass Magic Resistance" calcext:value-type="string">
            <text:p><text:s text:c="2"/>~%WIZARD_DEAFNESS%~, null, 1, null, null, null, null, null, null, null, null, null =&gt; ~%WIZARD_DEAFNESS%~ // luke: Deafness – should not bypass Magic Resistance</text:p>
          </table:table-cell>
        </table:table-row>
        <table:table-row table:style-name="ro3">
          <table:table-cell table:formula="of:=CONCATENATE(&quot;  ~&quot;;[$'bg2 spell'.$A4];&quot;~, &quot;;[$'bg2 spell'.$B4];&quot;, &quot;;[$'bg2 spell'.$C4];&quot;, &quot;;[$'bg2 spell'.$D4];&quot;, &quot;;[$'bg2 spell'.$E4];&quot;, &quot;;[$'bg2 spell'.$F4];&quot;, &quot;;[$'bg2 spell'.$G4];&quot;, &quot;;[$'bg2 spell'.$H4];&quot;, &quot;;[$'bg2 spell'.$I4];&quot;, &quot;;[$'bg2 spell'.$J4];&quot;, &quot;;[$'bg2 spell'.$K4];&quot;, &quot;;[$'bg2 spell'.$L4];&quot; =&gt; ~&quot;;[$'bg2 spell'.$A4];&quot;~ // &quot;;[$'bg2 spell'.$M4])" office:value-type="string" office:string-value="  ~%WIZARD_SPHERE_OF_CHAOS%~, null, 1, null, null, null, null, null, null, null, null, null =&gt; ~%WIZARD_SPHERE_OF_CHAOS%~ // luke: Sphere of Chaos – make sure all effects are subjected to Magic Resistance" calcext:value-type="string">
            <text:p><text:s text:c="2"/>~%WIZARD_SPHERE_OF_CHAOS%~, null, 1, null, null, null, null, null, null, null, null, null =&gt; ~%WIZARD_SPHERE_OF_CHAOS%~ // luke: Sphere of Chaos – make sure all effects are subjected to Magic Resistance</text:p>
          </table:table-cell>
        </table:table-row>
        <table:table-row table:style-name="ro3">
          <table:table-cell table:formula="of:=CONCATENATE(&quot;  ~&quot;;[$'bg2 spell'.$A5];&quot;~, &quot;;[$'bg2 spell'.$B5];&quot;, &quot;;[$'bg2 spell'.$C5];&quot;, &quot;;[$'bg2 spell'.$D5];&quot;, &quot;;[$'bg2 spell'.$E5];&quot;, &quot;;[$'bg2 spell'.$F5];&quot;, &quot;;[$'bg2 spell'.$G5];&quot;, &quot;;[$'bg2 spell'.$H5];&quot;, &quot;;[$'bg2 spell'.$I5];&quot;, &quot;;[$'bg2 spell'.$J5];&quot;, &quot;;[$'bg2 spell'.$K5];&quot;, &quot;;[$'bg2 spell'.$L5];&quot; =&gt; ~&quot;;[$'bg2 spell'.$A5];&quot;~ // &quot;;[$'bg2 spell'.$M5])" office:value-type="string" office:string-value="  ~%WIZARD_STONE_TO_FLESH%~, null, 2, null, null, null, null, null, null, null, null, null =&gt; ~%WIZARD_STONE_TO_FLESH%~ // luke: Stone to Flesh – make sure all effects bypass Magic Resistance" calcext:value-type="string">
            <text:p><text:s text:c="2"/>~%WIZARD_STONE_TO_FLESH%~, null, 2, null, null, null, null, null, null, null, null, null =&gt; ~%WIZARD_STONE_TO_FLESH%~ // luke: Stone to Flesh – make sure all effects bypass Magic Resistance</text:p>
          </table:table-cell>
        </table:table-row>
        <table:table-row table:style-name="ro3">
          <table:table-cell table:formula="of:=CONCATENATE(&quot;  ~&quot;;[$'bg2 spell'.$A6];&quot;~, &quot;;[$'bg2 spell'.$B6];&quot;, &quot;;[$'bg2 spell'.$C6];&quot;, &quot;;[$'bg2 spell'.$D6];&quot;, &quot;;[$'bg2 spell'.$E6];&quot;, &quot;;[$'bg2 spell'.$F6];&quot;, &quot;;[$'bg2 spell'.$G6];&quot;, &quot;;[$'bg2 spell'.$H6];&quot;, &quot;;[$'bg2 spell'.$I6];&quot;, &quot;;[$'bg2 spell'.$J6];&quot;, &quot;;[$'bg2 spell'.$K6];&quot;, &quot;;[$'bg2 spell'.$L6];&quot; =&gt; ~&quot;;[$'bg2 spell'.$A6];&quot;~ // &quot;;[$'bg2 spell'.$M6])" office:value-type="string" office:string-value="  ~%WIZARD_WRAITH_FORM%~, null, 3, null, null, null, null, null, null, null, null, null =&gt; ~%WIZARD_WRAITH_FORM%~ // luke: Wraithform – make sure all limited effects are dispellable" calcext:value-type="string">
            <text:p><text:s text:c="2"/>~%WIZARD_WRAITH_FORM%~, null, 3, null, null, null, null, null, null, null, null, null =&gt; ~%WIZARD_WRAITH_FORM%~ // luke: Wraithform – make sure all limited effects are dispellable</text:p>
          </table:table-cell>
        </table:table-row>
        <table:table-row table:style-name="ro3">
          <table:table-cell table:formula="of:=CONCATENATE(&quot;  ~&quot;;[$'bg2 spell'.$A7];&quot;~, &quot;;[$'bg2 spell'.$B7];&quot;, &quot;;[$'bg2 spell'.$C7];&quot;, &quot;;[$'bg2 spell'.$D7];&quot;, &quot;;[$'bg2 spell'.$E7];&quot;, &quot;;[$'bg2 spell'.$F7];&quot;, &quot;;[$'bg2 spell'.$G7];&quot;, &quot;;[$'bg2 spell'.$H7];&quot;, &quot;;[$'bg2 spell'.$I7];&quot;, &quot;;[$'bg2 spell'.$J7];&quot;, &quot;;[$'bg2 spell'.$K7];&quot;, &quot;;[$'bg2 spell'.$L7];&quot; =&gt; ~&quot;;[$'bg2 spell'.$A7];&quot;~ // &quot;;[$'bg2 spell'.$M7])" office:value-type="string" office:string-value="  ~drgrbrht~, null, null, null, null, null, null, null, null, 0, 0, null =&gt; ~drgrbrht~ // tbd, cam: dragon breath fixes: generalist mages shouldn't get +2 to saves; also blank secondary type; other fixes for blue dragon breath" calcext:value-type="string">
            <text:p><text:s text:c="2"/>~drgrbrht~, null, null, null, null, null, null, null, null, 0, 0, null =&gt; ~drgrbrht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8];&quot;~, &quot;;[$'bg2 spell'.$B8];&quot;, &quot;;[$'bg2 spell'.$C8];&quot;, &quot;;[$'bg2 spell'.$D8];&quot;, &quot;;[$'bg2 spell'.$E8];&quot;, &quot;;[$'bg2 spell'.$F8];&quot;, &quot;;[$'bg2 spell'.$G8];&quot;, &quot;;[$'bg2 spell'.$H8];&quot;, &quot;;[$'bg2 spell'.$I8];&quot;, &quot;;[$'bg2 spell'.$J8];&quot;, &quot;;[$'bg2 spell'.$K8];&quot;, &quot;;[$'bg2 spell'.$L8];&quot; =&gt; ~&quot;;[$'bg2 spell'.$A8];&quot;~ // &quot;;[$'bg2 spell'.$M8])" office:value-type="string" office:string-value="  ~melstone~, null, null, null, null, null, null, null, null, null, 7, null =&gt; ~melstone~ // ie-5931, cam:  Stoneskin from Demogorgon &amp; Melissan cannot be breached" calcext:value-type="string">
            <text:p><text:s text:c="2"/>~melstone~, null, null, null, null, null, null, null, null, null, 7, null =&gt; ~melstone~ // ie-5931, cam: <text:s/>Stoneskin from Demogorgon &amp; Melissan cannot be breached</text:p>
          </table:table-cell>
        </table:table-row>
        <table:table-row table:style-name="ro3">
          <table:table-cell table:formula="of:=CONCATENATE(&quot;  ~&quot;;[$'bg2 spell'.$A9];&quot;~, &quot;;[$'bg2 spell'.$B9];&quot;, &quot;;[$'bg2 spell'.$C9];&quot;, &quot;;[$'bg2 spell'.$D9];&quot;, &quot;;[$'bg2 spell'.$E9];&quot;, &quot;;[$'bg2 spell'.$F9];&quot;, &quot;;[$'bg2 spell'.$G9];&quot;, &quot;;[$'bg2 spell'.$H9];&quot;, &quot;;[$'bg2 spell'.$I9];&quot;, &quot;;[$'bg2 spell'.$J9];&quot;, &quot;;[$'bg2 spell'.$K9];&quot;, &quot;;[$'bg2 spell'.$L9];&quot; =&gt; ~&quot;;[$'bg2 spell'.$A9];&quot;~ // &quot;;[$'bg2 spell'.$M9])" office:value-type="string" office:string-value="  ~spin535~, null, null, null, null, null, null, null, null, 0, 0, null =&gt; ~spin535~ // tbd, cam: dragon breath fixes: generalist mages shouldn't get +2 to saves; also blank secondary type; other fixes for blue dragon breath" calcext:value-type="string">
            <text:p><text:s text:c="2"/>~spin535~, null, null, null, null, null, null, null, null, 0, 0, null =&gt; ~spin535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10];&quot;~, &quot;;[$'bg2 spell'.$B10];&quot;, &quot;;[$'bg2 spell'.$C10];&quot;, &quot;;[$'bg2 spell'.$D10];&quot;, &quot;;[$'bg2 spell'.$E10];&quot;, &quot;;[$'bg2 spell'.$F10];&quot;, &quot;;[$'bg2 spell'.$G10];&quot;, &quot;;[$'bg2 spell'.$H10];&quot;, &quot;;[$'bg2 spell'.$I10];&quot;, &quot;;[$'bg2 spell'.$J10];&quot;, &quot;;[$'bg2 spell'.$K10];&quot;, &quot;;[$'bg2 spell'.$L10];&quot; =&gt; ~&quot;;[$'bg2 spell'.$A10];&quot;~ // &quot;;[$'bg2 spell'.$M10])" office:value-type="string" office:string-value="  ~spin595~, null, null, null, null, null, null, null, null, 0, 0, null =&gt; ~spin595~ // tbd, cam: dragon breath fixes: generalist mages shouldn't get +2 to saves; also blank secondary type; other fixes for blue dragon breath" calcext:value-type="string">
            <text:p><text:s text:c="2"/>~spin595~, null, null, null, null, null, null, null, null, 0, 0, null =&gt; ~spin595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11];&quot;~, &quot;;[$'bg2 spell'.$B11];&quot;, &quot;;[$'bg2 spell'.$C11];&quot;, &quot;;[$'bg2 spell'.$D11];&quot;, &quot;;[$'bg2 spell'.$E11];&quot;, &quot;;[$'bg2 spell'.$F11];&quot;, &quot;;[$'bg2 spell'.$G11];&quot;, &quot;;[$'bg2 spell'.$H11];&quot;, &quot;;[$'bg2 spell'.$I11];&quot;, &quot;;[$'bg2 spell'.$J11];&quot;, &quot;;[$'bg2 spell'.$K11];&quot;, &quot;;[$'bg2 spell'.$L11];&quot; =&gt; ~&quot;;[$'bg2 spell'.$A11];&quot;~ // &quot;;[$'bg2 spell'.$M11])" office:value-type="string" office:string-value="  ~spin595v~, null, null, null, null, null, null, null, null, 0, 0, null =&gt; ~spin595v~ // tbd, cam: dragon breath fixes: generalist mages shouldn't get +2 to saves; also blank secondary type; other fixes for blue dragon breath" calcext:value-type="string">
            <text:p><text:s text:c="2"/>~spin595v~, null, null, null, null, null, null, null, null, 0, 0, null =&gt; ~spin595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12];&quot;~, &quot;;[$'bg2 spell'.$B12];&quot;, &quot;;[$'bg2 spell'.$C12];&quot;, &quot;;[$'bg2 spell'.$D12];&quot;, &quot;;[$'bg2 spell'.$E12];&quot;, &quot;;[$'bg2 spell'.$F12];&quot;, &quot;;[$'bg2 spell'.$G12];&quot;, &quot;;[$'bg2 spell'.$H12];&quot;, &quot;;[$'bg2 spell'.$I12];&quot;, &quot;;[$'bg2 spell'.$J12];&quot;, &quot;;[$'bg2 spell'.$K12];&quot;, &quot;;[$'bg2 spell'.$L12];&quot; =&gt; ~&quot;;[$'bg2 spell'.$A12];&quot;~ // &quot;;[$'bg2 spell'.$M12])" office:value-type="string" office:string-value="  ~spin596~, null, null, null, null, null, null, null, null, 0, 0, null =&gt; ~spin596~ // tbd, cam: dragon breath fixes: generalist mages shouldn't get +2 to saves; also blank secondary type; other fixes for blue dragon breath" calcext:value-type="string">
            <text:p><text:s text:c="2"/>~spin596~, null, null, null, null, null, null, null, null, 0, 0, null =&gt; ~spin596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13];&quot;~, &quot;;[$'bg2 spell'.$B13];&quot;, &quot;;[$'bg2 spell'.$C13];&quot;, &quot;;[$'bg2 spell'.$D13];&quot;, &quot;;[$'bg2 spell'.$E13];&quot;, &quot;;[$'bg2 spell'.$F13];&quot;, &quot;;[$'bg2 spell'.$G13];&quot;, &quot;;[$'bg2 spell'.$H13];&quot;, &quot;;[$'bg2 spell'.$I13];&quot;, &quot;;[$'bg2 spell'.$J13];&quot;, &quot;;[$'bg2 spell'.$K13];&quot;, &quot;;[$'bg2 spell'.$L13];&quot; =&gt; ~&quot;;[$'bg2 spell'.$A13];&quot;~ // &quot;;[$'bg2 spell'.$M13])" office:value-type="string" office:string-value="  ~spin596v~, null, null, null, null, null, null, null, null, 0, 0, null =&gt; ~spin596v~ // tbd, cam: dragon breath fixes: generalist mages shouldn't get +2 to saves; also blank secondary type; other fixes for blue dragon breath" calcext:value-type="string">
            <text:p><text:s text:c="2"/>~spin596v~, null, null, null, null, null, null, null, null, 0, 0, null =&gt; ~spin596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14];&quot;~, &quot;;[$'bg2 spell'.$B14];&quot;, &quot;;[$'bg2 spell'.$C14];&quot;, &quot;;[$'bg2 spell'.$D14];&quot;, &quot;;[$'bg2 spell'.$E14];&quot;, &quot;;[$'bg2 spell'.$F14];&quot;, &quot;;[$'bg2 spell'.$G14];&quot;, &quot;;[$'bg2 spell'.$H14];&quot;, &quot;;[$'bg2 spell'.$I14];&quot;, &quot;;[$'bg2 spell'.$J14];&quot;, &quot;;[$'bg2 spell'.$K14];&quot;, &quot;;[$'bg2 spell'.$L14];&quot; =&gt; ~&quot;;[$'bg2 spell'.$A14];&quot;~ // &quot;;[$'bg2 spell'.$M14])" office:value-type="string" office:string-value="  ~spin597~, null, null, null, null, null, null, null, null, 0, 0, null =&gt; ~spin597~ // tbd, cam: dragon breath fixes: generalist mages shouldn't get +2 to saves; also blank secondary type; other fixes for blue dragon breath" calcext:value-type="string">
            <text:p><text:s text:c="2"/>~spin597~, null, null, null, null, null, null, null, null, 0, 0, null =&gt; ~spin597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15];&quot;~, &quot;;[$'bg2 spell'.$B15];&quot;, &quot;;[$'bg2 spell'.$C15];&quot;, &quot;;[$'bg2 spell'.$D15];&quot;, &quot;;[$'bg2 spell'.$E15];&quot;, &quot;;[$'bg2 spell'.$F15];&quot;, &quot;;[$'bg2 spell'.$G15];&quot;, &quot;;[$'bg2 spell'.$H15];&quot;, &quot;;[$'bg2 spell'.$I15];&quot;, &quot;;[$'bg2 spell'.$J15];&quot;, &quot;;[$'bg2 spell'.$K15];&quot;, &quot;;[$'bg2 spell'.$L15];&quot; =&gt; ~&quot;;[$'bg2 spell'.$A15];&quot;~ // &quot;;[$'bg2 spell'.$M15])" office:value-type="string" office:string-value="  ~spin691~, null, null, null, null, null, null, null, null, 0, 0, null =&gt; ~spin691~ // tbd, cam: dragon breath fixes: generalist mages shouldn't get +2 to saves; also blank secondary type; other fixes for blue dragon breath" calcext:value-type="string">
            <text:p><text:s text:c="2"/>~spin691~, null, null, null, null, null, null, null, null, 0, 0, null =&gt; ~spin691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16];&quot;~, &quot;;[$'bg2 spell'.$B16];&quot;, &quot;;[$'bg2 spell'.$C16];&quot;, &quot;;[$'bg2 spell'.$D16];&quot;, &quot;;[$'bg2 spell'.$E16];&quot;, &quot;;[$'bg2 spell'.$F16];&quot;, &quot;;[$'bg2 spell'.$G16];&quot;, &quot;;[$'bg2 spell'.$H16];&quot;, &quot;;[$'bg2 spell'.$I16];&quot;, &quot;;[$'bg2 spell'.$J16];&quot;, &quot;;[$'bg2 spell'.$K16];&quot;, &quot;;[$'bg2 spell'.$L16];&quot; =&gt; ~&quot;;[$'bg2 spell'.$A16];&quot;~ // &quot;;[$'bg2 spell'.$M16])" office:value-type="string" office:string-value="  ~spin691v~, null, null, null, null, null, null, null, null, 0, 0, null =&gt; ~spin691v~ // tbd, cam: dragon breath fixes: generalist mages shouldn't get +2 to saves; also blank secondary type; other fixes for blue dragon breath" calcext:value-type="string">
            <text:p><text:s text:c="2"/>~spin691v~, null, null, null, null, null, null, null, null, 0, 0, null =&gt; ~spin691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17];&quot;~, &quot;;[$'bg2 spell'.$B17];&quot;, &quot;;[$'bg2 spell'.$C17];&quot;, &quot;;[$'bg2 spell'.$D17];&quot;, &quot;;[$'bg2 spell'.$E17];&quot;, &quot;;[$'bg2 spell'.$F17];&quot;, &quot;;[$'bg2 spell'.$G17];&quot;, &quot;;[$'bg2 spell'.$H17];&quot;, &quot;;[$'bg2 spell'.$I17];&quot;, &quot;;[$'bg2 spell'.$J17];&quot;, &quot;;[$'bg2 spell'.$K17];&quot;, &quot;;[$'bg2 spell'.$L17];&quot; =&gt; ~&quot;;[$'bg2 spell'.$A17];&quot;~ // &quot;;[$'bg2 spell'.$M17])" office:value-type="string" office:string-value="  ~spin693~, null, null, null, null, null, null, null, null, 0, 0, null =&gt; ~spin693~ // tbd, cam: dragon breath fixes: generalist mages shouldn't get +2 to saves; also blank secondary type; other fixes for blue dragon breath" calcext:value-type="string">
            <text:p><text:s text:c="2"/>~spin693~, null, null, null, null, null, null, null, null, 0, 0, null =&gt; ~spin69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18];&quot;~, &quot;;[$'bg2 spell'.$B18];&quot;, &quot;;[$'bg2 spell'.$C18];&quot;, &quot;;[$'bg2 spell'.$D18];&quot;, &quot;;[$'bg2 spell'.$E18];&quot;, &quot;;[$'bg2 spell'.$F18];&quot;, &quot;;[$'bg2 spell'.$G18];&quot;, &quot;;[$'bg2 spell'.$H18];&quot;, &quot;;[$'bg2 spell'.$I18];&quot;, &quot;;[$'bg2 spell'.$J18];&quot;, &quot;;[$'bg2 spell'.$K18];&quot;, &quot;;[$'bg2 spell'.$L18];&quot; =&gt; ~&quot;;[$'bg2 spell'.$A18];&quot;~ // &quot;;[$'bg2 spell'.$M18])" office:value-type="string" office:string-value="  ~spin832~, null, null, null, null, null, null, null, null, 0, 0, null =&gt; ~spin832~ // tbd, cam: dragon breath fixes: generalist mages shouldn't get +2 to saves; also blank secondary type; other fixes for blue dragon breath" calcext:value-type="string">
            <text:p><text:s text:c="2"/>~spin832~, null, null, null, null, null, null, null, null, 0, 0, null =&gt; ~spin832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19];&quot;~, &quot;;[$'bg2 spell'.$B19];&quot;, &quot;;[$'bg2 spell'.$C19];&quot;, &quot;;[$'bg2 spell'.$D19];&quot;, &quot;;[$'bg2 spell'.$E19];&quot;, &quot;;[$'bg2 spell'.$F19];&quot;, &quot;;[$'bg2 spell'.$G19];&quot;, &quot;;[$'bg2 spell'.$H19];&quot;, &quot;;[$'bg2 spell'.$I19];&quot;, &quot;;[$'bg2 spell'.$J19];&quot;, &quot;;[$'bg2 spell'.$K19];&quot;, &quot;;[$'bg2 spell'.$L19];&quot; =&gt; ~&quot;;[$'bg2 spell'.$A19];&quot;~ // &quot;;[$'bg2 spell'.$M19])" office:value-type="string" office:string-value="  ~spin832v~, null, null, null, null, null, null, null, null, 0, 0, null =&gt; ~spin832v~ // tbd, cam: dragon breath fixes: generalist mages shouldn't get +2 to saves; also blank secondary type; other fixes for blue dragon breath" calcext:value-type="string">
            <text:p><text:s text:c="2"/>~spin832v~, null, null, null, null, null, null, null, null, 0, 0, null =&gt; ~spin832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20];&quot;~, &quot;;[$'bg2 spell'.$B20];&quot;, &quot;;[$'bg2 spell'.$C20];&quot;, &quot;;[$'bg2 spell'.$D20];&quot;, &quot;;[$'bg2 spell'.$E20];&quot;, &quot;;[$'bg2 spell'.$F20];&quot;, &quot;;[$'bg2 spell'.$G20];&quot;, &quot;;[$'bg2 spell'.$H20];&quot;, &quot;;[$'bg2 spell'.$I20];&quot;, &quot;;[$'bg2 spell'.$J20];&quot;, &quot;;[$'bg2 spell'.$K20];&quot;, &quot;;[$'bg2 spell'.$L20];&quot; =&gt; ~&quot;;[$'bg2 spell'.$A20];&quot;~ // &quot;;[$'bg2 spell'.$M20])" office:value-type="string" office:string-value="  ~spin833~, null, null, null, null, null, null, null, null, 0, 0, null =&gt; ~spin833~ // tbd, cam: dragon breath fixes: generalist mages shouldn't get +2 to saves; also blank secondary type; other fixes for blue dragon breath" calcext:value-type="string">
            <text:p><text:s text:c="2"/>~spin833~, null, null, null, null, null, null, null, null, 0, 0, null =&gt; ~spin83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21];&quot;~, &quot;;[$'bg2 spell'.$B21];&quot;, &quot;;[$'bg2 spell'.$C21];&quot;, &quot;;[$'bg2 spell'.$D21];&quot;, &quot;;[$'bg2 spell'.$E21];&quot;, &quot;;[$'bg2 spell'.$F21];&quot;, &quot;;[$'bg2 spell'.$G21];&quot;, &quot;;[$'bg2 spell'.$H21];&quot;, &quot;;[$'bg2 spell'.$I21];&quot;, &quot;;[$'bg2 spell'.$J21];&quot;, &quot;;[$'bg2 spell'.$K21];&quot;, &quot;;[$'bg2 spell'.$L21];&quot; =&gt; ~&quot;;[$'bg2 spell'.$A21];&quot;~ // &quot;;[$'bg2 spell'.$M21])" office:value-type="string" office:string-value="  ~spin833v~, null, null, null, null, null, null, null, null, 0, 0, null =&gt; ~spin833v~ // tbd, cam: dragon breath fixes: generalist mages shouldn't get +2 to saves; also blank secondary type; other fixes for blue dragon breath" calcext:value-type="string">
            <text:p><text:s text:c="2"/>~spin833v~, null, null, null, null, null, null, null, null, 0, 0, null =&gt; ~spin833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22];&quot;~, &quot;;[$'bg2 spell'.$B22];&quot;, &quot;;[$'bg2 spell'.$C22];&quot;, &quot;;[$'bg2 spell'.$D22];&quot;, &quot;;[$'bg2 spell'.$E22];&quot;, &quot;;[$'bg2 spell'.$F22];&quot;, &quot;;[$'bg2 spell'.$G22];&quot;, &quot;;[$'bg2 spell'.$H22];&quot;, &quot;;[$'bg2 spell'.$I22];&quot;, &quot;;[$'bg2 spell'.$J22];&quot;, &quot;;[$'bg2 spell'.$K22];&quot;, &quot;;[$'bg2 spell'.$L22];&quot; =&gt; ~&quot;;[$'bg2 spell'.$A22];&quot;~ // &quot;;[$'bg2 spell'.$M22])" office:value-type="string" office:string-value="  ~spin893~, null, null, null, null, null, null, null, null, 0, 0, null =&gt; ~spin893~ // tbd, cam: dragon breath fixes: generalist mages shouldn't get +2 to saves; also blank secondary type; other fixes for blue dragon breath" calcext:value-type="string">
            <text:p><text:s text:c="2"/>~spin893~, null, null, null, null, null, null, null, null, 0, 0, null =&gt; ~spin89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23];&quot;~, &quot;;[$'bg2 spell'.$B23];&quot;, &quot;;[$'bg2 spell'.$C23];&quot;, &quot;;[$'bg2 spell'.$D23];&quot;, &quot;;[$'bg2 spell'.$E23];&quot;, &quot;;[$'bg2 spell'.$F23];&quot;, &quot;;[$'bg2 spell'.$G23];&quot;, &quot;;[$'bg2 spell'.$H23];&quot;, &quot;;[$'bg2 spell'.$I23];&quot;, &quot;;[$'bg2 spell'.$J23];&quot;, &quot;;[$'bg2 spell'.$K23];&quot;, &quot;;[$'bg2 spell'.$L23];&quot; =&gt; ~&quot;;[$'bg2 spell'.$A23];&quot;~ // &quot;;[$'bg2 spell'.$M23])" office:value-type="string" office:string-value="  ~spin893v~, null, null, null, null, null, null, null, null, 0, 0, null =&gt; ~spin893v~ // tbd, cam: dragon breath fixes: generalist mages shouldn't get +2 to saves; also blank secondary type; other fixes for blue dragon breath" calcext:value-type="string">
            <text:p><text:s text:c="2"/>~spin893v~, null, null, null, null, null, null, null, null, 0, 0, null =&gt; ~spin893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24];&quot;~, &quot;;[$'bg2 spell'.$B24];&quot;, &quot;;[$'bg2 spell'.$C24];&quot;, &quot;;[$'bg2 spell'.$D24];&quot;, &quot;;[$'bg2 spell'.$E24];&quot;, &quot;;[$'bg2 spell'.$F24];&quot;, &quot;;[$'bg2 spell'.$G24];&quot;, &quot;;[$'bg2 spell'.$H24];&quot;, &quot;;[$'bg2 spell'.$I24];&quot;, &quot;;[$'bg2 spell'.$J24];&quot;, &quot;;[$'bg2 spell'.$K24];&quot;, &quot;;[$'bg2 spell'.$L24];&quot; =&gt; ~&quot;;[$'bg2 spell'.$A24];&quot;~ // &quot;;[$'bg2 spell'.$M24])" office:value-type="string" office:string-value="  ~spin894~, null, null, null, null, null, null, null, null, 0, 0, null =&gt; ~spin894~ // tbd, cam: dragon breath fixes: generalist mages shouldn't get +2 to saves; also blank secondary type; other fixes for blue dragon breath" calcext:value-type="string">
            <text:p><text:s text:c="2"/>~spin894~, null, null, null, null, null, null, null, null, 0, 0, null =&gt; ~spin894~ // tbd, cam: dragon breath fixes: generalist mages shouldn't get +2 to saves; also blank secondary type; other fixes for blue dragon breath</text:p>
          </table:table-cell>
        </table:table-row>
        <table:table-row table:style-name="ro3" table:number-rows-repeated="575">
          <table:table-cell/>
        </table:table-row>
        <table:table-row table:style-name="ro3">
          <table:table-cell table:style-name="ce73"/>
        </table:table-row>
      </table:table>
      <table:table table:name="iwd creature" table:style-name="ta1">
        <table:table-column table:style-name="co1" table:default-cell-style-name="Default"/>
        <table:table-column table:style-name="co2" table:default-cell-style-name="ce62"/>
        <table:table-column table:style-name="co3" table:default-cell-style-name="ce62"/>
        <table:table-column table:style-name="co4" table:default-cell-style-name="ce62"/>
        <table:table-column table:style-name="co5" table:default-cell-style-name="ce62"/>
        <table:table-column table:style-name="co6" table:default-cell-style-name="ce62"/>
        <table:table-column table:style-name="co7" table:default-cell-style-name="ce62"/>
        <table:table-column table:style-name="co8" table:default-cell-style-name="ce62"/>
        <table:table-column table:style-name="co9" table:default-cell-style-name="ce62"/>
        <table:table-column table:style-name="co10" table:default-cell-style-name="Default"/>
        <table:table-column table:style-name="co11" table:default-cell-style-name="ce64"/>
        <table:table-column table:style-name="co12" table:number-columns-repeated="1013" table:default-cell-style-name="ce64"/>
        <table:table-row table:style-name="ro1">
          <table:table-cell table:style-name="ce59" office:value-type="string" calcext:value-type="string">
            <text:p>file</text:p>
          </table:table-cell>
          <table:table-cell table:style-name="ce61" office:value-type="string" calcext:value-type="string">
            <text:p>race</text:p>
          </table:table-cell>
          <table:table-cell table:style-name="ce61" office:value-type="string" calcext:value-type="string">
            <text:p>class</text:p>
          </table:table-cell>
          <table:table-cell table:style-name="ce61" office:value-type="string" calcext:value-type="string">
            <text:p>general</text:p>
          </table:table-cell>
          <table:table-cell table:style-name="ce61" office:value-type="string" calcext:value-type="string">
            <text:p>sex</text:p>
          </table:table-cell>
          <table:table-cell table:style-name="ce61" office:value-type="string" calcext:value-type="string">
            <text:p>gender</text:p>
          </table:table-cell>
          <table:table-cell table:style-name="ce61" office:value-type="string" calcext:value-type="string">
            <text:p>animation</text:p>
          </table:table-cell>
          <table:table-cell table:style-name="ce61" office:value-type="string" calcext:value-type="string">
            <text:p>dv</text:p>
          </table:table-cell>
          <table:table-cell table:style-name="ce61" office:value-type="string" calcext:value-type="string">
            <text:p>kit</text:p>
          </table:table-cell>
          <table:table-cell table:style-name="ce59" office:value-type="string" calcext:value-type="string">
            <text:p>notes</text:p>
          </table:table-cell>
          <table:table-cell table:style-name="ce63" table:number-columns-repeated="101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6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wd cre_array" table:style-name="ta1">
        <table:table-column table:style-name="co13" table:default-cell-style-name="Default"/>
        <table:table-row table:style-name="ro3">
          <table:table-cell table:formula="of:=CONCATENATE(&quot;  &quot;;[$'iwd creature'.$A1];&quot;, &quot;;[$'iwd creature'.$B1];&quot;, &quot;;[$'iwd creature'.$C1];&quot;, &quot;;[$'iwd creature'.$D1];&quot;, &quot;;[$'iwd creature'.$E1];&quot;, &quot;;[$'iwd creature'.$F1];&quot;, &quot;;[$'iwd creature'.$G1];&quot;, &quot;;[$'iwd creature'.$H1];&quot;, &quot;;[$'iwd creature'.$I1];&quot; =&gt; &quot;;[$'iwd creature'.$A1];&quot; // &quot;;[$'iwd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</table:table>
      <table:table table:name="iwd item" table:style-name="ta1">
        <table:table-column table:style-name="co14" table:default-cell-style-name="ce40"/>
        <table:table-column table:style-name="co15" table:default-cell-style-name="ce43"/>
        <table:table-column table:style-name="co16" table:default-cell-style-name="ce43"/>
        <table:table-column table:style-name="co17" table:default-cell-style-name="ce43"/>
        <table:table-column table:style-name="co15" table:default-cell-style-name="ce43"/>
        <table:table-column table:style-name="co18" table:default-cell-style-name="ce43"/>
        <table:table-column table:style-name="co19" table:default-cell-style-name="ce43"/>
        <table:table-column table:style-name="co5" table:default-cell-style-name="ce43"/>
        <table:table-column table:style-name="co2" table:default-cell-style-name="ce43"/>
        <table:table-column table:style-name="co20" table:default-cell-style-name="ce43"/>
        <table:table-column table:style-name="co21" table:default-cell-style-name="ce43"/>
        <table:table-column table:style-name="co8" table:default-cell-style-name="ce43"/>
        <table:table-column table:style-name="co22" table:default-cell-style-name="ce40"/>
        <table:table-column table:style-name="co12" table:number-columns-repeated="1011" table:default-cell-style-name="ce40"/>
        <table:table-row table:style-name="ro3">
          <table:table-cell table:style-name="ce38" office:value-type="string" calcext:value-type="string">
            <text:p>file</text:p>
          </table:table-cell>
          <table:table-cell table:style-name="ce41" office:value-type="string" calcext:value-type="string">
            <text:p>timing</text:p>
          </table:table-cell>
          <table:table-cell table:style-name="ce41" office:value-type="string" calcext:value-type="string">
            <text:p>magical</text:p>
          </table:table-cell>
          <table:table-cell table:style-name="ce41" office:value-type="string" calcext:value-type="string">
            <text:p>power</text:p>
          </table:table-cell>
          <table:table-cell table:style-name="ce41" office:value-type="string" calcext:value-type="string">
            <text:p>speed</text:p>
          </table:table-cell>
          <table:table-cell table:style-name="ce41" office:value-type="string" calcext:value-type="string">
            <text:p>weight</text:p>
          </table:table-cell>
          <table:table-cell table:style-name="ce41" office:value-type="string" calcext:value-type="string">
            <text:p>thac0</text:p>
          </table:table-cell>
          <table:table-cell table:style-name="ce41" office:value-type="string" calcext:value-type="string">
            <text:p>lore</text:p>
          </table:table-cell>
          <table:table-cell table:style-name="ce41" office:value-type="string" calcext:value-type="string">
            <text:p>type</text:p>
          </table:table-cell>
          <table:table-cell table:style-name="ce41" office:value-type="string" calcext:value-type="string">
            <text:p>prof</text:p>
          </table:table-cell>
          <table:table-cell table:style-name="ce41" office:value-type="string" calcext:value-type="string">
            <text:p>enchantment</text:p>
          </table:table-cell>
          <table:table-cell table:style-name="ce41" office:value-type="string" calcext:value-type="string">
            <text:p>dispellable</text:p>
          </table:table-cell>
          <table:table-cell table:style-name="ce38" office:value-type="string" calcext:value-type="string">
            <text:p>notes</text:p>
          </table:table-cell>
          <table:table-cell table:style-name="ce44" table:number-columns-repeated="1010"/>
          <table:table-cell table:style-name="ce45"/>
        </table:table-row>
        <table:table-row table:style-name="ro3" table:number-rows-repeated="62">
          <table:table-cell table:style-name="ce39"/>
          <table:table-cell table:style-name="ce42" table:number-columns-repeated="11"/>
          <table:table-cell table:style-name="ce39"/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39"/>
          <table:table-cell table:style-name="ce42" table:number-columns-repeated="11"/>
          <table:table-cell table:style-name="ce39"/>
          <table:table-cell table:number-columns-repeated="1011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iwd item'.A1:'iwd item'.AMJ1048576">
            <calcext:condition calcext:apply-style-name="Bad" calcext:value="formula-is((COUNTIF([.$A$1:.$A$1048576];[.$A1]) &gt; 1))" calcext:base-cell-address="'iwd item'.A1"/>
          </calcext:conditional-format>
        </calcext:conditional-formats>
      </table:table>
      <table:table table:name="iwd itm_array" table:style-name="ta1">
        <table:table-column table:style-name="co23" table:default-cell-style-name="Default"/>
        <table:table-row table:style-name="ro3">
          <table:table-cell table:formula="of:=CONCATENATE(;&quot;  &quot;;[$'iwd item'.$A1];&quot;, &quot;;[$'iwd item'.$B1];&quot;, &quot;;[$'iwd item'.$C1];&quot;, &quot;;[$'iwd item'.$D1];&quot;, &quot;;[$'iwd item'.$E1];&quot;, &quot;;[$'iwd item'.$F1];&quot;, &quot;;[$'iwd item'.$G1];&quot;, &quot;;[$'iwd item'.$H1];&quot;, &quot;;[$'iwd item'.$I1];&quot;, &quot;;[$'iwd item'.$J1];&quot;, &quot;;[$'iwd item'.$K1];&quot;, &quot;;[$'iwd item'.$L1];&quot; =&gt; &quot;;[$'iwd item'.$A1];&quot; // &quot;;[$'iwd item'.$M1])" office:value-type="string" office:string-value="  file, timing, magical, power, speed, weight, thac0, lore, type, prof, enchantment, dispellable =&gt; file // notes" calcext:value-type="string">
            <text:p><text:s text:c="2"/>file, timing, magical, power, speed, weight, thac0, lore, type, prof, enchantment, dispellable =&gt; file // notes</text:p>
          </table:table-cell>
        </table:table-row>
        <table:table-row table:style-name="ro3">
          <table:table-cell table:formula="of:=CONCATENATE(;&quot;  &quot;;[$'iwd item'.$A2];&quot;, &quot;;[$'iwd item'.$B2];&quot;, &quot;;[$'iwd item'.$C2];&quot;, &quot;;[$'iwd item'.$D2];&quot;, &quot;;[$'iwd item'.$E2];&quot;, &quot;;[$'iwd item'.$F2];&quot;, &quot;;[$'iwd item'.$G2];&quot;, &quot;;[$'iwd item'.$H2];&quot;, &quot;;[$'iwd item'.$I2];&quot;, &quot;;[$'iwd item'.$J2];&quot;, &quot;;[$'iwd item'.$K2];&quot;, &quot;;[$'iwd item'.$L2];&quot; =&gt; &quot;;[$'iwd item'.$A2];&quot; // &quot;;[$'iwd item'.$M2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3];&quot;, &quot;;[$'iwd item'.$B3];&quot;, &quot;;[$'iwd item'.$C3];&quot;, &quot;;[$'iwd item'.$D3];&quot;, &quot;;[$'iwd item'.$E3];&quot;, &quot;;[$'iwd item'.$F3];&quot;, &quot;;[$'iwd item'.$G3];&quot;, &quot;;[$'iwd item'.$H3];&quot;, &quot;;[$'iwd item'.$I3];&quot;, &quot;;[$'iwd item'.$J3];&quot;, &quot;;[$'iwd item'.$K3];&quot;, &quot;;[$'iwd item'.$L3];&quot; =&gt; &quot;;[$'iwd item'.$A3];&quot; // &quot;;[$'iwd item'.$M3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4];&quot;, &quot;;[$'iwd item'.$B4];&quot;, &quot;;[$'iwd item'.$C4];&quot;, &quot;;[$'iwd item'.$D4];&quot;, &quot;;[$'iwd item'.$E4];&quot;, &quot;;[$'iwd item'.$F4];&quot;, &quot;;[$'iwd item'.$G4];&quot;, &quot;;[$'iwd item'.$H4];&quot;, &quot;;[$'iwd item'.$I4];&quot;, &quot;;[$'iwd item'.$J4];&quot;, &quot;;[$'iwd item'.$K4];&quot;, &quot;;[$'iwd item'.$L4];&quot; =&gt; &quot;;[$'iwd item'.$A4];&quot; // &quot;;[$'iwd item'.$M4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5];&quot;, &quot;;[$'iwd item'.$B5];&quot;, &quot;;[$'iwd item'.$C5];&quot;, &quot;;[$'iwd item'.$D5];&quot;, &quot;;[$'iwd item'.$E5];&quot;, &quot;;[$'iwd item'.$F5];&quot;, &quot;;[$'iwd item'.$G5];&quot;, &quot;;[$'iwd item'.$H5];&quot;, &quot;;[$'iwd item'.$I5];&quot;, &quot;;[$'iwd item'.$J5];&quot;, &quot;;[$'iwd item'.$K5];&quot;, &quot;;[$'iwd item'.$L5];&quot; =&gt; &quot;;[$'iwd item'.$A5];&quot; // &quot;;[$'iwd item'.$M5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6];&quot;, &quot;;[$'iwd item'.$B6];&quot;, &quot;;[$'iwd item'.$C6];&quot;, &quot;;[$'iwd item'.$D6];&quot;, &quot;;[$'iwd item'.$E6];&quot;, &quot;;[$'iwd item'.$F6];&quot;, &quot;;[$'iwd item'.$G6];&quot;, &quot;;[$'iwd item'.$H6];&quot;, &quot;;[$'iwd item'.$I6];&quot;, &quot;;[$'iwd item'.$J6];&quot;, &quot;;[$'iwd item'.$K6];&quot;, &quot;;[$'iwd item'.$L6];&quot; =&gt; &quot;;[$'iwd item'.$A6];&quot; // &quot;;[$'iwd item'.$M6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7];&quot;, &quot;;[$'iwd item'.$B7];&quot;, &quot;;[$'iwd item'.$C7];&quot;, &quot;;[$'iwd item'.$D7];&quot;, &quot;;[$'iwd item'.$E7];&quot;, &quot;;[$'iwd item'.$F7];&quot;, &quot;;[$'iwd item'.$G7];&quot;, &quot;;[$'iwd item'.$H7];&quot;, &quot;;[$'iwd item'.$I7];&quot;, &quot;;[$'iwd item'.$J7];&quot;, &quot;;[$'iwd item'.$K7];&quot;, &quot;;[$'iwd item'.$L7];&quot; =&gt; &quot;;[$'iwd item'.$A7];&quot; // &quot;;[$'iwd item'.$M7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8];&quot;, &quot;;[$'iwd item'.$B8];&quot;, &quot;;[$'iwd item'.$C8];&quot;, &quot;;[$'iwd item'.$D8];&quot;, &quot;;[$'iwd item'.$E8];&quot;, &quot;;[$'iwd item'.$F8];&quot;, &quot;;[$'iwd item'.$G8];&quot;, &quot;;[$'iwd item'.$H8];&quot;, &quot;;[$'iwd item'.$I8];&quot;, &quot;;[$'iwd item'.$J8];&quot;, &quot;;[$'iwd item'.$K8];&quot;, &quot;;[$'iwd item'.$L8];&quot; =&gt; &quot;;[$'iwd item'.$A8];&quot; // &quot;;[$'iwd item'.$M8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9];&quot;, &quot;;[$'iwd item'.$B9];&quot;, &quot;;[$'iwd item'.$C9];&quot;, &quot;;[$'iwd item'.$D9];&quot;, &quot;;[$'iwd item'.$E9];&quot;, &quot;;[$'iwd item'.$F9];&quot;, &quot;;[$'iwd item'.$G9];&quot;, &quot;;[$'iwd item'.$H9];&quot;, &quot;;[$'iwd item'.$I9];&quot;, &quot;;[$'iwd item'.$J9];&quot;, &quot;;[$'iwd item'.$K9];&quot;, &quot;;[$'iwd item'.$L9];&quot; =&gt; &quot;;[$'iwd item'.$A9];&quot; // &quot;;[$'iwd item'.$M9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10];&quot;, &quot;;[$'iwd item'.$B10];&quot;, &quot;;[$'iwd item'.$C10];&quot;, &quot;;[$'iwd item'.$D10];&quot;, &quot;;[$'iwd item'.$E10];&quot;, &quot;;[$'iwd item'.$F10];&quot;, &quot;;[$'iwd item'.$G10];&quot;, &quot;;[$'iwd item'.$H10];&quot;, &quot;;[$'iwd item'.$I10];&quot;, &quot;;[$'iwd item'.$J10];&quot;, &quot;;[$'iwd item'.$K10];&quot;, &quot;;[$'iwd item'.$L10];&quot; =&gt; &quot;;[$'iwd item'.$A10];&quot; // &quot;;[$'iwd item'.$M10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11];&quot;, &quot;;[$'iwd item'.$B11];&quot;, &quot;;[$'iwd item'.$C11];&quot;, &quot;;[$'iwd item'.$D11];&quot;, &quot;;[$'iwd item'.$E11];&quot;, &quot;;[$'iwd item'.$F11];&quot;, &quot;;[$'iwd item'.$G11];&quot;, &quot;;[$'iwd item'.$H11];&quot;, &quot;;[$'iwd item'.$I11];&quot;, &quot;;[$'iwd item'.$J11];&quot;, &quot;;[$'iwd item'.$K11];&quot;, &quot;;[$'iwd item'.$L11];&quot; =&gt; &quot;;[$'iwd item'.$A11];&quot; // &quot;;[$'iwd item'.$M11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12];&quot;, &quot;;[$'iwd item'.$B12];&quot;, &quot;;[$'iwd item'.$C12];&quot;, &quot;;[$'iwd item'.$D12];&quot;, &quot;;[$'iwd item'.$E12];&quot;, &quot;;[$'iwd item'.$F12];&quot;, &quot;;[$'iwd item'.$G12];&quot;, &quot;;[$'iwd item'.$H12];&quot;, &quot;;[$'iwd item'.$I12];&quot;, &quot;;[$'iwd item'.$J12];&quot;, &quot;;[$'iwd item'.$K12];&quot;, &quot;;[$'iwd item'.$L12];&quot; =&gt; &quot;;[$'iwd item'.$A12];&quot; // &quot;;[$'iwd item'.$M12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13];&quot;, &quot;;[$'iwd item'.$B13];&quot;, &quot;;[$'iwd item'.$C13];&quot;, &quot;;[$'iwd item'.$D13];&quot;, &quot;;[$'iwd item'.$E13];&quot;, &quot;;[$'iwd item'.$F13];&quot;, &quot;;[$'iwd item'.$G13];&quot;, &quot;;[$'iwd item'.$H13];&quot;, &quot;;[$'iwd item'.$I13];&quot;, &quot;;[$'iwd item'.$J13];&quot;, &quot;;[$'iwd item'.$K13];&quot;, &quot;;[$'iwd item'.$L13];&quot; =&gt; &quot;;[$'iwd item'.$A13];&quot; // &quot;;[$'iwd item'.$M13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14];&quot;, &quot;;[$'iwd item'.$B14];&quot;, &quot;;[$'iwd item'.$C14];&quot;, &quot;;[$'iwd item'.$D14];&quot;, &quot;;[$'iwd item'.$E14];&quot;, &quot;;[$'iwd item'.$F14];&quot;, &quot;;[$'iwd item'.$G14];&quot;, &quot;;[$'iwd item'.$H14];&quot;, &quot;;[$'iwd item'.$I14];&quot;, &quot;;[$'iwd item'.$J14];&quot;, &quot;;[$'iwd item'.$K14];&quot;, &quot;;[$'iwd item'.$L14];&quot; =&gt; &quot;;[$'iwd item'.$A14];&quot; // &quot;;[$'iwd item'.$M14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15];&quot;, &quot;;[$'iwd item'.$B15];&quot;, &quot;;[$'iwd item'.$C15];&quot;, &quot;;[$'iwd item'.$D15];&quot;, &quot;;[$'iwd item'.$E15];&quot;, &quot;;[$'iwd item'.$F15];&quot;, &quot;;[$'iwd item'.$G15];&quot;, &quot;;[$'iwd item'.$H15];&quot;, &quot;;[$'iwd item'.$I15];&quot;, &quot;;[$'iwd item'.$J15];&quot;, &quot;;[$'iwd item'.$K15];&quot;, &quot;;[$'iwd item'.$L15];&quot; =&gt; &quot;;[$'iwd item'.$A15];&quot; // &quot;;[$'iwd item'.$M15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16];&quot;, &quot;;[$'iwd item'.$B16];&quot;, &quot;;[$'iwd item'.$C16];&quot;, &quot;;[$'iwd item'.$D16];&quot;, &quot;;[$'iwd item'.$E16];&quot;, &quot;;[$'iwd item'.$F16];&quot;, &quot;;[$'iwd item'.$G16];&quot;, &quot;;[$'iwd item'.$H16];&quot;, &quot;;[$'iwd item'.$I16];&quot;, &quot;;[$'iwd item'.$J16];&quot;, &quot;;[$'iwd item'.$K16];&quot;, &quot;;[$'iwd item'.$L16];&quot; =&gt; &quot;;[$'iwd item'.$A16];&quot; // &quot;;[$'iwd item'.$M16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17];&quot;, &quot;;[$'iwd item'.$B17];&quot;, &quot;;[$'iwd item'.$C17];&quot;, &quot;;[$'iwd item'.$D17];&quot;, &quot;;[$'iwd item'.$E17];&quot;, &quot;;[$'iwd item'.$F17];&quot;, &quot;;[$'iwd item'.$G17];&quot;, &quot;;[$'iwd item'.$H17];&quot;, &quot;;[$'iwd item'.$I17];&quot;, &quot;;[$'iwd item'.$J17];&quot;, &quot;;[$'iwd item'.$K17];&quot;, &quot;;[$'iwd item'.$L17];&quot; =&gt; &quot;;[$'iwd item'.$A17];&quot; // &quot;;[$'iwd item'.$M17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18];&quot;, &quot;;[$'iwd item'.$B18];&quot;, &quot;;[$'iwd item'.$C18];&quot;, &quot;;[$'iwd item'.$D18];&quot;, &quot;;[$'iwd item'.$E18];&quot;, &quot;;[$'iwd item'.$F18];&quot;, &quot;;[$'iwd item'.$G18];&quot;, &quot;;[$'iwd item'.$H18];&quot;, &quot;;[$'iwd item'.$I18];&quot;, &quot;;[$'iwd item'.$J18];&quot;, &quot;;[$'iwd item'.$K18];&quot;, &quot;;[$'iwd item'.$L18];&quot; =&gt; &quot;;[$'iwd item'.$A18];&quot; // &quot;;[$'iwd item'.$M18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19];&quot;, &quot;;[$'iwd item'.$B19];&quot;, &quot;;[$'iwd item'.$C19];&quot;, &quot;;[$'iwd item'.$D19];&quot;, &quot;;[$'iwd item'.$E19];&quot;, &quot;;[$'iwd item'.$F19];&quot;, &quot;;[$'iwd item'.$G19];&quot;, &quot;;[$'iwd item'.$H19];&quot;, &quot;;[$'iwd item'.$I19];&quot;, &quot;;[$'iwd item'.$J19];&quot;, &quot;;[$'iwd item'.$K19];&quot;, &quot;;[$'iwd item'.$L19];&quot; =&gt; &quot;;[$'iwd item'.$A19];&quot; // &quot;;[$'iwd item'.$M19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20];&quot;, &quot;;[$'iwd item'.$B20];&quot;, &quot;;[$'iwd item'.$C20];&quot;, &quot;;[$'iwd item'.$D20];&quot;, &quot;;[$'iwd item'.$E20];&quot;, &quot;;[$'iwd item'.$F20];&quot;, &quot;;[$'iwd item'.$G20];&quot;, &quot;;[$'iwd item'.$H20];&quot;, &quot;;[$'iwd item'.$I20];&quot;, &quot;;[$'iwd item'.$J20];&quot;, &quot;;[$'iwd item'.$K20];&quot;, &quot;;[$'iwd item'.$L20];&quot; =&gt; &quot;;[$'iwd item'.$A20];&quot; // &quot;;[$'iwd item'.$M20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21];&quot;, &quot;;[$'iwd item'.$B21];&quot;, &quot;;[$'iwd item'.$C21];&quot;, &quot;;[$'iwd item'.$D21];&quot;, &quot;;[$'iwd item'.$E21];&quot;, &quot;;[$'iwd item'.$F21];&quot;, &quot;;[$'iwd item'.$G21];&quot;, &quot;;[$'iwd item'.$H21];&quot;, &quot;;[$'iwd item'.$I21];&quot;, &quot;;[$'iwd item'.$J21];&quot;, &quot;;[$'iwd item'.$K21];&quot;, &quot;;[$'iwd item'.$L21];&quot; =&gt; &quot;;[$'iwd item'.$A21];&quot; // &quot;;[$'iwd item'.$M21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22];&quot;, &quot;;[$'iwd item'.$B22];&quot;, &quot;;[$'iwd item'.$C22];&quot;, &quot;;[$'iwd item'.$D22];&quot;, &quot;;[$'iwd item'.$E22];&quot;, &quot;;[$'iwd item'.$F22];&quot;, &quot;;[$'iwd item'.$G22];&quot;, &quot;;[$'iwd item'.$H22];&quot;, &quot;;[$'iwd item'.$I22];&quot;, &quot;;[$'iwd item'.$J22];&quot;, &quot;;[$'iwd item'.$K22];&quot;, &quot;;[$'iwd item'.$L22];&quot; =&gt; &quot;;[$'iwd item'.$A22];&quot; // &quot;;[$'iwd item'.$M22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 table:number-rows-repeated="577">
          <table:table-cell/>
        </table:table-row>
        <table:table-row table:style-name="ro3">
          <table:table-cell table:style-name="ce73"/>
        </table:table-row>
      </table:table>
      <table:table table:name="iwd spell" table:style-name="ta1">
        <table:table-column table:style-name="co30" table:default-cell-style-name="ce46"/>
        <table:table-column table:style-name="co17" table:default-cell-style-name="ce77"/>
        <table:table-column table:style-name="co25" table:default-cell-style-name="ce77"/>
        <table:table-column table:style-name="co19" table:default-cell-style-name="ce77"/>
        <table:table-column table:style-name="co26" table:default-cell-style-name="ce77"/>
        <table:table-column table:style-name="co1" table:default-cell-style-name="ce77"/>
        <table:table-column table:style-name="co15" table:default-cell-style-name="ce77"/>
        <table:table-column table:style-name="co19" table:default-cell-style-name="ce77"/>
        <table:table-column table:style-name="co7" table:default-cell-style-name="ce77"/>
        <table:table-column table:style-name="co27" table:default-cell-style-name="ce77"/>
        <table:table-column table:style-name="co14" table:default-cell-style-name="ce77"/>
        <table:table-column table:style-name="co2" table:default-cell-style-name="ce77"/>
        <table:table-column table:style-name="co28" table:default-cell-style-name="ce78"/>
        <table:table-column table:style-name="co12" table:number-columns-repeated="1011" table:default-cell-style-name="ce78"/>
        <table:table-row table:style-name="ro3">
          <table:table-cell table:style-name="ce74" office:value-type="string" calcext:value-type="string">
            <text:p>file</text:p>
          </table:table-cell>
          <table:table-cell table:style-name="ce76" office:value-type="string" calcext:value-type="string">
            <text:p>power</text:p>
          </table:table-cell>
          <table:table-cell table:style-name="ce76" office:value-type="string" calcext:value-type="string">
            <text:p>resist_dispel</text:p>
          </table:table-cell>
          <table:table-cell table:style-name="ce76" office:value-type="string" calcext:value-type="string">
            <text:p>stack</text:p>
          </table:table-cell>
          <table:table-cell table:style-name="ce76" office:value-type="string" calcext:value-type="string">
            <text:p>level</text:p>
          </table:table-cell>
          <table:table-cell table:style-name="ce76" office:value-type="string" calcext:value-type="string">
            <text:p>wild_magic</text:p>
          </table:table-cell>
          <table:table-cell table:style-name="ce76" office:value-type="string" calcext:value-type="string">
            <text:p>speed</text:p>
          </table:table-cell>
          <table:table-cell table:style-name="ce76" office:value-type="string" calcext:value-type="string">
            <text:p>range</text:p>
          </table:table-cell>
          <table:table-cell table:style-name="ce76" office:value-type="string" calcext:value-type="string">
            <text:p>animation</text:p>
          </table:table-cell>
          <table:table-cell table:style-name="ce76" office:value-type="string" calcext:value-type="string">
            <text:p>school</text:p>
          </table:table-cell>
          <table:table-cell table:style-name="ce76" office:value-type="string" calcext:value-type="string">
            <text:p>secondary</text:p>
          </table:table-cell>
          <table:table-cell table:style-name="ce76" office:value-type="string" calcext:value-type="string">
            <text:p>type</text:p>
          </table:table-cell>
          <table:table-cell table:style-name="ce74" office:value-type="string" calcext:value-type="string">
            <text:p>notes</text:p>
          </table:table-cell>
          <table:table-cell table:style-name="ce74" table:number-columns-repeated="1011"/>
        </table:table-row>
        <table:table-row table:style-name="ro3">
          <table:table-cell office:value-type="string" calcext:value-type="string">
            <text:p>#beltyn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ecromancy (beltyn's burning bloo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bonecir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ecromancy (circle of bone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cureslp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curestn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1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2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3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jedslp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jed passes ou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7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8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9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3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4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5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49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50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51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ex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hrouda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invoker (old shroud of flma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hroudb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invoker (old shroud of flma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unrund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un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vitarea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conjurer (old vitriolic sphe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a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b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c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WIZARD_BELTYNS_BURNING_BLOOD%a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ecromancy (beltyn's burning blood) =&gt; subspell applying FIRE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blindimm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old blindness immunit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cdsunrun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unk) =&gt; subspell applying FIRE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deafimm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old deafness immunit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drgrbrht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leftover green dragon 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irau1d6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irau3d6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rostd10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frost 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rostd6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frost 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gasp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un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holdfst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old holdfast arrow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1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DRUID_SHAPESHIFT_POLAR_B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7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DRUID_SHAPESHIFT_WINTER_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8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DRUID_SHAPESHIFT_BORING_BEETL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9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divination (PALADIN_DETECT_EV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1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abjuration (PALADIN_CURE_DISEAS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2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DRUID_SHAPESHIFT_ELEMENTAL_FI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3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DRUID_SHAPESHIFT_ELEMENTAL_EAR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4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DRUID_SHAPESHIFT_ELEMENTAL_WATE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212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abjuration (PALADIN_PROTECTION_FROM_EV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213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abjuration (protection from evil, 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311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enchantment (RANGER_CHARM_ANIMA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4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WIND_WAL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5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MOURNFUL_WA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6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DEATH_KNEL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7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WAR_CR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8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UNDYING_LAMEN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1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SHAPESHIFTS_WERE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5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WEREWOLF_D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6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WYLFDENES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7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ICE_GOLEM_DISAPP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8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FROST_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9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SEER_TELEPOR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0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BLUE_GLOW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1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DRAGON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DRAGON_WING_BUFFE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a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DRAGON_WING_BUFFET) =&gt; subspell applying CRUSHING/SLASHING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b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DRAGON_WING_BUFFET) =&gt; subspell applying STUN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3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DRAGON_GEM_EFFECT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4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DRAGON_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5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DRAGON_GEM_SUMMON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6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BEHOLDER_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8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HARPY_WA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HARPY_WAIL_INTERNA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a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HARPY_WAIL_INTERNAL) =&gt; subspell applying PANIC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b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HARPY_WAIL_INTERNAL) =&gt; subspell applying STUN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49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POLYMORPH_TO_DO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2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HOBART_TO_RAKSHAS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4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MUSTARD_JELLY_VAPO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6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CONTAINER_GLOW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7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CONTAINER_GLOW_BA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8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CORNUGON_SUMMON_TRAVEL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9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WINTER_WOLF_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0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REMOVE_TERIKANS_ITEM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1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BELHIFETS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2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EVERARDS_PORTAL_CLOS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6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INFERNAL_CONVEYANC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7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POQUELINS_PORTAL_OPEN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0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INCENDIARY_CLOUD_IDL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1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INCENDIARY_CLOUD_EXPLOS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2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FLASH_DESTROY_SUMMON_YXUNOMEI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3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FLASH_DESTROY_SUMMON_BELHIFE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4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FLASH_DISAPP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6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PHASE_SPIDER_TELEPOR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7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SALAMANDER_AURA_SHIKAT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8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MYCONID_SPORE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9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IRON_GOLEM_CLOU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0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ZOMBIE_LORD_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2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UMBER_HULK_GAZ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3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SALAMANDER_AURA_FROS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4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SALAMANDER_AURA_FI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pr603d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invoker (CLERIC_BLADE_BARRIER subspel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0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polymorph self &gt; boring beetl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1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polymorph self &gt; polar b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2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polymorph self &gt; winter 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talongf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unused talon of the gloomfros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umbergaz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umberhulk gaze)</text:p>
          </table:table-cell>
          <table:table-cell table:style-name="Default"/>
          <table:table-cell table:number-columns-repeated="1010"/>
        </table:table-row>
        <table:table-row table:style-name="ro3" table:number-rows-repeated="10484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iwd spell'.A2:'iwd spell'.A1048576">
            <calcext:condition calcext:apply-style-name="Bad" calcext:value="formula-is((COUNTIF([.A$1:.A$1048576];[.$A2]) &gt; 1))" calcext:base-cell-address="'iwd spell'.A2"/>
          </calcext:conditional-format>
        </calcext:conditional-formats>
      </table:table>
      <table:table table:name="iwd spl_array" table:style-name="ta1">
        <table:table-column table:style-name="co29" table:default-cell-style-name="Default"/>
        <table:table-row table:style-name="ro3">
          <table:table-cell table:formula="of:=CONCATENATE(&quot;  ~&quot;;[$'iwd spell'.$A1];&quot;~, &quot;;[$'iwd spell'.$B1];&quot;, &quot;;[$'iwd spell'.$C1];&quot;, &quot;;[$'iwd spell'.$D1];&quot;, &quot;;[$'iwd spell'.$E1];&quot;, &quot;;[$'iwd spell'.$F1];&quot;, &quot;;[$'iwd spell'.$G1];&quot;, &quot;;[$'iwd spell'.$H1];&quot;, &quot;;[$'iwd spell'.$I1];&quot;, &quot;;[$'iwd spell'.$J1];&quot;, &quot;;[$'iwd spell'.$K1];&quot;, &quot;;[$'iwd spell'.$L1];&quot; =&gt; ~&quot;;[$'iwd spell'.$A1];&quot;~ // &quot;;[$'iwd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iwd spell'.$A2];&quot;~, &quot;;[$'iwd spell'.$B2];&quot;, &quot;;[$'iwd spell'.$C2];&quot;, &quot;;[$'iwd spell'.$D2];&quot;, &quot;;[$'iwd spell'.$E2];&quot;, &quot;;[$'iwd spell'.$F2];&quot;, &quot;;[$'iwd spell'.$G2];&quot;, &quot;;[$'iwd spell'.$H2];&quot;, &quot;;[$'iwd spell'.$I2];&quot;, &quot;;[$'iwd spell'.$J2];&quot;, &quot;;[$'iwd spell'.$K2];&quot;, &quot;;[$'iwd spell'.$L2];&quot; =&gt; ~&quot;;[$'iwd spell'.$A2];&quot;~ // &quot;;[$'iwd spell'.$M2])" office:value-type="string" office:string-value="  ~#beltyn~, null, null, null, null, null, null, null, null, 7, null, null =&gt; ~#beltyn~ // ie-6014, cam: spells schooled as 'generalist' instead of 'none' incorrectly invoke save bonuses/penalties - generalist &gt; necromancy (beltyn's burning blood)" calcext:value-type="string">
            <text:p><text:s text:c="2"/>~#beltyn~, null, null, null, null, null, null, null, null, 7, null, null =&gt; ~#beltyn~ // ie-6014, cam: spells schooled as 'generalist' instead of 'none' incorrectly invoke save bonuses/penalties - generalist &gt; necromancy (beltyn's burning blood)</text:p>
          </table:table-cell>
        </table:table-row>
        <table:table-row table:style-name="ro3">
          <table:table-cell table:formula="of:=CONCATENATE(&quot;  ~&quot;;[$'iwd spell'.$A3];&quot;~, &quot;;[$'iwd spell'.$B3];&quot;, &quot;;[$'iwd spell'.$C3];&quot;, &quot;;[$'iwd spell'.$D3];&quot;, &quot;;[$'iwd spell'.$E3];&quot;, &quot;;[$'iwd spell'.$F3];&quot;, &quot;;[$'iwd spell'.$G3];&quot;, &quot;;[$'iwd spell'.$H3];&quot;, &quot;;[$'iwd spell'.$I3];&quot;, &quot;;[$'iwd spell'.$J3];&quot;, &quot;;[$'iwd spell'.$K3];&quot;, &quot;;[$'iwd spell'.$L3];&quot; =&gt; ~&quot;;[$'iwd spell'.$A3];&quot;~ // &quot;;[$'iwd spell'.$M3])" office:value-type="string" office:string-value="  ~#bonecir~, null, null, null, null, null, null, null, null, 7, null, null =&gt; ~#bonecir~ // ie-6014, cam: spells schooled as 'generalist' instead of 'none' incorrectly invoke save bonuses/penalties - generalist &gt; necromancy (circle of bones)" calcext:value-type="string">
            <text:p><text:s text:c="2"/>~#bonecir~, null, null, null, null, null, null, null, null, 7, null, null =&gt; ~#bonecir~ // ie-6014, cam: spells schooled as 'generalist' instead of 'none' incorrectly invoke save bonuses/penalties - generalist &gt; necromancy (circle of bones)</text:p>
          </table:table-cell>
        </table:table-row>
        <table:table-row table:style-name="ro3">
          <table:table-cell table:formula="of:=CONCATENATE(&quot;  ~&quot;;[$'iwd spell'.$A4];&quot;~, &quot;;[$'iwd spell'.$B4];&quot;, &quot;;[$'iwd spell'.$C4];&quot;, &quot;;[$'iwd spell'.$D4];&quot;, &quot;;[$'iwd spell'.$E4];&quot;, &quot;;[$'iwd spell'.$F4];&quot;, &quot;;[$'iwd spell'.$G4];&quot;, &quot;;[$'iwd spell'.$H4];&quot;, &quot;;[$'iwd spell'.$I4];&quot;, &quot;;[$'iwd spell'.$J4];&quot;, &quot;;[$'iwd spell'.$K4];&quot;, &quot;;[$'iwd spell'.$L4];&quot; =&gt; ~&quot;;[$'iwd spell'.$A4];&quot;~ // &quot;;[$'iwd spell'.$M4])" office:value-type="string" office:string-value="  ~#cureslp~, null, null, null, null, null, null, null, null, 0, null, null =&gt; ~#cureslp~ // ie-6014, cam: spells schooled as 'generalist' instead of 'none' incorrectly invoke save bonuses/penalties - generalist &gt; none (unused)" calcext:value-type="string">
            <text:p><text:s text:c="2"/>~#cureslp~, null, null, null, null, null, null, null, null, 0, null, null =&gt; ~#cureslp~ // ie-6014, cam: spells schooled as 'generalist' instead of 'none' incorrectly invoke save bonuses/penalties - generalist &gt; none (unused)</text:p>
          </table:table-cell>
        </table:table-row>
        <table:table-row table:style-name="ro3">
          <table:table-cell table:formula="of:=CONCATENATE(&quot;  ~&quot;;[$'iwd spell'.$A5];&quot;~, &quot;;[$'iwd spell'.$B5];&quot;, &quot;;[$'iwd spell'.$C5];&quot;, &quot;;[$'iwd spell'.$D5];&quot;, &quot;;[$'iwd spell'.$E5];&quot;, &quot;;[$'iwd spell'.$F5];&quot;, &quot;;[$'iwd spell'.$G5];&quot;, &quot;;[$'iwd spell'.$H5];&quot;, &quot;;[$'iwd spell'.$I5];&quot;, &quot;;[$'iwd spell'.$J5];&quot;, &quot;;[$'iwd spell'.$K5];&quot;, &quot;;[$'iwd spell'.$L5];&quot; =&gt; ~&quot;;[$'iwd spell'.$A5];&quot;~ // &quot;;[$'iwd spell'.$M5])" office:value-type="string" office:string-value="  ~#curestn~, null, null, null, null, null, null, null, null, 0, null, null =&gt; ~#curestn~ // ie-6014, cam: spells schooled as 'generalist' instead of 'none' incorrectly invoke save bonuses/penalties - generalist &gt; none (unused)" calcext:value-type="string">
            <text:p><text:s text:c="2"/>~#curestn~, null, null, null, null, null, null, null, null, 0, null, null =&gt; ~#curestn~ // ie-6014, cam: spells schooled as 'generalist' instead of 'none' incorrectly invoke save bonuses/penalties - generalist &gt; none (unused)</text:p>
          </table:table-cell>
        </table:table-row>
        <table:table-row table:style-name="ro3">
          <table:table-cell table:formula="of:=CONCATENATE(&quot;  ~&quot;;[$'iwd spell'.$A6];&quot;~, &quot;;[$'iwd spell'.$B6];&quot;, &quot;;[$'iwd spell'.$C6];&quot;, &quot;;[$'iwd spell'.$D6];&quot;, &quot;;[$'iwd spell'.$E6];&quot;, &quot;;[$'iwd spell'.$F6];&quot;, &quot;;[$'iwd spell'.$G6];&quot;, &quot;;[$'iwd spell'.$H6];&quot;, &quot;;[$'iwd spell'.$I6];&quot;, &quot;;[$'iwd spell'.$J6];&quot;, &quot;;[$'iwd spell'.$K6];&quot;, &quot;;[$'iwd spell'.$L6];&quot; =&gt; ~&quot;;[$'iwd spell'.$A6];&quot;~ // &quot;;[$'iwd spell'.$M6])" office:value-type="string" office:string-value="  ~#deathf1~, null, null, null, null, null, null, null, null, 6, null, null =&gt; ~#deathf1~ // ie-6014, cam: spells schooled as 'generalist' instead of 'none' incorrectly invoke save bonuses/penalties - generalist &gt; invoker (death fog, trap)" calcext:value-type="string">
            <text:p><text:s text:c="2"/>~#deathf1~, null, null, null, null, null, null, null, null, 6, null, null =&gt; ~#deathf1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7];&quot;~, &quot;;[$'iwd spell'.$B7];&quot;, &quot;;[$'iwd spell'.$C7];&quot;, &quot;;[$'iwd spell'.$D7];&quot;, &quot;;[$'iwd spell'.$E7];&quot;, &quot;;[$'iwd spell'.$F7];&quot;, &quot;;[$'iwd spell'.$G7];&quot;, &quot;;[$'iwd spell'.$H7];&quot;, &quot;;[$'iwd spell'.$I7];&quot;, &quot;;[$'iwd spell'.$J7];&quot;, &quot;;[$'iwd spell'.$K7];&quot;, &quot;;[$'iwd spell'.$L7];&quot; =&gt; ~&quot;;[$'iwd spell'.$A7];&quot;~ // &quot;;[$'iwd spell'.$M7])" office:value-type="string" office:string-value="  ~#deathf2~, null, null, null, null, null, null, null, null, 6, null, null =&gt; ~#deathf2~ // ie-6014, cam: spells schooled as 'generalist' instead of 'none' incorrectly invoke save bonuses/penalties - generalist &gt; invoker (death fog, trap)" calcext:value-type="string">
            <text:p><text:s text:c="2"/>~#deathf2~, null, null, null, null, null, null, null, null, 6, null, null =&gt; ~#deathf2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8];&quot;~, &quot;;[$'iwd spell'.$B8];&quot;, &quot;;[$'iwd spell'.$C8];&quot;, &quot;;[$'iwd spell'.$D8];&quot;, &quot;;[$'iwd spell'.$E8];&quot;, &quot;;[$'iwd spell'.$F8];&quot;, &quot;;[$'iwd spell'.$G8];&quot;, &quot;;[$'iwd spell'.$H8];&quot;, &quot;;[$'iwd spell'.$I8];&quot;, &quot;;[$'iwd spell'.$J8];&quot;, &quot;;[$'iwd spell'.$K8];&quot;, &quot;;[$'iwd spell'.$L8];&quot; =&gt; ~&quot;;[$'iwd spell'.$A8];&quot;~ // &quot;;[$'iwd spell'.$M8])" office:value-type="string" office:string-value="  ~#deathf3~, null, null, null, null, null, null, null, null, 6, null, null =&gt; ~#deathf3~ // ie-6014, cam: spells schooled as 'generalist' instead of 'none' incorrectly invoke save bonuses/penalties - generalist &gt; invoker (death fog, trap)" calcext:value-type="string">
            <text:p><text:s text:c="2"/>~#deathf3~, null, null, null, null, null, null, null, null, 6, null, null =&gt; ~#deathf3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9];&quot;~, &quot;;[$'iwd spell'.$B9];&quot;, &quot;;[$'iwd spell'.$C9];&quot;, &quot;;[$'iwd spell'.$D9];&quot;, &quot;;[$'iwd spell'.$E9];&quot;, &quot;;[$'iwd spell'.$F9];&quot;, &quot;;[$'iwd spell'.$G9];&quot;, &quot;;[$'iwd spell'.$H9];&quot;, &quot;;[$'iwd spell'.$I9];&quot;, &quot;;[$'iwd spell'.$J9];&quot;, &quot;;[$'iwd spell'.$K9];&quot;, &quot;;[$'iwd spell'.$L9];&quot; =&gt; ~&quot;;[$'iwd spell'.$A9];&quot;~ // &quot;;[$'iwd spell'.$M9])" office:value-type="string" office:string-value="  ~#jedslp~, null, null, null, null, null, null, null, null, 0, null, null =&gt; ~#jedslp~ // ie-6014, cam: spells schooled as 'generalist' instead of 'none' incorrectly invoke save bonuses/penalties - generalist &gt; none (jed passes out)" calcext:value-type="string">
            <text:p><text:s text:c="2"/>~#jedslp~, null, null, null, null, null, null, null, null, 0, null, null =&gt; ~#jedslp~ // ie-6014, cam: spells schooled as 'generalist' instead of 'none' incorrectly invoke save bonuses/penalties - generalist &gt; none (jed passes out)</text:p>
          </table:table-cell>
        </table:table-row>
        <table:table-row table:style-name="ro3">
          <table:table-cell table:formula="of:=CONCATENATE(&quot;  ~&quot;;[$'iwd spell'.$A10];&quot;~, &quot;;[$'iwd spell'.$B10];&quot;, &quot;;[$'iwd spell'.$C10];&quot;, &quot;;[$'iwd spell'.$D10];&quot;, &quot;;[$'iwd spell'.$E10];&quot;, &quot;;[$'iwd spell'.$F10];&quot;, &quot;;[$'iwd spell'.$G10];&quot;, &quot;;[$'iwd spell'.$H10];&quot;, &quot;;[$'iwd spell'.$I10];&quot;, &quot;;[$'iwd spell'.$J10];&quot;, &quot;;[$'iwd spell'.$K10];&quot;, &quot;;[$'iwd spell'.$L10];&quot; =&gt; ~&quot;;[$'iwd spell'.$A10];&quot;~ // &quot;;[$'iwd spell'.$M10])" office:value-type="string" office:string-value="  ~#rw_17~, null, null, null, null, null, null, null, null, 4, null, null =&gt; ~#rw_17~ // ie-6014, cam: spells schooled as 'generalist' instead of 'none' incorrectly invoke save bonuses/penalties - generalist &gt; enchanter (old Righteous Wrath of the Faithful)" calcext:value-type="string">
            <text:p><text:s text:c="2"/>~#rw_17~, null, null, null, null, null, null, null, null, 4, null, null =&gt; ~#rw_17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1];&quot;~, &quot;;[$'iwd spell'.$B11];&quot;, &quot;;[$'iwd spell'.$C11];&quot;, &quot;;[$'iwd spell'.$D11];&quot;, &quot;;[$'iwd spell'.$E11];&quot;, &quot;;[$'iwd spell'.$F11];&quot;, &quot;;[$'iwd spell'.$G11];&quot;, &quot;;[$'iwd spell'.$H11];&quot;, &quot;;[$'iwd spell'.$I11];&quot;, &quot;;[$'iwd spell'.$J11];&quot;, &quot;;[$'iwd spell'.$K11];&quot;, &quot;;[$'iwd spell'.$L11];&quot; =&gt; ~&quot;;[$'iwd spell'.$A11];&quot;~ // &quot;;[$'iwd spell'.$M11])" office:value-type="string" office:string-value="  ~#rw_18~, null, null, null, null, null, null, null, null, 4, null, null =&gt; ~#rw_18~ // ie-6014, cam: spells schooled as 'generalist' instead of 'none' incorrectly invoke save bonuses/penalties - generalist &gt; enchanter (old Righteous Wrath of the Faithful)" calcext:value-type="string">
            <text:p><text:s text:c="2"/>~#rw_18~, null, null, null, null, null, null, null, null, 4, null, null =&gt; ~#rw_18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2];&quot;~, &quot;;[$'iwd spell'.$B12];&quot;, &quot;;[$'iwd spell'.$C12];&quot;, &quot;;[$'iwd spell'.$D12];&quot;, &quot;;[$'iwd spell'.$E12];&quot;, &quot;;[$'iwd spell'.$F12];&quot;, &quot;;[$'iwd spell'.$G12];&quot;, &quot;;[$'iwd spell'.$H12];&quot;, &quot;;[$'iwd spell'.$I12];&quot;, &quot;;[$'iwd spell'.$J12];&quot;, &quot;;[$'iwd spell'.$K12];&quot;, &quot;;[$'iwd spell'.$L12];&quot; =&gt; ~&quot;;[$'iwd spell'.$A12];&quot;~ // &quot;;[$'iwd spell'.$M12])" office:value-type="string" office:string-value="  ~#rw_19~, null, null, null, null, null, null, null, null, 4, null, null =&gt; ~#rw_19~ // ie-6014, cam: spells schooled as 'generalist' instead of 'none' incorrectly invoke save bonuses/penalties - generalist &gt; enchanter (old Righteous Wrath of the Faithful)" calcext:value-type="string">
            <text:p><text:s text:c="2"/>~#rw_19~, null, null, null, null, null, null, null, null, 4, null, null =&gt; ~#rw_19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3];&quot;~, &quot;;[$'iwd spell'.$B13];&quot;, &quot;;[$'iwd spell'.$C13];&quot;, &quot;;[$'iwd spell'.$D13];&quot;, &quot;;[$'iwd spell'.$E13];&quot;, &quot;;[$'iwd spell'.$F13];&quot;, &quot;;[$'iwd spell'.$G13];&quot;, &quot;;[$'iwd spell'.$H13];&quot;, &quot;;[$'iwd spell'.$I13];&quot;, &quot;;[$'iwd spell'.$J13];&quot;, &quot;;[$'iwd spell'.$K13];&quot;, &quot;;[$'iwd spell'.$L13];&quot; =&gt; ~&quot;;[$'iwd spell'.$A13];&quot;~ // &quot;;[$'iwd spell'.$M13])" office:value-type="string" office:string-value="  ~#rw_33~, null, null, null, null, null, null, null, null, 4, null, null =&gt; ~#rw_33~ // ie-6014, cam: spells schooled as 'generalist' instead of 'none' incorrectly invoke save bonuses/penalties - generalist &gt; enchanter (old Righteous Wrath of the Faithful)" calcext:value-type="string">
            <text:p><text:s text:c="2"/>~#rw_33~, null, null, null, null, null, null, null, null, 4, null, null =&gt; ~#rw_33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4];&quot;~, &quot;;[$'iwd spell'.$B14];&quot;, &quot;;[$'iwd spell'.$C14];&quot;, &quot;;[$'iwd spell'.$D14];&quot;, &quot;;[$'iwd spell'.$E14];&quot;, &quot;;[$'iwd spell'.$F14];&quot;, &quot;;[$'iwd spell'.$G14];&quot;, &quot;;[$'iwd spell'.$H14];&quot;, &quot;;[$'iwd spell'.$I14];&quot;, &quot;;[$'iwd spell'.$J14];&quot;, &quot;;[$'iwd spell'.$K14];&quot;, &quot;;[$'iwd spell'.$L14];&quot; =&gt; ~&quot;;[$'iwd spell'.$A14];&quot;~ // &quot;;[$'iwd spell'.$M14])" office:value-type="string" office:string-value="  ~#rw_34~, null, null, null, null, null, null, null, null, 4, null, null =&gt; ~#rw_34~ // ie-6014, cam: spells schooled as 'generalist' instead of 'none' incorrectly invoke save bonuses/penalties - generalist &gt; enchanter (old Righteous Wrath of the Faithful)" calcext:value-type="string">
            <text:p><text:s text:c="2"/>~#rw_34~, null, null, null, null, null, null, null, null, 4, null, null =&gt; ~#rw_34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5];&quot;~, &quot;;[$'iwd spell'.$B15];&quot;, &quot;;[$'iwd spell'.$C15];&quot;, &quot;;[$'iwd spell'.$D15];&quot;, &quot;;[$'iwd spell'.$E15];&quot;, &quot;;[$'iwd spell'.$F15];&quot;, &quot;;[$'iwd spell'.$G15];&quot;, &quot;;[$'iwd spell'.$H15];&quot;, &quot;;[$'iwd spell'.$I15];&quot;, &quot;;[$'iwd spell'.$J15];&quot;, &quot;;[$'iwd spell'.$K15];&quot;, &quot;;[$'iwd spell'.$L15];&quot; =&gt; ~&quot;;[$'iwd spell'.$A15];&quot;~ // &quot;;[$'iwd spell'.$M15])" office:value-type="string" office:string-value="  ~#rw_35~, null, null, null, null, null, null, null, null, 4, null, null =&gt; ~#rw_35~ // ie-6014, cam: spells schooled as 'generalist' instead of 'none' incorrectly invoke save bonuses/penalties - generalist &gt; enchanter (old Righteous Wrath of the Faithful)" calcext:value-type="string">
            <text:p><text:s text:c="2"/>~#rw_35~, null, null, null, null, null, null, null, null, 4, null, null =&gt; ~#rw_35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6];&quot;~, &quot;;[$'iwd spell'.$B16];&quot;, &quot;;[$'iwd spell'.$C16];&quot;, &quot;;[$'iwd spell'.$D16];&quot;, &quot;;[$'iwd spell'.$E16];&quot;, &quot;;[$'iwd spell'.$F16];&quot;, &quot;;[$'iwd spell'.$G16];&quot;, &quot;;[$'iwd spell'.$H16];&quot;, &quot;;[$'iwd spell'.$I16];&quot;, &quot;;[$'iwd spell'.$J16];&quot;, &quot;;[$'iwd spell'.$K16];&quot;, &quot;;[$'iwd spell'.$L16];&quot; =&gt; ~&quot;;[$'iwd spell'.$A16];&quot;~ // &quot;;[$'iwd spell'.$M16])" office:value-type="string" office:string-value="  ~#rw_49~, null, null, null, null, null, null, null, null, 4, null, null =&gt; ~#rw_49~ // ie-6014, cam: spells schooled as 'generalist' instead of 'none' incorrectly invoke save bonuses/penalties - generalist &gt; enchanter (old Righteous Wrath of the Faithful)" calcext:value-type="string">
            <text:p><text:s text:c="2"/>~#rw_49~, null, null, null, null, null, null, null, null, 4, null, null =&gt; ~#rw_49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7];&quot;~, &quot;;[$'iwd spell'.$B17];&quot;, &quot;;[$'iwd spell'.$C17];&quot;, &quot;;[$'iwd spell'.$D17];&quot;, &quot;;[$'iwd spell'.$E17];&quot;, &quot;;[$'iwd spell'.$F17];&quot;, &quot;;[$'iwd spell'.$G17];&quot;, &quot;;[$'iwd spell'.$H17];&quot;, &quot;;[$'iwd spell'.$I17];&quot;, &quot;;[$'iwd spell'.$J17];&quot;, &quot;;[$'iwd spell'.$K17];&quot;, &quot;;[$'iwd spell'.$L17];&quot; =&gt; ~&quot;;[$'iwd spell'.$A17];&quot;~ // &quot;;[$'iwd spell'.$M17])" office:value-type="string" office:string-value="  ~#rw_50~, null, null, null, null, null, null, null, null, 4, null, null =&gt; ~#rw_50~ // ie-6014, cam: spells schooled as 'generalist' instead of 'none' incorrectly invoke save bonuses/penalties - generalist &gt; enchanter (old Righteous Wrath of the Faithful)" calcext:value-type="string">
            <text:p><text:s text:c="2"/>~#rw_50~, null, null, null, null, null, null, null, null, 4, null, null =&gt; ~#rw_50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8];&quot;~, &quot;;[$'iwd spell'.$B18];&quot;, &quot;;[$'iwd spell'.$C18];&quot;, &quot;;[$'iwd spell'.$D18];&quot;, &quot;;[$'iwd spell'.$E18];&quot;, &quot;;[$'iwd spell'.$F18];&quot;, &quot;;[$'iwd spell'.$G18];&quot;, &quot;;[$'iwd spell'.$H18];&quot;, &quot;;[$'iwd spell'.$I18];&quot;, &quot;;[$'iwd spell'.$J18];&quot;, &quot;;[$'iwd spell'.$K18];&quot;, &quot;;[$'iwd spell'.$L18];&quot; =&gt; ~&quot;;[$'iwd spell'.$A18];&quot;~ // &quot;;[$'iwd spell'.$M18])" office:value-type="string" office:string-value="  ~#rw_51~, null, null, null, null, null, null, null, null, 4, null, null =&gt; ~#rw_51~ // ie-6014, cam: spells schooled as 'generalist' instead of 'none' incorrectly invoke save bonuses/penalties - generalist &gt; enchanter (old Righteous Wrath of the Faithful)" calcext:value-type="string">
            <text:p><text:s text:c="2"/>~#rw_51~, null, null, null, null, null, null, null, null, 4, null, null =&gt; ~#rw_51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9];&quot;~, &quot;;[$'iwd spell'.$B19];&quot;, &quot;;[$'iwd spell'.$C19];&quot;, &quot;;[$'iwd spell'.$D19];&quot;, &quot;;[$'iwd spell'.$E19];&quot;, &quot;;[$'iwd spell'.$F19];&quot;, &quot;;[$'iwd spell'.$G19];&quot;, &quot;;[$'iwd spell'.$H19];&quot;, &quot;;[$'iwd spell'.$I19];&quot;, &quot;;[$'iwd spell'.$J19];&quot;, &quot;;[$'iwd spell'.$K19];&quot;, &quot;;[$'iwd spell'.$L19];&quot; =&gt; ~&quot;;[$'iwd spell'.$A19];&quot;~ // &quot;;[$'iwd spell'.$M19])" office:value-type="string" office:string-value="  ~#rw_ex~, null, null, null, null, null, null, null, null, 4, null, null =&gt; ~#rw_ex~ // ie-6014, cam: spells schooled as 'generalist' instead of 'none' incorrectly invoke save bonuses/penalties - generalist &gt; enchanter (old Righteous Wrath of the Faithful)" calcext:value-type="string">
            <text:p><text:s text:c="2"/>~#rw_ex~, null, null, null, null, null, null, null, null, 4, null, null =&gt; ~#rw_ex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20];&quot;~, &quot;;[$'iwd spell'.$B20];&quot;, &quot;;[$'iwd spell'.$C20];&quot;, &quot;;[$'iwd spell'.$D20];&quot;, &quot;;[$'iwd spell'.$E20];&quot;, &quot;;[$'iwd spell'.$F20];&quot;, &quot;;[$'iwd spell'.$G20];&quot;, &quot;;[$'iwd spell'.$H20];&quot;, &quot;;[$'iwd spell'.$I20];&quot;, &quot;;[$'iwd spell'.$J20];&quot;, &quot;;[$'iwd spell'.$K20];&quot;, &quot;;[$'iwd spell'.$L20];&quot; =&gt; ~&quot;;[$'iwd spell'.$A20];&quot;~ // &quot;;[$'iwd spell'.$M20])" office:value-type="string" office:string-value="  ~#shrouda~, null, null, null, null, null, null, null, null, 6, null, null =&gt; ~#shrouda~ // ie-6014, cam: spells schooled as 'generalist' instead of 'none' incorrectly invoke save bonuses/penalties - generalist &gt; invoker (old shroud of flmae)" calcext:value-type="string">
            <text:p><text:s text:c="2"/>~#shrouda~, null, null, null, null, null, null, null, null, 6, null, null =&gt; ~#shrouda~ // ie-6014, cam: spells schooled as 'generalist' instead of 'none' incorrectly invoke save bonuses/penalties - generalist &gt; invoker (old shroud of flmae)</text:p>
          </table:table-cell>
        </table:table-row>
        <table:table-row table:style-name="ro3">
          <table:table-cell table:formula="of:=CONCATENATE(&quot;  ~&quot;;[$'iwd spell'.$A21];&quot;~, &quot;;[$'iwd spell'.$B21];&quot;, &quot;;[$'iwd spell'.$C21];&quot;, &quot;;[$'iwd spell'.$D21];&quot;, &quot;;[$'iwd spell'.$E21];&quot;, &quot;;[$'iwd spell'.$F21];&quot;, &quot;;[$'iwd spell'.$G21];&quot;, &quot;;[$'iwd spell'.$H21];&quot;, &quot;;[$'iwd spell'.$I21];&quot;, &quot;;[$'iwd spell'.$J21];&quot;, &quot;;[$'iwd spell'.$K21];&quot;, &quot;;[$'iwd spell'.$L21];&quot; =&gt; ~&quot;;[$'iwd spell'.$A21];&quot;~ // &quot;;[$'iwd spell'.$M21])" office:value-type="string" office:string-value="  ~#shroudb~, null, null, null, null, null, null, null, null, 6, null, null =&gt; ~#shroudb~ // ie-6014, cam: spells schooled as 'generalist' instead of 'none' incorrectly invoke save bonuses/penalties - generalist &gt; invoker (old shroud of flmae)" calcext:value-type="string">
            <text:p><text:s text:c="2"/>~#shroudb~, null, null, null, null, null, null, null, null, 6, null, null =&gt; ~#shroudb~ // ie-6014, cam: spells schooled as 'generalist' instead of 'none' incorrectly invoke save bonuses/penalties - generalist &gt; invoker (old shroud of flmae)</text:p>
          </table:table-cell>
        </table:table-row>
        <table:table-row table:style-name="ro3">
          <table:table-cell table:formula="of:=CONCATENATE(&quot;  ~&quot;;[$'iwd spell'.$A22];&quot;~, &quot;;[$'iwd spell'.$B22];&quot;, &quot;;[$'iwd spell'.$C22];&quot;, &quot;;[$'iwd spell'.$D22];&quot;, &quot;;[$'iwd spell'.$E22];&quot;, &quot;;[$'iwd spell'.$F22];&quot;, &quot;;[$'iwd spell'.$G22];&quot;, &quot;;[$'iwd spell'.$H22];&quot;, &quot;;[$'iwd spell'.$I22];&quot;, &quot;;[$'iwd spell'.$J22];&quot;, &quot;;[$'iwd spell'.$K22];&quot;, &quot;;[$'iwd spell'.$L22];&quot; =&gt; ~&quot;;[$'iwd spell'.$A22];&quot;~ // &quot;;[$'iwd spell'.$M22])" office:value-type="string" office:string-value="  ~#sunrund~, null, null, null, null, null, null, null, null, 0, null, null =&gt; ~#sunrund~ // ie-6014, cam: spells schooled as 'generalist' instead of 'none' incorrectly invoke save bonuses/penalties - generalist &gt; none (unk)" calcext:value-type="string">
            <text:p><text:s text:c="2"/>~#sunrund~, null, null, null, null, null, null, null, null, 0, null, null =&gt; ~#sunrund~ // ie-6014, cam: spells schooled as 'generalist' instead of 'none' incorrectly invoke save bonuses/penalties - generalist &gt; none (unk)</text:p>
          </table:table-cell>
        </table:table-row>
        <table:table-row table:style-name="ro3">
          <table:table-cell table:formula="of:=CONCATENATE(&quot;  ~&quot;;[$'iwd spell'.$A23];&quot;~, &quot;;[$'iwd spell'.$B23];&quot;, &quot;;[$'iwd spell'.$C23];&quot;, &quot;;[$'iwd spell'.$D23];&quot;, &quot;;[$'iwd spell'.$E23];&quot;, &quot;;[$'iwd spell'.$F23];&quot;, &quot;;[$'iwd spell'.$G23];&quot;, &quot;;[$'iwd spell'.$H23];&quot;, &quot;;[$'iwd spell'.$I23];&quot;, &quot;;[$'iwd spell'.$J23];&quot;, &quot;;[$'iwd spell'.$K23];&quot;, &quot;;[$'iwd spell'.$L23];&quot; =&gt; ~&quot;;[$'iwd spell'.$A23];&quot;~ // &quot;;[$'iwd spell'.$M23])" office:value-type="string" office:string-value="  ~#vitarea~, null, null, null, null, null, null, null, null, 2, null, null =&gt; ~#vitarea~ // ie-6014, cam: spells schooled as 'generalist' instead of 'none' incorrectly invoke save bonuses/penalties - generalist &gt; conjurer (old vitriolic sphere)" calcext:value-type="string">
            <text:p><text:s text:c="2"/>~#vitarea~, null, null, null, null, null, null, null, null, 2, null, null =&gt; ~#vitarea~ // ie-6014, cam: spells schooled as 'generalist' instead of 'none' incorrectly invoke save bonuses/penalties - generalist &gt; conjurer (old vitriolic sphere)</text:p>
          </table:table-cell>
        </table:table-row>
        <table:table-row table:style-name="ro3">
          <table:table-cell table:formula="of:=CONCATENATE(&quot;  ~&quot;;[$'iwd spell'.$A24];&quot;~, &quot;;[$'iwd spell'.$B24];&quot;, &quot;;[$'iwd spell'.$C24];&quot;, &quot;;[$'iwd spell'.$D24];&quot;, &quot;;[$'iwd spell'.$E24];&quot;, &quot;;[$'iwd spell'.$F24];&quot;, &quot;;[$'iwd spell'.$G24];&quot;, &quot;;[$'iwd spell'.$H24];&quot;, &quot;;[$'iwd spell'.$I24];&quot;, &quot;;[$'iwd spell'.$J24];&quot;, &quot;;[$'iwd spell'.$K24];&quot;, &quot;;[$'iwd spell'.$L24];&quot; =&gt; ~&quot;;[$'iwd spell'.$A24];&quot;~ // &quot;;[$'iwd spell'.$M24])" office:value-type="string" office:string-value="  ~%TRAP_DEATH_FOG%a~, null, null, null, null, null, null, null, null, 6, null, null =&gt; ~%TRAP_DEATH_FOG%a~ // ie-6014, cam: spells schooled as 'generalist' instead of 'none' incorrectly invoke save bonuses/penalties - generalist &gt; invoker (death fog, trap) =&gt; subspell applying ACID damage" calcext:value-type="string">
            <text:p><text:s text:c="2"/>~%TRAP_DEATH_FOG%a~, null, null, null, null, null, null, null, null, 6, null, null =&gt; ~%TRAP_DEATH_FOG%a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5];&quot;~, &quot;;[$'iwd spell'.$B25];&quot;, &quot;;[$'iwd spell'.$C25];&quot;, &quot;;[$'iwd spell'.$D25];&quot;, &quot;;[$'iwd spell'.$E25];&quot;, &quot;;[$'iwd spell'.$F25];&quot;, &quot;;[$'iwd spell'.$G25];&quot;, &quot;;[$'iwd spell'.$H25];&quot;, &quot;;[$'iwd spell'.$I25];&quot;, &quot;;[$'iwd spell'.$J25];&quot;, &quot;;[$'iwd spell'.$K25];&quot;, &quot;;[$'iwd spell'.$L25];&quot; =&gt; ~&quot;;[$'iwd spell'.$A25];&quot;~ // &quot;;[$'iwd spell'.$M25])" office:value-type="string" office:string-value="  ~%TRAP_DEATH_FOG%b~, null, null, null, null, null, null, null, null, 6, null, null =&gt; ~%TRAP_DEATH_FOG%b~ // ie-6014, cam: spells schooled as 'generalist' instead of 'none' incorrectly invoke save bonuses/penalties - generalist &gt; invoker (death fog, trap) =&gt; subspell applying ACID damage" calcext:value-type="string">
            <text:p><text:s text:c="2"/>~%TRAP_DEATH_FOG%b~, null, null, null, null, null, null, null, null, 6, null, null =&gt; ~%TRAP_DEATH_FOG%b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6];&quot;~, &quot;;[$'iwd spell'.$B26];&quot;, &quot;;[$'iwd spell'.$C26];&quot;, &quot;;[$'iwd spell'.$D26];&quot;, &quot;;[$'iwd spell'.$E26];&quot;, &quot;;[$'iwd spell'.$F26];&quot;, &quot;;[$'iwd spell'.$G26];&quot;, &quot;;[$'iwd spell'.$H26];&quot;, &quot;;[$'iwd spell'.$I26];&quot;, &quot;;[$'iwd spell'.$J26];&quot;, &quot;;[$'iwd spell'.$K26];&quot;, &quot;;[$'iwd spell'.$L26];&quot; =&gt; ~&quot;;[$'iwd spell'.$A26];&quot;~ // &quot;;[$'iwd spell'.$M26])" office:value-type="string" office:string-value="  ~%TRAP_DEATH_FOG%c~, null, null, null, null, null, null, null, null, 6, null, null =&gt; ~%TRAP_DEATH_FOG%c~ // ie-6014, cam: spells schooled as 'generalist' instead of 'none' incorrectly invoke save bonuses/penalties - generalist &gt; invoker (death fog, trap) =&gt; subspell applying ACID damage" calcext:value-type="string">
            <text:p><text:s text:c="2"/>~%TRAP_DEATH_FOG%c~, null, null, null, null, null, null, null, null, 6, null, null =&gt; ~%TRAP_DEATH_FOG%c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7];&quot;~, &quot;;[$'iwd spell'.$B27];&quot;, &quot;;[$'iwd spell'.$C27];&quot;, &quot;;[$'iwd spell'.$D27];&quot;, &quot;;[$'iwd spell'.$E27];&quot;, &quot;;[$'iwd spell'.$F27];&quot;, &quot;;[$'iwd spell'.$G27];&quot;, &quot;;[$'iwd spell'.$H27];&quot;, &quot;;[$'iwd spell'.$I27];&quot;, &quot;;[$'iwd spell'.$J27];&quot;, &quot;;[$'iwd spell'.$K27];&quot;, &quot;;[$'iwd spell'.$L27];&quot; =&gt; ~&quot;;[$'iwd spell'.$A27];&quot;~ // &quot;;[$'iwd spell'.$M27])" office:value-type="string" office:string-value="  ~%WIZARD_BELTYNS_BURNING_BLOOD%a~, null, null, null, null, null, null, null, null, 7, null, null =&gt; ~%WIZARD_BELTYNS_BURNING_BLOOD%a~ // ie-6014, cam: spells schooled as 'generalist' instead of 'none' incorrectly invoke save bonuses/penalties - generalist &gt; necromancy (beltyn's burning blood) =&gt; subspell applying FIRE damage" calcext:value-type="string">
            <text:p><text:s text:c="2"/>~%WIZARD_BELTYNS_BURNING_BLOOD%a~, null, null, null, null, null, null, null, null, 7, null, null =&gt; ~%WIZARD_BELTYNS_BURNING_BLOOD%a~ // ie-6014, cam: spells schooled as 'generalist' instead of 'none' incorrectly invoke save bonuses/penalties - generalist &gt; necromancy (beltyn's burning blood) =&gt; subspell applying FIRE damage</text:p>
          </table:table-cell>
        </table:table-row>
        <table:table-row table:style-name="ro3">
          <table:table-cell table:formula="of:=CONCATENATE(&quot;  ~&quot;;[$'iwd spell'.$A28];&quot;~, &quot;;[$'iwd spell'.$B28];&quot;, &quot;;[$'iwd spell'.$C28];&quot;, &quot;;[$'iwd spell'.$D28];&quot;, &quot;;[$'iwd spell'.$E28];&quot;, &quot;;[$'iwd spell'.$F28];&quot;, &quot;;[$'iwd spell'.$G28];&quot;, &quot;;[$'iwd spell'.$H28];&quot;, &quot;;[$'iwd spell'.$I28];&quot;, &quot;;[$'iwd spell'.$J28];&quot;, &quot;;[$'iwd spell'.$K28];&quot;, &quot;;[$'iwd spell'.$L28];&quot; =&gt; ~&quot;;[$'iwd spell'.$A28];&quot;~ // &quot;;[$'iwd spell'.$M28])" office:value-type="string" office:string-value="  ~blindimm~, null, null, null, null, null, null, null, null, 0, null, null =&gt; ~blindimm~ // ie-6014, cam: spells schooled as 'generalist' instead of 'none' incorrectly invoke save bonuses/penalties - generalist &gt; none (old blindness immunity)" calcext:value-type="string">
            <text:p><text:s text:c="2"/>~blindimm~, null, null, null, null, null, null, null, null, 0, null, null =&gt; ~blindimm~ // ie-6014, cam: spells schooled as 'generalist' instead of 'none' incorrectly invoke save bonuses/penalties - generalist &gt; none (old blindness immunity)</text:p>
          </table:table-cell>
        </table:table-row>
        <table:table-row table:style-name="ro3">
          <table:table-cell table:formula="of:=CONCATENATE(&quot;  ~&quot;;[$'iwd spell'.$A29];&quot;~, &quot;;[$'iwd spell'.$B29];&quot;, &quot;;[$'iwd spell'.$C29];&quot;, &quot;;[$'iwd spell'.$D29];&quot;, &quot;;[$'iwd spell'.$E29];&quot;, &quot;;[$'iwd spell'.$F29];&quot;, &quot;;[$'iwd spell'.$G29];&quot;, &quot;;[$'iwd spell'.$H29];&quot;, &quot;;[$'iwd spell'.$I29];&quot;, &quot;;[$'iwd spell'.$J29];&quot;, &quot;;[$'iwd spell'.$K29];&quot;, &quot;;[$'iwd spell'.$L29];&quot; =&gt; ~&quot;;[$'iwd spell'.$A29];&quot;~ // &quot;;[$'iwd spell'.$M29])" office:value-type="string" office:string-value="  ~cdsunrun~, null, null, null, null, null, null, null, null, 0, null, null =&gt; ~cdsunrun~ // ie-6014, cam: spells schooled as 'generalist' instead of 'none' incorrectly invoke save bonuses/penalties - generalist &gt; none (unk) =&gt; subspell applying FIRE damage" calcext:value-type="string">
            <text:p><text:s text:c="2"/>~cdsunrun~, null, null, null, null, null, null, null, null, 0, null, null =&gt; ~cdsunrun~ // ie-6014, cam: spells schooled as 'generalist' instead of 'none' incorrectly invoke save bonuses/penalties - generalist &gt; none (unk) =&gt; subspell applying FIRE damage</text:p>
          </table:table-cell>
        </table:table-row>
        <table:table-row table:style-name="ro3">
          <table:table-cell table:formula="of:=CONCATENATE(&quot;  ~&quot;;[$'iwd spell'.$A30];&quot;~, &quot;;[$'iwd spell'.$B30];&quot;, &quot;;[$'iwd spell'.$C30];&quot;, &quot;;[$'iwd spell'.$D30];&quot;, &quot;;[$'iwd spell'.$E30];&quot;, &quot;;[$'iwd spell'.$F30];&quot;, &quot;;[$'iwd spell'.$G30];&quot;, &quot;;[$'iwd spell'.$H30];&quot;, &quot;;[$'iwd spell'.$I30];&quot;, &quot;;[$'iwd spell'.$J30];&quot;, &quot;;[$'iwd spell'.$K30];&quot;, &quot;;[$'iwd spell'.$L30];&quot; =&gt; ~&quot;;[$'iwd spell'.$A30];&quot;~ // &quot;;[$'iwd spell'.$M30])" office:value-type="string" office:string-value="  ~deafimm~, null, null, null, null, null, null, null, null, 0, null, null =&gt; ~deafimm~ // ie-6014, cam: spells schooled as 'generalist' instead of 'none' incorrectly invoke save bonuses/penalties - generalist &gt; none (old deafness immunity)" calcext:value-type="string">
            <text:p><text:s text:c="2"/>~deafimm~, null, null, null, null, null, null, null, null, 0, null, null =&gt; ~deafimm~ // ie-6014, cam: spells schooled as 'generalist' instead of 'none' incorrectly invoke save bonuses/penalties - generalist &gt; none (old deafness immunity)</text:p>
          </table:table-cell>
        </table:table-row>
        <table:table-row table:style-name="ro3">
          <table:table-cell table:formula="of:=CONCATENATE(&quot;  ~&quot;;[$'iwd spell'.$A31];&quot;~, &quot;;[$'iwd spell'.$B31];&quot;, &quot;;[$'iwd spell'.$C31];&quot;, &quot;;[$'iwd spell'.$D31];&quot;, &quot;;[$'iwd spell'.$E31];&quot;, &quot;;[$'iwd spell'.$F31];&quot;, &quot;;[$'iwd spell'.$G31];&quot;, &quot;;[$'iwd spell'.$H31];&quot;, &quot;;[$'iwd spell'.$I31];&quot;, &quot;;[$'iwd spell'.$J31];&quot;, &quot;;[$'iwd spell'.$K31];&quot;, &quot;;[$'iwd spell'.$L31];&quot; =&gt; ~&quot;;[$'iwd spell'.$A31];&quot;~ // &quot;;[$'iwd spell'.$M31])" office:value-type="string" office:string-value="  ~drgrbrht~, null, null, null, null, null, null, null, null, 0, null, null =&gt; ~drgrbrht~ // ie-6014, cam: spells schooled as 'generalist' instead of 'none' incorrectly invoke save bonuses/penalties - generalist &gt; none (leftover green dragon breath)" calcext:value-type="string">
            <text:p><text:s text:c="2"/>~drgrbrht~, null, null, null, null, null, null, null, null, 0, null, null =&gt; ~drgrbrht~ // ie-6014, cam: spells schooled as 'generalist' instead of 'none' incorrectly invoke save bonuses/penalties - generalist &gt; none (leftover green dragon breath)</text:p>
          </table:table-cell>
        </table:table-row>
        <table:table-row table:style-name="ro3">
          <table:table-cell table:formula="of:=CONCATENATE(&quot;  ~&quot;;[$'iwd spell'.$A32];&quot;~, &quot;;[$'iwd spell'.$B32];&quot;, &quot;;[$'iwd spell'.$C32];&quot;, &quot;;[$'iwd spell'.$D32];&quot;, &quot;;[$'iwd spell'.$E32];&quot;, &quot;;[$'iwd spell'.$F32];&quot;, &quot;;[$'iwd spell'.$G32];&quot;, &quot;;[$'iwd spell'.$H32];&quot;, &quot;;[$'iwd spell'.$I32];&quot;, &quot;;[$'iwd spell'.$J32];&quot;, &quot;;[$'iwd spell'.$K32];&quot;, &quot;;[$'iwd spell'.$L32];&quot; =&gt; ~&quot;;[$'iwd spell'.$A32];&quot;~ // &quot;;[$'iwd spell'.$M32])" office:value-type="string" office:string-value="  ~firau1d6~, null, null, null, null, null, null, null, null, 0, null, null =&gt; ~firau1d6~ // ie-6014, cam: spells schooled as 'generalist' instead of 'none' incorrectly invoke save bonuses/penalties - generalist &gt; none (salamander aura)" calcext:value-type="string">
            <text:p><text:s text:c="2"/>~firau1d6~, null, null, null, null, null, null, null, null, 0, null, null =&gt; ~firau1d6~ // ie-6014, cam: spells schooled as 'generalist' instead of 'none' incorrectly invoke save bonuses/penalties - generalist &gt; none (salamander aura)</text:p>
          </table:table-cell>
        </table:table-row>
        <table:table-row table:style-name="ro3">
          <table:table-cell table:formula="of:=CONCATENATE(&quot;  ~&quot;;[$'iwd spell'.$A33];&quot;~, &quot;;[$'iwd spell'.$B33];&quot;, &quot;;[$'iwd spell'.$C33];&quot;, &quot;;[$'iwd spell'.$D33];&quot;, &quot;;[$'iwd spell'.$E33];&quot;, &quot;;[$'iwd spell'.$F33];&quot;, &quot;;[$'iwd spell'.$G33];&quot;, &quot;;[$'iwd spell'.$H33];&quot;, &quot;;[$'iwd spell'.$I33];&quot;, &quot;;[$'iwd spell'.$J33];&quot;, &quot;;[$'iwd spell'.$K33];&quot;, &quot;;[$'iwd spell'.$L33];&quot; =&gt; ~&quot;;[$'iwd spell'.$A33];&quot;~ // &quot;;[$'iwd spell'.$M33])" office:value-type="string" office:string-value="  ~firau3d6~, null, null, null, null, null, null, null, null, 0, null, null =&gt; ~firau3d6~ // ie-6014, cam: spells schooled as 'generalist' instead of 'none' incorrectly invoke save bonuses/penalties - generalist &gt; none (salamander aura)" calcext:value-type="string">
            <text:p><text:s text:c="2"/>~firau3d6~, null, null, null, null, null, null, null, null, 0, null, null =&gt; ~firau3d6~ // ie-6014, cam: spells schooled as 'generalist' instead of 'none' incorrectly invoke save bonuses/penalties - generalist &gt; none (salamander aura)</text:p>
          </table:table-cell>
        </table:table-row>
        <table:table-row table:style-name="ro3">
          <table:table-cell table:formula="of:=CONCATENATE(&quot;  ~&quot;;[$'iwd spell'.$A34];&quot;~, &quot;;[$'iwd spell'.$B34];&quot;, &quot;;[$'iwd spell'.$C34];&quot;, &quot;;[$'iwd spell'.$D34];&quot;, &quot;;[$'iwd spell'.$E34];&quot;, &quot;;[$'iwd spell'.$F34];&quot;, &quot;;[$'iwd spell'.$G34];&quot;, &quot;;[$'iwd spell'.$H34];&quot;, &quot;;[$'iwd spell'.$I34];&quot;, &quot;;[$'iwd spell'.$J34];&quot;, &quot;;[$'iwd spell'.$K34];&quot;, &quot;;[$'iwd spell'.$L34];&quot; =&gt; ~&quot;;[$'iwd spell'.$A34];&quot;~ // &quot;;[$'iwd spell'.$M34])" office:value-type="string" office:string-value="  ~frostd10~, null, null, null, null, null, null, null, null, 0, null, null =&gt; ~frostd10~ // ie-6014, cam: spells schooled as 'generalist' instead of 'none' incorrectly invoke save bonuses/penalties - generalist &gt; none (frost salamander aura)" calcext:value-type="string">
            <text:p><text:s text:c="2"/>~frostd10~, null, null, null, null, null, null, null, null, 0, null, null =&gt; ~frostd10~ // ie-6014, cam: spells schooled as 'generalist' instead of 'none' incorrectly invoke save bonuses/penalties - generalist &gt; none (frost salamander aura)</text:p>
          </table:table-cell>
        </table:table-row>
        <table:table-row table:style-name="ro3">
          <table:table-cell table:formula="of:=CONCATENATE(&quot;  ~&quot;;[$'iwd spell'.$A35];&quot;~, &quot;;[$'iwd spell'.$B35];&quot;, &quot;;[$'iwd spell'.$C35];&quot;, &quot;;[$'iwd spell'.$D35];&quot;, &quot;;[$'iwd spell'.$E35];&quot;, &quot;;[$'iwd spell'.$F35];&quot;, &quot;;[$'iwd spell'.$G35];&quot;, &quot;;[$'iwd spell'.$H35];&quot;, &quot;;[$'iwd spell'.$I35];&quot;, &quot;;[$'iwd spell'.$J35];&quot;, &quot;;[$'iwd spell'.$K35];&quot;, &quot;;[$'iwd spell'.$L35];&quot; =&gt; ~&quot;;[$'iwd spell'.$A35];&quot;~ // &quot;;[$'iwd spell'.$M35])" office:value-type="string" office:string-value="  ~frostd6~, null, null, null, null, null, null, null, null, 0, null, null =&gt; ~frostd6~ // ie-6014, cam: spells schooled as 'generalist' instead of 'none' incorrectly invoke save bonuses/penalties - generalist &gt; none (frost salamander aura)" calcext:value-type="string">
            <text:p><text:s text:c="2"/>~frostd6~, null, null, null, null, null, null, null, null, 0, null, null =&gt; ~frostd6~ // ie-6014, cam: spells schooled as 'generalist' instead of 'none' incorrectly invoke save bonuses/penalties - generalist &gt; none (frost salamander aura)</text:p>
          </table:table-cell>
        </table:table-row>
        <table:table-row table:style-name="ro3">
          <table:table-cell table:formula="of:=CONCATENATE(&quot;  ~&quot;;[$'iwd spell'.$A36];&quot;~, &quot;;[$'iwd spell'.$B36];&quot;, &quot;;[$'iwd spell'.$C36];&quot;, &quot;;[$'iwd spell'.$D36];&quot;, &quot;;[$'iwd spell'.$E36];&quot;, &quot;;[$'iwd spell'.$F36];&quot;, &quot;;[$'iwd spell'.$G36];&quot;, &quot;;[$'iwd spell'.$H36];&quot;, &quot;;[$'iwd spell'.$I36];&quot;, &quot;;[$'iwd spell'.$J36];&quot;, &quot;;[$'iwd spell'.$K36];&quot;, &quot;;[$'iwd spell'.$L36];&quot; =&gt; ~&quot;;[$'iwd spell'.$A36];&quot;~ // &quot;;[$'iwd spell'.$M36])" office:value-type="string" office:string-value="  ~gasp~, null, null, null, null, null, null, null, null, 0, null, null =&gt; ~gasp~ // ie-6014, cam: spells schooled as 'generalist' instead of 'none' incorrectly invoke save bonuses/penalties - generalist &gt; none (unk)" calcext:value-type="string">
            <text:p><text:s text:c="2"/>~gasp~, null, null, null, null, null, null, null, null, 0, null, null =&gt; ~gasp~ // ie-6014, cam: spells schooled as 'generalist' instead of 'none' incorrectly invoke save bonuses/penalties - generalist &gt; none (unk)</text:p>
          </table:table-cell>
        </table:table-row>
        <table:table-row table:style-name="ro3">
          <table:table-cell table:formula="of:=CONCATENATE(&quot;  ~&quot;;[$'iwd spell'.$A37];&quot;~, &quot;;[$'iwd spell'.$B37];&quot;, &quot;;[$'iwd spell'.$C37];&quot;, &quot;;[$'iwd spell'.$D37];&quot;, &quot;;[$'iwd spell'.$E37];&quot;, &quot;;[$'iwd spell'.$F37];&quot;, &quot;;[$'iwd spell'.$G37];&quot;, &quot;;[$'iwd spell'.$H37];&quot;, &quot;;[$'iwd spell'.$I37];&quot;, &quot;;[$'iwd spell'.$J37];&quot;, &quot;;[$'iwd spell'.$K37];&quot;, &quot;;[$'iwd spell'.$L37];&quot; =&gt; ~&quot;;[$'iwd spell'.$A37];&quot;~ // &quot;;[$'iwd spell'.$M37])" office:value-type="string" office:string-value="  ~holdfst~, null, null, null, null, null, null, null, null, 0, null, null =&gt; ~holdfst~ // ie-6014, cam: spells schooled as 'generalist' instead of 'none' incorrectly invoke save bonuses/penalties - generalist &gt; none (old holdfast arrows)" calcext:value-type="string">
            <text:p><text:s text:c="2"/>~holdfst~, null, null, null, null, null, null, null, null, 0, null, null =&gt; ~holdfst~ // ie-6014, cam: spells schooled as 'generalist' instead of 'none' incorrectly invoke save bonuses/penalties - generalist &gt; none (old holdfast arrows)</text:p>
          </table:table-cell>
        </table:table-row>
        <table:table-row table:style-name="ro3">
          <table:table-cell table:formula="of:=CONCATENATE(&quot;  ~&quot;;[$'iwd spell'.$A38];&quot;~, &quot;;[$'iwd spell'.$B38];&quot;, &quot;;[$'iwd spell'.$C38];&quot;, &quot;;[$'iwd spell'.$D38];&quot;, &quot;;[$'iwd spell'.$E38];&quot;, &quot;;[$'iwd spell'.$F38];&quot;, &quot;;[$'iwd spell'.$G38];&quot;, &quot;;[$'iwd spell'.$H38];&quot;, &quot;;[$'iwd spell'.$I38];&quot;, &quot;;[$'iwd spell'.$J38];&quot;, &quot;;[$'iwd spell'.$K38];&quot;, &quot;;[$'iwd spell'.$L38];&quot; =&gt; ~&quot;;[$'iwd spell'.$A38];&quot;~ // &quot;;[$'iwd spell'.$M38])" office:value-type="string" office:string-value="  ~spcl101~, null, null, null, null, null, null, null, null, 0, null, null =&gt; ~spcl101~ // ie-6014, cam: spells schooled as 'generalist' instead of 'none' incorrectly invoke save bonuses/penalties - generalist &gt; none (DRUID_SHAPESHIFT_POLAR_BEAR)" calcext:value-type="string">
            <text:p><text:s text:c="2"/>~spcl101~, null, null, null, null, null, null, null, null, 0, null, null =&gt; ~spcl101~ // ie-6014, cam: spells schooled as 'generalist' instead of 'none' incorrectly invoke save bonuses/penalties - generalist &gt; none (DRUID_SHAPESHIFT_POLAR_BEAR)</text:p>
          </table:table-cell>
        </table:table-row>
        <table:table-row table:style-name="ro3">
          <table:table-cell table:formula="of:=CONCATENATE(&quot;  ~&quot;;[$'iwd spell'.$A39];&quot;~, &quot;;[$'iwd spell'.$B39];&quot;, &quot;;[$'iwd spell'.$C39];&quot;, &quot;;[$'iwd spell'.$D39];&quot;, &quot;;[$'iwd spell'.$E39];&quot;, &quot;;[$'iwd spell'.$F39];&quot;, &quot;;[$'iwd spell'.$G39];&quot;, &quot;;[$'iwd spell'.$H39];&quot;, &quot;;[$'iwd spell'.$I39];&quot;, &quot;;[$'iwd spell'.$J39];&quot;, &quot;;[$'iwd spell'.$K39];&quot;, &quot;;[$'iwd spell'.$L39];&quot; =&gt; ~&quot;;[$'iwd spell'.$A39];&quot;~ // &quot;;[$'iwd spell'.$M39])" office:value-type="string" office:string-value="  ~spcl107~, null, null, null, null, null, null, null, null, 0, null, null =&gt; ~spcl107~ // ie-6014, cam: spells schooled as 'generalist' instead of 'none' incorrectly invoke save bonuses/penalties - generalist &gt; none (DRUID_SHAPESHIFT_WINTER_WOLF)" calcext:value-type="string">
            <text:p><text:s text:c="2"/>~spcl107~, null, null, null, null, null, null, null, null, 0, null, null =&gt; ~spcl107~ // ie-6014, cam: spells schooled as 'generalist' instead of 'none' incorrectly invoke save bonuses/penalties - generalist &gt; none (DRUID_SHAPESHIFT_WINTER_WOLF)</text:p>
          </table:table-cell>
        </table:table-row>
        <table:table-row table:style-name="ro3">
          <table:table-cell table:formula="of:=CONCATENATE(&quot;  ~&quot;;[$'iwd spell'.$A40];&quot;~, &quot;;[$'iwd spell'.$B40];&quot;, &quot;;[$'iwd spell'.$C40];&quot;, &quot;;[$'iwd spell'.$D40];&quot;, &quot;;[$'iwd spell'.$E40];&quot;, &quot;;[$'iwd spell'.$F40];&quot;, &quot;;[$'iwd spell'.$G40];&quot;, &quot;;[$'iwd spell'.$H40];&quot;, &quot;;[$'iwd spell'.$I40];&quot;, &quot;;[$'iwd spell'.$J40];&quot;, &quot;;[$'iwd spell'.$K40];&quot;, &quot;;[$'iwd spell'.$L40];&quot; =&gt; ~&quot;;[$'iwd spell'.$A40];&quot;~ // &quot;;[$'iwd spell'.$M40])" office:value-type="string" office:string-value="  ~spcl108~, null, null, null, null, null, null, null, null, 0, null, null =&gt; ~spcl108~ // ie-6014, cam: spells schooled as 'generalist' instead of 'none' incorrectly invoke save bonuses/penalties - generalist &gt; none (DRUID_SHAPESHIFT_BORING_BEETLE)" calcext:value-type="string">
            <text:p><text:s text:c="2"/>~spcl108~, null, null, null, null, null, null, null, null, 0, null, null =&gt; ~spcl108~ // ie-6014, cam: spells schooled as 'generalist' instead of 'none' incorrectly invoke save bonuses/penalties - generalist &gt; none (DRUID_SHAPESHIFT_BORING_BEETLE)</text:p>
          </table:table-cell>
        </table:table-row>
        <table:table-row table:style-name="ro3">
          <table:table-cell table:formula="of:=CONCATENATE(&quot;  ~&quot;;[$'iwd spell'.$A41];&quot;~, &quot;;[$'iwd spell'.$B41];&quot;, &quot;;[$'iwd spell'.$C41];&quot;, &quot;;[$'iwd spell'.$D41];&quot;, &quot;;[$'iwd spell'.$E41];&quot;, &quot;;[$'iwd spell'.$F41];&quot;, &quot;;[$'iwd spell'.$G41];&quot;, &quot;;[$'iwd spell'.$H41];&quot;, &quot;;[$'iwd spell'.$I41];&quot;, &quot;;[$'iwd spell'.$J41];&quot;, &quot;;[$'iwd spell'.$K41];&quot;, &quot;;[$'iwd spell'.$L41];&quot; =&gt; ~&quot;;[$'iwd spell'.$A41];&quot;~ // &quot;;[$'iwd spell'.$M41])" office:value-type="string" office:string-value="  ~spcl109~, null, null, null, null, null, null, null, null, 3, null, null =&gt; ~spcl109~ // ie-6014, cam: spells schooled as 'generalist' instead of 'none' incorrectly invoke save bonuses/penalties - generalist &gt; divination (PALADIN_DETECT_EVIL)" calcext:value-type="string">
            <text:p><text:s text:c="2"/>~spcl109~, null, null, null, null, null, null, null, null, 3, null, null =&gt; ~spcl109~ // ie-6014, cam: spells schooled as 'generalist' instead of 'none' incorrectly invoke save bonuses/penalties - generalist &gt; divination (PALADIN_DETECT_EVIL)</text:p>
          </table:table-cell>
        </table:table-row>
        <table:table-row table:style-name="ro3">
          <table:table-cell table:formula="of:=CONCATENATE(&quot;  ~&quot;;[$'iwd spell'.$A42];&quot;~, &quot;;[$'iwd spell'.$B42];&quot;, &quot;;[$'iwd spell'.$C42];&quot;, &quot;;[$'iwd spell'.$D42];&quot;, &quot;;[$'iwd spell'.$E42];&quot;, &quot;;[$'iwd spell'.$F42];&quot;, &quot;;[$'iwd spell'.$G42];&quot;, &quot;;[$'iwd spell'.$H42];&quot;, &quot;;[$'iwd spell'.$I42];&quot;, &quot;;[$'iwd spell'.$J42];&quot;, &quot;;[$'iwd spell'.$K42];&quot;, &quot;;[$'iwd spell'.$L42];&quot; =&gt; ~&quot;;[$'iwd spell'.$A42];&quot;~ // &quot;;[$'iwd spell'.$M42])" office:value-type="string" office:string-value="  ~spcl111~, null, null, null, null, null, null, null, null, 1, null, null =&gt; ~spcl111~ // ie-6014, cam: spells schooled as 'generalist' instead of 'none' incorrectly invoke save bonuses/penalties - generalist &gt; abjuration (PALADIN_CURE_DISEASE)" calcext:value-type="string">
            <text:p><text:s text:c="2"/>~spcl111~, null, null, null, null, null, null, null, null, 1, null, null =&gt; ~spcl111~ // ie-6014, cam: spells schooled as 'generalist' instead of 'none' incorrectly invoke save bonuses/penalties - generalist &gt; abjuration (PALADIN_CURE_DISEASE)</text:p>
          </table:table-cell>
        </table:table-row>
        <table:table-row table:style-name="ro3">
          <table:table-cell table:formula="of:=CONCATENATE(&quot;  ~&quot;;[$'iwd spell'.$A43];&quot;~, &quot;;[$'iwd spell'.$B43];&quot;, &quot;;[$'iwd spell'.$C43];&quot;, &quot;;[$'iwd spell'.$D43];&quot;, &quot;;[$'iwd spell'.$E43];&quot;, &quot;;[$'iwd spell'.$F43];&quot;, &quot;;[$'iwd spell'.$G43];&quot;, &quot;;[$'iwd spell'.$H43];&quot;, &quot;;[$'iwd spell'.$I43];&quot;, &quot;;[$'iwd spell'.$J43];&quot;, &quot;;[$'iwd spell'.$K43];&quot;, &quot;;[$'iwd spell'.$L43];&quot; =&gt; ~&quot;;[$'iwd spell'.$A43];&quot;~ // &quot;;[$'iwd spell'.$M43])" office:value-type="string" office:string-value="  ~spcl112~, null, null, null, null, null, null, null, null, 0, null, null =&gt; ~spcl112~ // ie-6014, cam: spells schooled as 'generalist' instead of 'none' incorrectly invoke save bonuses/penalties - generalist &gt; none (DRUID_SHAPESHIFT_ELEMENTAL_FIRE)" calcext:value-type="string">
            <text:p><text:s text:c="2"/>~spcl112~, null, null, null, null, null, null, null, null, 0, null, null =&gt; ~spcl112~ // ie-6014, cam: spells schooled as 'generalist' instead of 'none' incorrectly invoke save bonuses/penalties - generalist &gt; none (DRUID_SHAPESHIFT_ELEMENTAL_FIRE)</text:p>
          </table:table-cell>
        </table:table-row>
        <table:table-row table:style-name="ro3">
          <table:table-cell table:formula="of:=CONCATENATE(&quot;  ~&quot;;[$'iwd spell'.$A44];&quot;~, &quot;;[$'iwd spell'.$B44];&quot;, &quot;;[$'iwd spell'.$C44];&quot;, &quot;;[$'iwd spell'.$D44];&quot;, &quot;;[$'iwd spell'.$E44];&quot;, &quot;;[$'iwd spell'.$F44];&quot;, &quot;;[$'iwd spell'.$G44];&quot;, &quot;;[$'iwd spell'.$H44];&quot;, &quot;;[$'iwd spell'.$I44];&quot;, &quot;;[$'iwd spell'.$J44];&quot;, &quot;;[$'iwd spell'.$K44];&quot;, &quot;;[$'iwd spell'.$L44];&quot; =&gt; ~&quot;;[$'iwd spell'.$A44];&quot;~ // &quot;;[$'iwd spell'.$M44])" office:value-type="string" office:string-value="  ~spcl113~, null, null, null, null, null, null, null, null, 0, null, null =&gt; ~spcl113~ // ie-6014, cam: spells schooled as 'generalist' instead of 'none' incorrectly invoke save bonuses/penalties - generalist &gt; none (DRUID_SHAPESHIFT_ELEMENTAL_EARTH)" calcext:value-type="string">
            <text:p><text:s text:c="2"/>~spcl113~, null, null, null, null, null, null, null, null, 0, null, null =&gt; ~spcl113~ // ie-6014, cam: spells schooled as 'generalist' instead of 'none' incorrectly invoke save bonuses/penalties - generalist &gt; none (DRUID_SHAPESHIFT_ELEMENTAL_EARTH)</text:p>
          </table:table-cell>
        </table:table-row>
        <table:table-row table:style-name="ro3">
          <table:table-cell table:formula="of:=CONCATENATE(&quot;  ~&quot;;[$'iwd spell'.$A45];&quot;~, &quot;;[$'iwd spell'.$B45];&quot;, &quot;;[$'iwd spell'.$C45];&quot;, &quot;;[$'iwd spell'.$D45];&quot;, &quot;;[$'iwd spell'.$E45];&quot;, &quot;;[$'iwd spell'.$F45];&quot;, &quot;;[$'iwd spell'.$G45];&quot;, &quot;;[$'iwd spell'.$H45];&quot;, &quot;;[$'iwd spell'.$I45];&quot;, &quot;;[$'iwd spell'.$J45];&quot;, &quot;;[$'iwd spell'.$K45];&quot;, &quot;;[$'iwd spell'.$L45];&quot; =&gt; ~&quot;;[$'iwd spell'.$A45];&quot;~ // &quot;;[$'iwd spell'.$M45])" office:value-type="string" office:string-value="  ~spcl114~, null, null, null, null, null, null, null, null, 0, null, null =&gt; ~spcl114~ // ie-6014, cam: spells schooled as 'generalist' instead of 'none' incorrectly invoke save bonuses/penalties - generalist &gt; none (DRUID_SHAPESHIFT_ELEMENTAL_WATER)" calcext:value-type="string">
            <text:p><text:s text:c="2"/>~spcl114~, null, null, null, null, null, null, null, null, 0, null, null =&gt; ~spcl114~ // ie-6014, cam: spells schooled as 'generalist' instead of 'none' incorrectly invoke save bonuses/penalties - generalist &gt; none (DRUID_SHAPESHIFT_ELEMENTAL_WATER)</text:p>
          </table:table-cell>
        </table:table-row>
        <table:table-row table:style-name="ro3">
          <table:table-cell table:formula="of:=CONCATENATE(&quot;  ~&quot;;[$'iwd spell'.$A46];&quot;~, &quot;;[$'iwd spell'.$B46];&quot;, &quot;;[$'iwd spell'.$C46];&quot;, &quot;;[$'iwd spell'.$D46];&quot;, &quot;;[$'iwd spell'.$E46];&quot;, &quot;;[$'iwd spell'.$F46];&quot;, &quot;;[$'iwd spell'.$G46];&quot;, &quot;;[$'iwd spell'.$H46];&quot;, &quot;;[$'iwd spell'.$I46];&quot;, &quot;;[$'iwd spell'.$J46];&quot;, &quot;;[$'iwd spell'.$K46];&quot;, &quot;;[$'iwd spell'.$L46];&quot; =&gt; ~&quot;;[$'iwd spell'.$A46];&quot;~ // &quot;;[$'iwd spell'.$M46])" office:value-type="string" office:string-value="  ~spcl212~, null, null, null, null, null, null, null, null, 1, null, null =&gt; ~spcl212~ // ie-6014, cam: spells schooled as 'generalist' instead of 'none' incorrectly invoke save bonuses/penalties - generalist &gt; abjuration (PALADIN_PROTECTION_FROM_EVIL)" calcext:value-type="string">
            <text:p><text:s text:c="2"/>~spcl212~, null, null, null, null, null, null, null, null, 1, null, null =&gt; ~spcl212~ // ie-6014, cam: spells schooled as 'generalist' instead of 'none' incorrectly invoke save bonuses/penalties - generalist &gt; abjuration (PALADIN_PROTECTION_FROM_EVIL)</text:p>
          </table:table-cell>
        </table:table-row>
        <table:table-row table:style-name="ro3">
          <table:table-cell table:formula="of:=CONCATENATE(&quot;  ~&quot;;[$'iwd spell'.$A47];&quot;~, &quot;;[$'iwd spell'.$B47];&quot;, &quot;;[$'iwd spell'.$C47];&quot;, &quot;;[$'iwd spell'.$D47];&quot;, &quot;;[$'iwd spell'.$E47];&quot;, &quot;;[$'iwd spell'.$F47];&quot;, &quot;;[$'iwd spell'.$G47];&quot;, &quot;;[$'iwd spell'.$H47];&quot;, &quot;;[$'iwd spell'.$I47];&quot;, &quot;;[$'iwd spell'.$J47];&quot;, &quot;;[$'iwd spell'.$K47];&quot;, &quot;;[$'iwd spell'.$L47];&quot; =&gt; ~&quot;;[$'iwd spell'.$A47];&quot;~ // &quot;;[$'iwd spell'.$M47])" office:value-type="string" office:string-value="  ~spcl213~, null, null, null, null, null, null, null, null, 1, null, null =&gt; ~spcl213~ // ie-6014, cam: spells schooled as 'generalist' instead of 'none' incorrectly invoke save bonuses/penalties - generalist &gt; abjuration (protection from evil, unused)" calcext:value-type="string">
            <text:p><text:s text:c="2"/>~spcl213~, null, null, null, null, null, null, null, null, 1, null, null =&gt; ~spcl213~ // ie-6014, cam: spells schooled as 'generalist' instead of 'none' incorrectly invoke save bonuses/penalties - generalist &gt; abjuration (protection from evil, unused)</text:p>
          </table:table-cell>
        </table:table-row>
        <table:table-row table:style-name="ro3">
          <table:table-cell table:formula="of:=CONCATENATE(&quot;  ~&quot;;[$'iwd spell'.$A48];&quot;~, &quot;;[$'iwd spell'.$B48];&quot;, &quot;;[$'iwd spell'.$C48];&quot;, &quot;;[$'iwd spell'.$D48];&quot;, &quot;;[$'iwd spell'.$E48];&quot;, &quot;;[$'iwd spell'.$F48];&quot;, &quot;;[$'iwd spell'.$G48];&quot;, &quot;;[$'iwd spell'.$H48];&quot;, &quot;;[$'iwd spell'.$I48];&quot;, &quot;;[$'iwd spell'.$J48];&quot;, &quot;;[$'iwd spell'.$K48];&quot;, &quot;;[$'iwd spell'.$L48];&quot; =&gt; ~&quot;;[$'iwd spell'.$A48];&quot;~ // &quot;;[$'iwd spell'.$M48])" office:value-type="string" office:string-value="  ~spcl311~, null, null, null, null, null, null, null, null, 4, null, null =&gt; ~spcl311~ // ie-6014, cam: spells schooled as 'generalist' instead of 'none' incorrectly invoke save bonuses/penalties - generalist &gt; enchantment (RANGER_CHARM_ANIMAL)" calcext:value-type="string">
            <text:p><text:s text:c="2"/>~spcl311~, null, null, null, null, null, null, null, null, 4, null, null =&gt; ~spcl311~ // ie-6014, cam: spells schooled as 'generalist' instead of 'none' incorrectly invoke save bonuses/penalties - generalist &gt; enchantment (RANGER_CHARM_ANIMAL)</text:p>
          </table:table-cell>
        </table:table-row>
        <table:table-row table:style-name="ro3">
          <table:table-cell table:formula="of:=CONCATENATE(&quot;  ~&quot;;[$'iwd spell'.$A49];&quot;~, &quot;;[$'iwd spell'.$B49];&quot;, &quot;;[$'iwd spell'.$C49];&quot;, &quot;;[$'iwd spell'.$D49];&quot;, &quot;;[$'iwd spell'.$E49];&quot;, &quot;;[$'iwd spell'.$F49];&quot;, &quot;;[$'iwd spell'.$G49];&quot;, &quot;;[$'iwd spell'.$H49];&quot;, &quot;;[$'iwd spell'.$I49];&quot;, &quot;;[$'iwd spell'.$J49];&quot;, &quot;;[$'iwd spell'.$K49];&quot;, &quot;;[$'iwd spell'.$L49];&quot; =&gt; ~&quot;;[$'iwd spell'.$A49];&quot;~ // &quot;;[$'iwd spell'.$M49])" office:value-type="string" office:string-value="  ~spin114~, null, null, null, null, null, null, null, null, 0, null, null =&gt; ~spin114~ // ie-6014, cam: spells schooled as 'generalist' instead of 'none' incorrectly invoke save bonuses/penalties - generalist &gt; none (INNATE_WIND_WALK)" calcext:value-type="string">
            <text:p><text:s text:c="2"/>~spin114~, null, null, null, null, null, null, null, null, 0, null, null =&gt; ~spin114~ // ie-6014, cam: spells schooled as 'generalist' instead of 'none' incorrectly invoke save bonuses/penalties - generalist &gt; none (INNATE_WIND_WALK)</text:p>
          </table:table-cell>
        </table:table-row>
        <table:table-row table:style-name="ro3">
          <table:table-cell table:formula="of:=CONCATENATE(&quot;  ~&quot;;[$'iwd spell'.$A50];&quot;~, &quot;;[$'iwd spell'.$B50];&quot;, &quot;;[$'iwd spell'.$C50];&quot;, &quot;;[$'iwd spell'.$D50];&quot;, &quot;;[$'iwd spell'.$E50];&quot;, &quot;;[$'iwd spell'.$F50];&quot;, &quot;;[$'iwd spell'.$G50];&quot;, &quot;;[$'iwd spell'.$H50];&quot;, &quot;;[$'iwd spell'.$I50];&quot;, &quot;;[$'iwd spell'.$J50];&quot;, &quot;;[$'iwd spell'.$K50];&quot;, &quot;;[$'iwd spell'.$L50];&quot; =&gt; ~&quot;;[$'iwd spell'.$A50];&quot;~ // &quot;;[$'iwd spell'.$M50])" office:value-type="string" office:string-value="  ~spin115~, null, null, null, null, null, null, null, null, 0, null, null =&gt; ~spin115~ // ie-6014, cam: spells schooled as 'generalist' instead of 'none' incorrectly invoke save bonuses/penalties - generalist &gt; none (INNATE_MOURNFUL_WAIL)" calcext:value-type="string">
            <text:p><text:s text:c="2"/>~spin115~, null, null, null, null, null, null, null, null, 0, null, null =&gt; ~spin115~ // ie-6014, cam: spells schooled as 'generalist' instead of 'none' incorrectly invoke save bonuses/penalties - generalist &gt; none (INNATE_MOURNFUL_WAIL)</text:p>
          </table:table-cell>
        </table:table-row>
        <table:table-row table:style-name="ro3">
          <table:table-cell table:formula="of:=CONCATENATE(&quot;  ~&quot;;[$'iwd spell'.$A51];&quot;~, &quot;;[$'iwd spell'.$B51];&quot;, &quot;;[$'iwd spell'.$C51];&quot;, &quot;;[$'iwd spell'.$D51];&quot;, &quot;;[$'iwd spell'.$E51];&quot;, &quot;;[$'iwd spell'.$F51];&quot;, &quot;;[$'iwd spell'.$G51];&quot;, &quot;;[$'iwd spell'.$H51];&quot;, &quot;;[$'iwd spell'.$I51];&quot;, &quot;;[$'iwd spell'.$J51];&quot;, &quot;;[$'iwd spell'.$K51];&quot;, &quot;;[$'iwd spell'.$L51];&quot; =&gt; ~&quot;;[$'iwd spell'.$A51];&quot;~ // &quot;;[$'iwd spell'.$M51])" office:value-type="string" office:string-value="  ~spin116~, null, null, null, null, null, null, null, null, 0, null, null =&gt; ~spin116~ // ie-6014, cam: spells schooled as 'generalist' instead of 'none' incorrectly invoke save bonuses/penalties - generalist &gt; none (INNATE_DEATH_KNELL)" calcext:value-type="string">
            <text:p><text:s text:c="2"/>~spin116~, null, null, null, null, null, null, null, null, 0, null, null =&gt; ~spin116~ // ie-6014, cam: spells schooled as 'generalist' instead of 'none' incorrectly invoke save bonuses/penalties - generalist &gt; none (INNATE_DEATH_KNELL)</text:p>
          </table:table-cell>
        </table:table-row>
        <table:table-row table:style-name="ro3">
          <table:table-cell table:formula="of:=CONCATENATE(&quot;  ~&quot;;[$'iwd spell'.$A52];&quot;~, &quot;;[$'iwd spell'.$B52];&quot;, &quot;;[$'iwd spell'.$C52];&quot;, &quot;;[$'iwd spell'.$D52];&quot;, &quot;;[$'iwd spell'.$E52];&quot;, &quot;;[$'iwd spell'.$F52];&quot;, &quot;;[$'iwd spell'.$G52];&quot;, &quot;;[$'iwd spell'.$H52];&quot;, &quot;;[$'iwd spell'.$I52];&quot;, &quot;;[$'iwd spell'.$J52];&quot;, &quot;;[$'iwd spell'.$K52];&quot;, &quot;;[$'iwd spell'.$L52];&quot; =&gt; ~&quot;;[$'iwd spell'.$A52];&quot;~ // &quot;;[$'iwd spell'.$M52])" office:value-type="string" office:string-value="  ~spin117~, null, null, null, null, null, null, null, null, 0, null, null =&gt; ~spin117~ // ie-6014, cam: spells schooled as 'generalist' instead of 'none' incorrectly invoke save bonuses/penalties - generalist &gt; none (INNATE_WAR_CRY)" calcext:value-type="string">
            <text:p><text:s text:c="2"/>~spin117~, null, null, null, null, null, null, null, null, 0, null, null =&gt; ~spin117~ // ie-6014, cam: spells schooled as 'generalist' instead of 'none' incorrectly invoke save bonuses/penalties - generalist &gt; none (INNATE_WAR_CRY)</text:p>
          </table:table-cell>
        </table:table-row>
        <table:table-row table:style-name="ro3">
          <table:table-cell table:formula="of:=CONCATENATE(&quot;  ~&quot;;[$'iwd spell'.$A53];&quot;~, &quot;;[$'iwd spell'.$B53];&quot;, &quot;;[$'iwd spell'.$C53];&quot;, &quot;;[$'iwd spell'.$D53];&quot;, &quot;;[$'iwd spell'.$E53];&quot;, &quot;;[$'iwd spell'.$F53];&quot;, &quot;;[$'iwd spell'.$G53];&quot;, &quot;;[$'iwd spell'.$H53];&quot;, &quot;;[$'iwd spell'.$I53];&quot;, &quot;;[$'iwd spell'.$J53];&quot;, &quot;;[$'iwd spell'.$K53];&quot;, &quot;;[$'iwd spell'.$L53];&quot; =&gt; ~&quot;;[$'iwd spell'.$A53];&quot;~ // &quot;;[$'iwd spell'.$M53])" office:value-type="string" office:string-value="  ~spin118~, null, null, null, null, null, null, null, null, 0, null, null =&gt; ~spin118~ // ie-6014, cam: spells schooled as 'generalist' instead of 'none' incorrectly invoke save bonuses/penalties - generalist &gt; none (INNATE_UNDYING_LAMENT)" calcext:value-type="string">
            <text:p><text:s text:c="2"/>~spin118~, null, null, null, null, null, null, null, null, 0, null, null =&gt; ~spin118~ // ie-6014, cam: spells schooled as 'generalist' instead of 'none' incorrectly invoke save bonuses/penalties - generalist &gt; none (INNATE_UNDYING_LAMENT)</text:p>
          </table:table-cell>
        </table:table-row>
        <table:table-row table:style-name="ro3">
          <table:table-cell table:formula="of:=CONCATENATE(&quot;  ~&quot;;[$'iwd spell'.$A54];&quot;~, &quot;;[$'iwd spell'.$B54];&quot;, &quot;;[$'iwd spell'.$C54];&quot;, &quot;;[$'iwd spell'.$D54];&quot;, &quot;;[$'iwd spell'.$E54];&quot;, &quot;;[$'iwd spell'.$F54];&quot;, &quot;;[$'iwd spell'.$G54];&quot;, &quot;;[$'iwd spell'.$H54];&quot;, &quot;;[$'iwd spell'.$I54];&quot;, &quot;;[$'iwd spell'.$J54];&quot;, &quot;;[$'iwd spell'.$K54];&quot;, &quot;;[$'iwd spell'.$L54];&quot; =&gt; ~&quot;;[$'iwd spell'.$A54];&quot;~ // &quot;;[$'iwd spell'.$M54])" office:value-type="string" office:string-value="  ~spin121~, null, null, null, null, null, null, null, null, 0, null, null =&gt; ~spin121~ // ie-6014, cam: spells schooled as 'generalist' instead of 'none' incorrectly invoke save bonuses/penalties - generalist &gt; none (INNATE_SHAPESHIFTS_WEREWOLF)" calcext:value-type="string">
            <text:p><text:s text:c="2"/>~spin121~, null, null, null, null, null, null, null, null, 0, null, null =&gt; ~spin121~ // ie-6014, cam: spells schooled as 'generalist' instead of 'none' incorrectly invoke save bonuses/penalties - generalist &gt; none (INNATE_SHAPESHIFTS_WEREWOLF)</text:p>
          </table:table-cell>
        </table:table-row>
        <table:table-row table:style-name="ro3">
          <table:table-cell table:formula="of:=CONCATENATE(&quot;  ~&quot;;[$'iwd spell'.$A55];&quot;~, &quot;;[$'iwd spell'.$B55];&quot;, &quot;;[$'iwd spell'.$C55];&quot;, &quot;;[$'iwd spell'.$D55];&quot;, &quot;;[$'iwd spell'.$E55];&quot;, &quot;;[$'iwd spell'.$F55];&quot;, &quot;;[$'iwd spell'.$G55];&quot;, &quot;;[$'iwd spell'.$H55];&quot;, &quot;;[$'iwd spell'.$I55];&quot;, &quot;;[$'iwd spell'.$J55];&quot;, &quot;;[$'iwd spell'.$K55];&quot;, &quot;;[$'iwd spell'.$L55];&quot; =&gt; ~&quot;;[$'iwd spell'.$A55];&quot;~ // &quot;;[$'iwd spell'.$M55])" office:value-type="string" office:string-value="  ~spin125~, null, null, null, null, null, null, null, null, 0, null, null =&gt; ~spin125~ // ie-6014, cam: spells schooled as 'generalist' instead of 'none' incorrectly invoke save bonuses/penalties - generalist &gt; none (INNATE_WEREWOLF_DEATH)" calcext:value-type="string">
            <text:p><text:s text:c="2"/>~spin125~, null, null, null, null, null, null, null, null, 0, null, null =&gt; ~spin125~ // ie-6014, cam: spells schooled as 'generalist' instead of 'none' incorrectly invoke save bonuses/penalties - generalist &gt; none (INNATE_WEREWOLF_DEATH)</text:p>
          </table:table-cell>
        </table:table-row>
        <table:table-row table:style-name="ro3">
          <table:table-cell table:formula="of:=CONCATENATE(&quot;  ~&quot;;[$'iwd spell'.$A56];&quot;~, &quot;;[$'iwd spell'.$B56];&quot;, &quot;;[$'iwd spell'.$C56];&quot;, &quot;;[$'iwd spell'.$D56];&quot;, &quot;;[$'iwd spell'.$E56];&quot;, &quot;;[$'iwd spell'.$F56];&quot;, &quot;;[$'iwd spell'.$G56];&quot;, &quot;;[$'iwd spell'.$H56];&quot;, &quot;;[$'iwd spell'.$I56];&quot;, &quot;;[$'iwd spell'.$J56];&quot;, &quot;;[$'iwd spell'.$K56];&quot;, &quot;;[$'iwd spell'.$L56];&quot; =&gt; ~&quot;;[$'iwd spell'.$A56];&quot;~ // &quot;;[$'iwd spell'.$M56])" office:value-type="string" office:string-value="  ~spin126~, null, null, null, null, null, null, null, null, 0, null, null =&gt; ~spin126~ // ie-6014, cam: spells schooled as 'generalist' instead of 'none' incorrectly invoke save bonuses/penalties - generalist &gt; none (INNATE_WYLFDENES_DEATH_ANIMATION)" calcext:value-type="string">
            <text:p><text:s text:c="2"/>~spin126~, null, null, null, null, null, null, null, null, 0, null, null =&gt; ~spin126~ // ie-6014, cam: spells schooled as 'generalist' instead of 'none' incorrectly invoke save bonuses/penalties - generalist &gt; none (INNATE_WYLFDENES_DEATH_ANIMATION)</text:p>
          </table:table-cell>
        </table:table-row>
        <table:table-row table:style-name="ro3">
          <table:table-cell table:formula="of:=CONCATENATE(&quot;  ~&quot;;[$'iwd spell'.$A57];&quot;~, &quot;;[$'iwd spell'.$B57];&quot;, &quot;;[$'iwd spell'.$C57];&quot;, &quot;;[$'iwd spell'.$D57];&quot;, &quot;;[$'iwd spell'.$E57];&quot;, &quot;;[$'iwd spell'.$F57];&quot;, &quot;;[$'iwd spell'.$G57];&quot;, &quot;;[$'iwd spell'.$H57];&quot;, &quot;;[$'iwd spell'.$I57];&quot;, &quot;;[$'iwd spell'.$J57];&quot;, &quot;;[$'iwd spell'.$K57];&quot;, &quot;;[$'iwd spell'.$L57];&quot; =&gt; ~&quot;;[$'iwd spell'.$A57];&quot;~ // &quot;;[$'iwd spell'.$M57])" office:value-type="string" office:string-value="  ~spin127~, null, null, null, null, null, null, null, null, 0, null, null =&gt; ~spin127~ // ie-6014, cam: spells schooled as 'generalist' instead of 'none' incorrectly invoke save bonuses/penalties - generalist &gt; none (INNATE_ICE_GOLEM_DISAPPEAR)" calcext:value-type="string">
            <text:p><text:s text:c="2"/>~spin127~, null, null, null, null, null, null, null, null, 0, null, null =&gt; ~spin127~ // ie-6014, cam: spells schooled as 'generalist' instead of 'none' incorrectly invoke save bonuses/penalties - generalist &gt; none (INNATE_ICE_GOLEM_DISAPPEAR)</text:p>
          </table:table-cell>
        </table:table-row>
        <table:table-row table:style-name="ro3">
          <table:table-cell table:formula="of:=CONCATENATE(&quot;  ~&quot;;[$'iwd spell'.$A58];&quot;~, &quot;;[$'iwd spell'.$B58];&quot;, &quot;;[$'iwd spell'.$C58];&quot;, &quot;;[$'iwd spell'.$D58];&quot;, &quot;;[$'iwd spell'.$E58];&quot;, &quot;;[$'iwd spell'.$F58];&quot;, &quot;;[$'iwd spell'.$G58];&quot;, &quot;;[$'iwd spell'.$H58];&quot;, &quot;;[$'iwd spell'.$I58];&quot;, &quot;;[$'iwd spell'.$J58];&quot;, &quot;;[$'iwd spell'.$K58];&quot;, &quot;;[$'iwd spell'.$L58];&quot; =&gt; ~&quot;;[$'iwd spell'.$A58];&quot;~ // &quot;;[$'iwd spell'.$M58])" office:value-type="string" office:string-value="  ~spin128~, null, null, null, null, null, null, null, null, 0, null, null =&gt; ~spin128~ // ie-6014, cam: spells schooled as 'generalist' instead of 'none' incorrectly invoke save bonuses/penalties - generalist &gt; none (INNATE_FROST_AURA)" calcext:value-type="string">
            <text:p><text:s text:c="2"/>~spin128~, null, null, null, null, null, null, null, null, 0, null, null =&gt; ~spin128~ // ie-6014, cam: spells schooled as 'generalist' instead of 'none' incorrectly invoke save bonuses/penalties - generalist &gt; none (INNATE_FROST_AURA)</text:p>
          </table:table-cell>
        </table:table-row>
        <table:table-row table:style-name="ro3">
          <table:table-cell table:formula="of:=CONCATENATE(&quot;  ~&quot;;[$'iwd spell'.$A59];&quot;~, &quot;;[$'iwd spell'.$B59];&quot;, &quot;;[$'iwd spell'.$C59];&quot;, &quot;;[$'iwd spell'.$D59];&quot;, &quot;;[$'iwd spell'.$E59];&quot;, &quot;;[$'iwd spell'.$F59];&quot;, &quot;;[$'iwd spell'.$G59];&quot;, &quot;;[$'iwd spell'.$H59];&quot;, &quot;;[$'iwd spell'.$I59];&quot;, &quot;;[$'iwd spell'.$J59];&quot;, &quot;;[$'iwd spell'.$K59];&quot;, &quot;;[$'iwd spell'.$L59];&quot; =&gt; ~&quot;;[$'iwd spell'.$A59];&quot;~ // &quot;;[$'iwd spell'.$M59])" office:value-type="string" office:string-value="  ~spin129~, null, null, null, null, null, null, null, null, 0, null, null =&gt; ~spin129~ // ie-6014, cam: spells schooled as 'generalist' instead of 'none' incorrectly invoke save bonuses/penalties - generalist &gt; none (INNATE_SEER_TELEPORT)" calcext:value-type="string">
            <text:p><text:s text:c="2"/>~spin129~, null, null, null, null, null, null, null, null, 0, null, null =&gt; ~spin129~ // ie-6014, cam: spells schooled as 'generalist' instead of 'none' incorrectly invoke save bonuses/penalties - generalist &gt; none (INNATE_SEER_TELEPORT)</text:p>
          </table:table-cell>
        </table:table-row>
        <table:table-row table:style-name="ro3">
          <table:table-cell table:formula="of:=CONCATENATE(&quot;  ~&quot;;[$'iwd spell'.$A60];&quot;~, &quot;;[$'iwd spell'.$B60];&quot;, &quot;;[$'iwd spell'.$C60];&quot;, &quot;;[$'iwd spell'.$D60];&quot;, &quot;;[$'iwd spell'.$E60];&quot;, &quot;;[$'iwd spell'.$F60];&quot;, &quot;;[$'iwd spell'.$G60];&quot;, &quot;;[$'iwd spell'.$H60];&quot;, &quot;;[$'iwd spell'.$I60];&quot;, &quot;;[$'iwd spell'.$J60];&quot;, &quot;;[$'iwd spell'.$K60];&quot;, &quot;;[$'iwd spell'.$L60];&quot; =&gt; ~&quot;;[$'iwd spell'.$A60];&quot;~ // &quot;;[$'iwd spell'.$M60])" office:value-type="string" office:string-value="  ~spin130~, null, null, null, null, null, null, null, null, 0, null, null =&gt; ~spin130~ // ie-6014, cam: spells schooled as 'generalist' instead of 'none' incorrectly invoke save bonuses/penalties - generalist &gt; none (INNATE_BLUE_GLOW)" calcext:value-type="string">
            <text:p><text:s text:c="2"/>~spin130~, null, null, null, null, null, null, null, null, 0, null, null =&gt; ~spin130~ // ie-6014, cam: spells schooled as 'generalist' instead of 'none' incorrectly invoke save bonuses/penalties - generalist &gt; none (INNATE_BLUE_GLOW)</text:p>
          </table:table-cell>
        </table:table-row>
        <table:table-row table:style-name="ro3">
          <table:table-cell table:formula="of:=CONCATENATE(&quot;  ~&quot;;[$'iwd spell'.$A61];&quot;~, &quot;;[$'iwd spell'.$B61];&quot;, &quot;;[$'iwd spell'.$C61];&quot;, &quot;;[$'iwd spell'.$D61];&quot;, &quot;;[$'iwd spell'.$E61];&quot;, &quot;;[$'iwd spell'.$F61];&quot;, &quot;;[$'iwd spell'.$G61];&quot;, &quot;;[$'iwd spell'.$H61];&quot;, &quot;;[$'iwd spell'.$I61];&quot;, &quot;;[$'iwd spell'.$J61];&quot;, &quot;;[$'iwd spell'.$K61];&quot;, &quot;;[$'iwd spell'.$L61];&quot; =&gt; ~&quot;;[$'iwd spell'.$A61];&quot;~ // &quot;;[$'iwd spell'.$M61])" office:value-type="string" office:string-value="  ~spin131~, null, null, null, null, null, null, null, null, 0, null, null =&gt; ~spin131~ // ie-6014, cam: spells schooled as 'generalist' instead of 'none' incorrectly invoke save bonuses/penalties - generalist &gt; none (INNATE_DRAGON_DEATH_ANIMATION)" calcext:value-type="string">
            <text:p><text:s text:c="2"/>~spin131~, null, null, null, null, null, null, null, null, 0, null, null =&gt; ~spin131~ // ie-6014, cam: spells schooled as 'generalist' instead of 'none' incorrectly invoke save bonuses/penalties - generalist &gt; none (INNATE_DRAGON_DEATH_ANIMATION)</text:p>
          </table:table-cell>
        </table:table-row>
        <table:table-row table:style-name="ro3">
          <table:table-cell table:formula="of:=CONCATENATE(&quot;  ~&quot;;[$'iwd spell'.$A62];&quot;~, &quot;;[$'iwd spell'.$B62];&quot;, &quot;;[$'iwd spell'.$C62];&quot;, &quot;;[$'iwd spell'.$D62];&quot;, &quot;;[$'iwd spell'.$E62];&quot;, &quot;;[$'iwd spell'.$F62];&quot;, &quot;;[$'iwd spell'.$G62];&quot;, &quot;;[$'iwd spell'.$H62];&quot;, &quot;;[$'iwd spell'.$I62];&quot;, &quot;;[$'iwd spell'.$J62];&quot;, &quot;;[$'iwd spell'.$K62];&quot;, &quot;;[$'iwd spell'.$L62];&quot; =&gt; ~&quot;;[$'iwd spell'.$A62];&quot;~ // &quot;;[$'iwd spell'.$M62])" office:value-type="string" office:string-value="  ~spin132~, null, null, null, null, null, null, null, null, 0, null, null =&gt; ~spin132~ // ie-6014, cam: spells schooled as 'generalist' instead of 'none' incorrectly invoke save bonuses/penalties - generalist &gt; none (INNATE_DRAGON_WING_BUFFET)" calcext:value-type="string">
            <text:p><text:s text:c="2"/>~spin132~, null, null, null, null, null, null, null, null, 0, null, null =&gt; ~spin132~ // ie-6014, cam: spells schooled as 'generalist' instead of 'none' incorrectly invoke save bonuses/penalties - generalist &gt; none (INNATE_DRAGON_WING_BUFFET)</text:p>
          </table:table-cell>
        </table:table-row>
        <table:table-row table:style-name="ro3">
          <table:table-cell table:formula="of:=CONCATENATE(&quot;  ~&quot;;[$'iwd spell'.$A63];&quot;~, &quot;;[$'iwd spell'.$B63];&quot;, &quot;;[$'iwd spell'.$C63];&quot;, &quot;;[$'iwd spell'.$D63];&quot;, &quot;;[$'iwd spell'.$E63];&quot;, &quot;;[$'iwd spell'.$F63];&quot;, &quot;;[$'iwd spell'.$G63];&quot;, &quot;;[$'iwd spell'.$H63];&quot;, &quot;;[$'iwd spell'.$I63];&quot;, &quot;;[$'iwd spell'.$J63];&quot;, &quot;;[$'iwd spell'.$K63];&quot;, &quot;;[$'iwd spell'.$L63];&quot; =&gt; ~&quot;;[$'iwd spell'.$A63];&quot;~ // &quot;;[$'iwd spell'.$M63])" office:value-type="string" office:string-value="  ~spin132a~, null, null, null, null, null, null, null, null, 0, null, null =&gt; ~spin132a~ // ie-6014, cam: spells schooled as 'generalist' instead of 'none' incorrectly invoke save bonuses/penalties - generalist &gt; none (INNATE_DRAGON_WING_BUFFET) =&gt; subspell applying CRUSHING/SLASHING damage" calcext:value-type="string">
            <text:p><text:s text:c="2"/>~spin132a~, null, null, null, null, null, null, null, null, 0, null, null =&gt; ~spin132a~ // ie-6014, cam: spells schooled as 'generalist' instead of 'none' incorrectly invoke save bonuses/penalties - generalist &gt; none (INNATE_DRAGON_WING_BUFFET) =&gt; subspell applying CRUSHING/SLASHING damage</text:p>
          </table:table-cell>
        </table:table-row>
        <table:table-row table:style-name="ro3">
          <table:table-cell table:formula="of:=CONCATENATE(&quot;  ~&quot;;[$'iwd spell'.$A64];&quot;~, &quot;;[$'iwd spell'.$B64];&quot;, &quot;;[$'iwd spell'.$C64];&quot;, &quot;;[$'iwd spell'.$D64];&quot;, &quot;;[$'iwd spell'.$E64];&quot;, &quot;;[$'iwd spell'.$F64];&quot;, &quot;;[$'iwd spell'.$G64];&quot;, &quot;;[$'iwd spell'.$H64];&quot;, &quot;;[$'iwd spell'.$I64];&quot;, &quot;;[$'iwd spell'.$J64];&quot;, &quot;;[$'iwd spell'.$K64];&quot;, &quot;;[$'iwd spell'.$L64];&quot; =&gt; ~&quot;;[$'iwd spell'.$A64];&quot;~ // &quot;;[$'iwd spell'.$M64])" office:value-type="string" office:string-value="  ~spin132b~, null, null, null, null, null, null, null, null, 0, null, null =&gt; ~spin132b~ // ie-6014, cam: spells schooled as 'generalist' instead of 'none' incorrectly invoke save bonuses/penalties - generalist &gt; none (INNATE_DRAGON_WING_BUFFET) =&gt; subspell applying STUN" calcext:value-type="string">
            <text:p><text:s text:c="2"/>~spin132b~, null, null, null, null, null, null, null, null, 0, null, null =&gt; ~spin132b~ // ie-6014, cam: spells schooled as 'generalist' instead of 'none' incorrectly invoke save bonuses/penalties - generalist &gt; none (INNATE_DRAGON_WING_BUFFET) =&gt; subspell applying STUN</text:p>
          </table:table-cell>
        </table:table-row>
        <table:table-row table:style-name="ro3">
          <table:table-cell table:formula="of:=CONCATENATE(&quot;  ~&quot;;[$'iwd spell'.$A65];&quot;~, &quot;;[$'iwd spell'.$B65];&quot;, &quot;;[$'iwd spell'.$C65];&quot;, &quot;;[$'iwd spell'.$D65];&quot;, &quot;;[$'iwd spell'.$E65];&quot;, &quot;;[$'iwd spell'.$F65];&quot;, &quot;;[$'iwd spell'.$G65];&quot;, &quot;;[$'iwd spell'.$H65];&quot;, &quot;;[$'iwd spell'.$I65];&quot;, &quot;;[$'iwd spell'.$J65];&quot;, &quot;;[$'iwd spell'.$K65];&quot;, &quot;;[$'iwd spell'.$L65];&quot; =&gt; ~&quot;;[$'iwd spell'.$A65];&quot;~ // &quot;;[$'iwd spell'.$M65])" office:value-type="string" office:string-value="  ~spin133~, null, null, null, null, null, null, null, null, 0, null, null =&gt; ~spin133~ // ie-6014, cam: spells schooled as 'generalist' instead of 'none' incorrectly invoke save bonuses/penalties - generalist &gt; none (INNATE_DRAGON_GEM_EFFECTS)" calcext:value-type="string">
            <text:p><text:s text:c="2"/>~spin133~, null, null, null, null, null, null, null, null, 0, null, null =&gt; ~spin133~ // ie-6014, cam: spells schooled as 'generalist' instead of 'none' incorrectly invoke save bonuses/penalties - generalist &gt; none (INNATE_DRAGON_GEM_EFFECTS)</text:p>
          </table:table-cell>
        </table:table-row>
        <table:table-row table:style-name="ro3">
          <table:table-cell table:formula="of:=CONCATENATE(&quot;  ~&quot;;[$'iwd spell'.$A66];&quot;~, &quot;;[$'iwd spell'.$B66];&quot;, &quot;;[$'iwd spell'.$C66];&quot;, &quot;;[$'iwd spell'.$D66];&quot;, &quot;;[$'iwd spell'.$E66];&quot;, &quot;;[$'iwd spell'.$F66];&quot;, &quot;;[$'iwd spell'.$G66];&quot;, &quot;;[$'iwd spell'.$H66];&quot;, &quot;;[$'iwd spell'.$I66];&quot;, &quot;;[$'iwd spell'.$J66];&quot;, &quot;;[$'iwd spell'.$K66];&quot;, &quot;;[$'iwd spell'.$L66];&quot; =&gt; ~&quot;;[$'iwd spell'.$A66];&quot;~ // &quot;;[$'iwd spell'.$M66])" office:value-type="string" office:string-value="  ~spin134~, null, null, null, null, null, null, null, null, 0, null, null =&gt; ~spin134~ // ie-6014, cam: spells schooled as 'generalist' instead of 'none' incorrectly invoke save bonuses/penalties - generalist &gt; none (INNATE_DRAGON_BREATH)" calcext:value-type="string">
            <text:p><text:s text:c="2"/>~spin134~, null, null, null, null, null, null, null, null, 0, null, null =&gt; ~spin134~ // ie-6014, cam: spells schooled as 'generalist' instead of 'none' incorrectly invoke save bonuses/penalties - generalist &gt; none (INNATE_DRAGON_BREATH)</text:p>
          </table:table-cell>
        </table:table-row>
        <table:table-row table:style-name="ro3">
          <table:table-cell table:formula="of:=CONCATENATE(&quot;  ~&quot;;[$'iwd spell'.$A67];&quot;~, &quot;;[$'iwd spell'.$B67];&quot;, &quot;;[$'iwd spell'.$C67];&quot;, &quot;;[$'iwd spell'.$D67];&quot;, &quot;;[$'iwd spell'.$E67];&quot;, &quot;;[$'iwd spell'.$F67];&quot;, &quot;;[$'iwd spell'.$G67];&quot;, &quot;;[$'iwd spell'.$H67];&quot;, &quot;;[$'iwd spell'.$I67];&quot;, &quot;;[$'iwd spell'.$J67];&quot;, &quot;;[$'iwd spell'.$K67];&quot;, &quot;;[$'iwd spell'.$L67];&quot; =&gt; ~&quot;;[$'iwd spell'.$A67];&quot;~ // &quot;;[$'iwd spell'.$M67])" office:value-type="string" office:string-value="  ~spin135~, null, null, null, null, null, null, null, null, 0, null, null =&gt; ~spin135~ // ie-6014, cam: spells schooled as 'generalist' instead of 'none' incorrectly invoke save bonuses/penalties - generalist &gt; none (INNATE_DRAGON_GEM_SUMMONING)" calcext:value-type="string">
            <text:p><text:s text:c="2"/>~spin135~, null, null, null, null, null, null, null, null, 0, null, null =&gt; ~spin135~ // ie-6014, cam: spells schooled as 'generalist' instead of 'none' incorrectly invoke save bonuses/penalties - generalist &gt; none (INNATE_DRAGON_GEM_SUMMONING)</text:p>
          </table:table-cell>
        </table:table-row>
        <table:table-row table:style-name="ro3">
          <table:table-cell table:formula="of:=CONCATENATE(&quot;  ~&quot;;[$'iwd spell'.$A68];&quot;~, &quot;;[$'iwd spell'.$B68];&quot;, &quot;;[$'iwd spell'.$C68];&quot;, &quot;;[$'iwd spell'.$D68];&quot;, &quot;;[$'iwd spell'.$E68];&quot;, &quot;;[$'iwd spell'.$F68];&quot;, &quot;;[$'iwd spell'.$G68];&quot;, &quot;;[$'iwd spell'.$H68];&quot;, &quot;;[$'iwd spell'.$I68];&quot;, &quot;;[$'iwd spell'.$J68];&quot;, &quot;;[$'iwd spell'.$K68];&quot;, &quot;;[$'iwd spell'.$L68];&quot; =&gt; ~&quot;;[$'iwd spell'.$A68];&quot;~ // &quot;;[$'iwd spell'.$M68])" office:value-type="string" office:string-value="  ~spin136~, null, null, null, null, null, null, null, null, 0, null, null =&gt; ~spin136~ // ie-6014, cam: spells schooled as 'generalist' instead of 'none' incorrectly invoke save bonuses/penalties - generalist &gt; none (INNATE_BEHOLDER_UNUSED)" calcext:value-type="string">
            <text:p><text:s text:c="2"/>~spin136~, null, null, null, null, null, null, null, null, 0, null, null =&gt; ~spin136~ // ie-6014, cam: spells schooled as 'generalist' instead of 'none' incorrectly invoke save bonuses/penalties - generalist &gt; none (INNATE_BEHOLDER_UNUSED)</text:p>
          </table:table-cell>
        </table:table-row>
        <table:table-row table:style-name="ro3">
          <table:table-cell table:formula="of:=CONCATENATE(&quot;  ~&quot;;[$'iwd spell'.$A69];&quot;~, &quot;;[$'iwd spell'.$B69];&quot;, &quot;;[$'iwd spell'.$C69];&quot;, &quot;;[$'iwd spell'.$D69];&quot;, &quot;;[$'iwd spell'.$E69];&quot;, &quot;;[$'iwd spell'.$F69];&quot;, &quot;;[$'iwd spell'.$G69];&quot;, &quot;;[$'iwd spell'.$H69];&quot;, &quot;;[$'iwd spell'.$I69];&quot;, &quot;;[$'iwd spell'.$J69];&quot;, &quot;;[$'iwd spell'.$K69];&quot;, &quot;;[$'iwd spell'.$L69];&quot; =&gt; ~&quot;;[$'iwd spell'.$A69];&quot;~ // &quot;;[$'iwd spell'.$M69])" office:value-type="string" office:string-value="  ~spin138~, null, null, null, null, null, null, null, null, 0, null, null =&gt; ~spin138~ // ie-6014, cam: spells schooled as 'generalist' instead of 'none' incorrectly invoke save bonuses/penalties - generalist &gt; none (INNATE_HARPY_WAIL)" calcext:value-type="string">
            <text:p><text:s text:c="2"/>~spin138~, null, null, null, null, null, null, null, null, 0, null, null =&gt; ~spin138~ // ie-6014, cam: spells schooled as 'generalist' instead of 'none' incorrectly invoke save bonuses/penalties - generalist &gt; none (INNATE_HARPY_WAIL)</text:p>
          </table:table-cell>
        </table:table-row>
        <table:table-row table:style-name="ro3">
          <table:table-cell table:formula="of:=CONCATENATE(&quot;  ~&quot;;[$'iwd spell'.$A70];&quot;~, &quot;;[$'iwd spell'.$B70];&quot;, &quot;;[$'iwd spell'.$C70];&quot;, &quot;;[$'iwd spell'.$D70];&quot;, &quot;;[$'iwd spell'.$E70];&quot;, &quot;;[$'iwd spell'.$F70];&quot;, &quot;;[$'iwd spell'.$G70];&quot;, &quot;;[$'iwd spell'.$H70];&quot;, &quot;;[$'iwd spell'.$I70];&quot;, &quot;;[$'iwd spell'.$J70];&quot;, &quot;;[$'iwd spell'.$K70];&quot;, &quot;;[$'iwd spell'.$L70];&quot; =&gt; ~&quot;;[$'iwd spell'.$A70];&quot;~ // &quot;;[$'iwd spell'.$M70])" office:value-type="string" office:string-value="  ~spin139~, null, null, null, null, null, null, null, null, 0, null, null =&gt; ~spin139~ // ie-6014, cam: spells schooled as 'generalist' instead of 'none' incorrectly invoke save bonuses/penalties - generalist &gt; none (INNATE_HARPY_WAIL_INTERNAL)" calcext:value-type="string">
            <text:p><text:s text:c="2"/>~spin139~, null, null, null, null, null, null, null, null, 0, null, null =&gt; ~spin139~ // ie-6014, cam: spells schooled as 'generalist' instead of 'none' incorrectly invoke save bonuses/penalties - generalist &gt; none (INNATE_HARPY_WAIL_INTERNAL)</text:p>
          </table:table-cell>
        </table:table-row>
        <table:table-row table:style-name="ro3">
          <table:table-cell table:formula="of:=CONCATENATE(&quot;  ~&quot;;[$'iwd spell'.$A71];&quot;~, &quot;;[$'iwd spell'.$B71];&quot;, &quot;;[$'iwd spell'.$C71];&quot;, &quot;;[$'iwd spell'.$D71];&quot;, &quot;;[$'iwd spell'.$E71];&quot;, &quot;;[$'iwd spell'.$F71];&quot;, &quot;;[$'iwd spell'.$G71];&quot;, &quot;;[$'iwd spell'.$H71];&quot;, &quot;;[$'iwd spell'.$I71];&quot;, &quot;;[$'iwd spell'.$J71];&quot;, &quot;;[$'iwd spell'.$K71];&quot;, &quot;;[$'iwd spell'.$L71];&quot; =&gt; ~&quot;;[$'iwd spell'.$A71];&quot;~ // &quot;;[$'iwd spell'.$M71])" office:value-type="string" office:string-value="  ~spin139a~, null, null, null, null, null, null, null, null, 0, null, null =&gt; ~spin139a~ // ie-6014, cam: spells schooled as 'generalist' instead of 'none' incorrectly invoke save bonuses/penalties - generalist &gt; none (INNATE_HARPY_WAIL_INTERNAL) =&gt; subspell applying PANIC" calcext:value-type="string">
            <text:p><text:s text:c="2"/>~spin139a~, null, null, null, null, null, null, null, null, 0, null, null =&gt; ~spin139a~ // ie-6014, cam: spells schooled as 'generalist' instead of 'none' incorrectly invoke save bonuses/penalties - generalist &gt; none (INNATE_HARPY_WAIL_INTERNAL) =&gt; subspell applying PANIC</text:p>
          </table:table-cell>
        </table:table-row>
        <table:table-row table:style-name="ro3">
          <table:table-cell table:formula="of:=CONCATENATE(&quot;  ~&quot;;[$'iwd spell'.$A72];&quot;~, &quot;;[$'iwd spell'.$B72];&quot;, &quot;;[$'iwd spell'.$C72];&quot;, &quot;;[$'iwd spell'.$D72];&quot;, &quot;;[$'iwd spell'.$E72];&quot;, &quot;;[$'iwd spell'.$F72];&quot;, &quot;;[$'iwd spell'.$G72];&quot;, &quot;;[$'iwd spell'.$H72];&quot;, &quot;;[$'iwd spell'.$I72];&quot;, &quot;;[$'iwd spell'.$J72];&quot;, &quot;;[$'iwd spell'.$K72];&quot;, &quot;;[$'iwd spell'.$L72];&quot; =&gt; ~&quot;;[$'iwd spell'.$A72];&quot;~ // &quot;;[$'iwd spell'.$M72])" office:value-type="string" office:string-value="  ~spin139b~, null, null, null, null, null, null, null, null, 0, null, null =&gt; ~spin139b~ // ie-6014, cam: spells schooled as 'generalist' instead of 'none' incorrectly invoke save bonuses/penalties - generalist &gt; none (INNATE_HARPY_WAIL_INTERNAL) =&gt; subspell applying STUN" calcext:value-type="string">
            <text:p><text:s text:c="2"/>~spin139b~, null, null, null, null, null, null, null, null, 0, null, null =&gt; ~spin139b~ // ie-6014, cam: spells schooled as 'generalist' instead of 'none' incorrectly invoke save bonuses/penalties - generalist &gt; none (INNATE_HARPY_WAIL_INTERNAL) =&gt; subspell applying STUN</text:p>
          </table:table-cell>
        </table:table-row>
        <table:table-row table:style-name="ro3">
          <table:table-cell table:formula="of:=CONCATENATE(&quot;  ~&quot;;[$'iwd spell'.$A73];&quot;~, &quot;;[$'iwd spell'.$B73];&quot;, &quot;;[$'iwd spell'.$C73];&quot;, &quot;;[$'iwd spell'.$D73];&quot;, &quot;;[$'iwd spell'.$E73];&quot;, &quot;;[$'iwd spell'.$F73];&quot;, &quot;;[$'iwd spell'.$G73];&quot;, &quot;;[$'iwd spell'.$H73];&quot;, &quot;;[$'iwd spell'.$I73];&quot;, &quot;;[$'iwd spell'.$J73];&quot;, &quot;;[$'iwd spell'.$K73];&quot;, &quot;;[$'iwd spell'.$L73];&quot; =&gt; ~&quot;;[$'iwd spell'.$A73];&quot;~ // &quot;;[$'iwd spell'.$M73])" office:value-type="string" office:string-value="  ~spin149~, null, null, null, null, null, null, null, null, 0, null, null =&gt; ~spin149~ // ie-6014, cam: spells schooled as 'generalist' instead of 'none' incorrectly invoke save bonuses/penalties - generalist &gt; none (INNATE_POLYMORPH_TO_DOG)" calcext:value-type="string">
            <text:p><text:s text:c="2"/>~spin149~, null, null, null, null, null, null, null, null, 0, null, null =&gt; ~spin149~ // ie-6014, cam: spells schooled as 'generalist' instead of 'none' incorrectly invoke save bonuses/penalties - generalist &gt; none (INNATE_POLYMORPH_TO_DOG)</text:p>
          </table:table-cell>
        </table:table-row>
        <table:table-row table:style-name="ro3">
          <table:table-cell table:formula="of:=CONCATENATE(&quot;  ~&quot;;[$'iwd spell'.$A74];&quot;~, &quot;;[$'iwd spell'.$B74];&quot;, &quot;;[$'iwd spell'.$C74];&quot;, &quot;;[$'iwd spell'.$D74];&quot;, &quot;;[$'iwd spell'.$E74];&quot;, &quot;;[$'iwd spell'.$F74];&quot;, &quot;;[$'iwd spell'.$G74];&quot;, &quot;;[$'iwd spell'.$H74];&quot;, &quot;;[$'iwd spell'.$I74];&quot;, &quot;;[$'iwd spell'.$J74];&quot;, &quot;;[$'iwd spell'.$K74];&quot;, &quot;;[$'iwd spell'.$L74];&quot; =&gt; ~&quot;;[$'iwd spell'.$A74];&quot;~ // &quot;;[$'iwd spell'.$M74])" office:value-type="string" office:string-value="  ~spin162~, null, null, null, null, null, null, null, null, 0, null, null =&gt; ~spin162~ // ie-6014, cam: spells schooled as 'generalist' instead of 'none' incorrectly invoke save bonuses/penalties - generalist &gt; none (INNATE_HOBART_TO_RAKSHASA)" calcext:value-type="string">
            <text:p><text:s text:c="2"/>~spin162~, null, null, null, null, null, null, null, null, 0, null, null =&gt; ~spin162~ // ie-6014, cam: spells schooled as 'generalist' instead of 'none' incorrectly invoke save bonuses/penalties - generalist &gt; none (INNATE_HOBART_TO_RAKSHASA)</text:p>
          </table:table-cell>
        </table:table-row>
        <table:table-row table:style-name="ro3">
          <table:table-cell table:formula="of:=CONCATENATE(&quot;  ~&quot;;[$'iwd spell'.$A75];&quot;~, &quot;;[$'iwd spell'.$B75];&quot;, &quot;;[$'iwd spell'.$C75];&quot;, &quot;;[$'iwd spell'.$D75];&quot;, &quot;;[$'iwd spell'.$E75];&quot;, &quot;;[$'iwd spell'.$F75];&quot;, &quot;;[$'iwd spell'.$G75];&quot;, &quot;;[$'iwd spell'.$H75];&quot;, &quot;;[$'iwd spell'.$I75];&quot;, &quot;;[$'iwd spell'.$J75];&quot;, &quot;;[$'iwd spell'.$K75];&quot;, &quot;;[$'iwd spell'.$L75];&quot; =&gt; ~&quot;;[$'iwd spell'.$A75];&quot;~ // &quot;;[$'iwd spell'.$M75])" office:value-type="string" office:string-value="  ~spin164~, null, null, null, null, null, null, null, null, 0, null, null =&gt; ~spin164~ // ie-6014, cam: spells schooled as 'generalist' instead of 'none' incorrectly invoke save bonuses/penalties - generalist &gt; none (INNATE_MUSTARD_JELLY_VAPOR)" calcext:value-type="string">
            <text:p><text:s text:c="2"/>~spin164~, null, null, null, null, null, null, null, null, 0, null, null =&gt; ~spin164~ // ie-6014, cam: spells schooled as 'generalist' instead of 'none' incorrectly invoke save bonuses/penalties - generalist &gt; none (INNATE_MUSTARD_JELLY_VAPOR)</text:p>
          </table:table-cell>
        </table:table-row>
        <table:table-row table:style-name="ro3">
          <table:table-cell table:formula="of:=CONCATENATE(&quot;  ~&quot;;[$'iwd spell'.$A76];&quot;~, &quot;;[$'iwd spell'.$B76];&quot;, &quot;;[$'iwd spell'.$C76];&quot;, &quot;;[$'iwd spell'.$D76];&quot;, &quot;;[$'iwd spell'.$E76];&quot;, &quot;;[$'iwd spell'.$F76];&quot;, &quot;;[$'iwd spell'.$G76];&quot;, &quot;;[$'iwd spell'.$H76];&quot;, &quot;;[$'iwd spell'.$I76];&quot;, &quot;;[$'iwd spell'.$J76];&quot;, &quot;;[$'iwd spell'.$K76];&quot;, &quot;;[$'iwd spell'.$L76];&quot; =&gt; ~&quot;;[$'iwd spell'.$A76];&quot;~ // &quot;;[$'iwd spell'.$M76])" office:value-type="string" office:string-value="  ~spin166~, null, null, null, null, null, null, null, null, 0, null, null =&gt; ~spin166~ // ie-6014, cam: spells schooled as 'generalist' instead of 'none' incorrectly invoke save bonuses/penalties - generalist &gt; none (INNATE_CONTAINER_GLOW)" calcext:value-type="string">
            <text:p><text:s text:c="2"/>~spin166~, null, null, null, null, null, null, null, null, 0, null, null =&gt; ~spin166~ // ie-6014, cam: spells schooled as 'generalist' instead of 'none' incorrectly invoke save bonuses/penalties - generalist &gt; none (INNATE_CONTAINER_GLOW)</text:p>
          </table:table-cell>
        </table:table-row>
        <table:table-row table:style-name="ro3">
          <table:table-cell table:formula="of:=CONCATENATE(&quot;  ~&quot;;[$'iwd spell'.$A77];&quot;~, &quot;;[$'iwd spell'.$B77];&quot;, &quot;;[$'iwd spell'.$C77];&quot;, &quot;;[$'iwd spell'.$D77];&quot;, &quot;;[$'iwd spell'.$E77];&quot;, &quot;;[$'iwd spell'.$F77];&quot;, &quot;;[$'iwd spell'.$G77];&quot;, &quot;;[$'iwd spell'.$H77];&quot;, &quot;;[$'iwd spell'.$I77];&quot;, &quot;;[$'iwd spell'.$J77];&quot;, &quot;;[$'iwd spell'.$K77];&quot;, &quot;;[$'iwd spell'.$L77];&quot; =&gt; ~&quot;;[$'iwd spell'.$A77];&quot;~ // &quot;;[$'iwd spell'.$M77])" office:value-type="string" office:string-value="  ~spin167~, null, null, null, null, null, null, null, null, 0, null, null =&gt; ~spin167~ // ie-6014, cam: spells schooled as 'generalist' instead of 'none' incorrectly invoke save bonuses/penalties - generalist &gt; none (INNATE_CONTAINER_GLOW_BAD)" calcext:value-type="string">
            <text:p><text:s text:c="2"/>~spin167~, null, null, null, null, null, null, null, null, 0, null, null =&gt; ~spin167~ // ie-6014, cam: spells schooled as 'generalist' instead of 'none' incorrectly invoke save bonuses/penalties - generalist &gt; none (INNATE_CONTAINER_GLOW_BAD)</text:p>
          </table:table-cell>
        </table:table-row>
        <table:table-row table:style-name="ro3">
          <table:table-cell table:formula="of:=CONCATENATE(&quot;  ~&quot;;[$'iwd spell'.$A78];&quot;~, &quot;;[$'iwd spell'.$B78];&quot;, &quot;;[$'iwd spell'.$C78];&quot;, &quot;;[$'iwd spell'.$D78];&quot;, &quot;;[$'iwd spell'.$E78];&quot;, &quot;;[$'iwd spell'.$F78];&quot;, &quot;;[$'iwd spell'.$G78];&quot;, &quot;;[$'iwd spell'.$H78];&quot;, &quot;;[$'iwd spell'.$I78];&quot;, &quot;;[$'iwd spell'.$J78];&quot;, &quot;;[$'iwd spell'.$K78];&quot;, &quot;;[$'iwd spell'.$L78];&quot; =&gt; ~&quot;;[$'iwd spell'.$A78];&quot;~ // &quot;;[$'iwd spell'.$M78])" office:value-type="string" office:string-value="  ~spin168~, null, null, null, null, null, null, null, null, 0, null, null =&gt; ~spin168~ // ie-6014, cam: spells schooled as 'generalist' instead of 'none' incorrectly invoke save bonuses/penalties - generalist &gt; none (INNATE_CORNUGON_SUMMON_TRAVEL_ANIMATION)" calcext:value-type="string">
            <text:p><text:s text:c="2"/>~spin168~, null, null, null, null, null, null, null, null, 0, null, null =&gt; ~spin168~ // ie-6014, cam: spells schooled as 'generalist' instead of 'none' incorrectly invoke save bonuses/penalties - generalist &gt; none (INNATE_CORNUGON_SUMMON_TRAVEL_ANIMATION)</text:p>
          </table:table-cell>
        </table:table-row>
        <table:table-row table:style-name="ro3">
          <table:table-cell table:formula="of:=CONCATENATE(&quot;  ~&quot;;[$'iwd spell'.$A79];&quot;~, &quot;;[$'iwd spell'.$B79];&quot;, &quot;;[$'iwd spell'.$C79];&quot;, &quot;;[$'iwd spell'.$D79];&quot;, &quot;;[$'iwd spell'.$E79];&quot;, &quot;;[$'iwd spell'.$F79];&quot;, &quot;;[$'iwd spell'.$G79];&quot;, &quot;;[$'iwd spell'.$H79];&quot;, &quot;;[$'iwd spell'.$I79];&quot;, &quot;;[$'iwd spell'.$J79];&quot;, &quot;;[$'iwd spell'.$K79];&quot;, &quot;;[$'iwd spell'.$L79];&quot; =&gt; ~&quot;;[$'iwd spell'.$A79];&quot;~ // &quot;;[$'iwd spell'.$M79])" office:value-type="string" office:string-value="  ~spin169~, null, null, null, null, null, null, null, null, 0, null, null =&gt; ~spin169~ // ie-6014, cam: spells schooled as 'generalist' instead of 'none' incorrectly invoke save bonuses/penalties - generalist &gt; none (INNATE_WINTER_WOLF_BREATH)" calcext:value-type="string">
            <text:p><text:s text:c="2"/>~spin169~, null, null, null, null, null, null, null, null, 0, null, null =&gt; ~spin169~ // ie-6014, cam: spells schooled as 'generalist' instead of 'none' incorrectly invoke save bonuses/penalties - generalist &gt; none (INNATE_WINTER_WOLF_BREATH)</text:p>
          </table:table-cell>
        </table:table-row>
        <table:table-row table:style-name="ro3">
          <table:table-cell table:formula="of:=CONCATENATE(&quot;  ~&quot;;[$'iwd spell'.$A80];&quot;~, &quot;;[$'iwd spell'.$B80];&quot;, &quot;;[$'iwd spell'.$C80];&quot;, &quot;;[$'iwd spell'.$D80];&quot;, &quot;;[$'iwd spell'.$E80];&quot;, &quot;;[$'iwd spell'.$F80];&quot;, &quot;;[$'iwd spell'.$G80];&quot;, &quot;;[$'iwd spell'.$H80];&quot;, &quot;;[$'iwd spell'.$I80];&quot;, &quot;;[$'iwd spell'.$J80];&quot;, &quot;;[$'iwd spell'.$K80];&quot;, &quot;;[$'iwd spell'.$L80];&quot; =&gt; ~&quot;;[$'iwd spell'.$A80];&quot;~ // &quot;;[$'iwd spell'.$M80])" office:value-type="string" office:string-value="  ~spin170~, null, null, null, null, null, null, null, null, 0, null, null =&gt; ~spin170~ // ie-6014, cam: spells schooled as 'generalist' instead of 'none' incorrectly invoke save bonuses/penalties - generalist &gt; none (INNATE_REMOVE_TERIKANS_ITEM_ANIMATION)" calcext:value-type="string">
            <text:p><text:s text:c="2"/>~spin170~, null, null, null, null, null, null, null, null, 0, null, null =&gt; ~spin170~ // ie-6014, cam: spells schooled as 'generalist' instead of 'none' incorrectly invoke save bonuses/penalties - generalist &gt; none (INNATE_REMOVE_TERIKANS_ITEM_ANIMATION)</text:p>
          </table:table-cell>
        </table:table-row>
        <table:table-row table:style-name="ro3">
          <table:table-cell table:formula="of:=CONCATENATE(&quot;  ~&quot;;[$'iwd spell'.$A81];&quot;~, &quot;;[$'iwd spell'.$B81];&quot;, &quot;;[$'iwd spell'.$C81];&quot;, &quot;;[$'iwd spell'.$D81];&quot;, &quot;;[$'iwd spell'.$E81];&quot;, &quot;;[$'iwd spell'.$F81];&quot;, &quot;;[$'iwd spell'.$G81];&quot;, &quot;;[$'iwd spell'.$H81];&quot;, &quot;;[$'iwd spell'.$I81];&quot;, &quot;;[$'iwd spell'.$J81];&quot;, &quot;;[$'iwd spell'.$K81];&quot;, &quot;;[$'iwd spell'.$L81];&quot; =&gt; ~&quot;;[$'iwd spell'.$A81];&quot;~ // &quot;;[$'iwd spell'.$M81])" office:value-type="string" office:string-value="  ~spin171~, null, null, null, null, null, null, null, null, 0, null, null =&gt; ~spin171~ // ie-6014, cam: spells schooled as 'generalist' instead of 'none' incorrectly invoke save bonuses/penalties - generalist &gt; none (INNATE_BELHIFETS_DEATH_ANIMATION)" calcext:value-type="string">
            <text:p><text:s text:c="2"/>~spin171~, null, null, null, null, null, null, null, null, 0, null, null =&gt; ~spin171~ // ie-6014, cam: spells schooled as 'generalist' instead of 'none' incorrectly invoke save bonuses/penalties - generalist &gt; none (INNATE_BELHIFETS_DEATH_ANIMATION)</text:p>
          </table:table-cell>
        </table:table-row>
        <table:table-row table:style-name="ro3">
          <table:table-cell table:formula="of:=CONCATENATE(&quot;  ~&quot;;[$'iwd spell'.$A82];&quot;~, &quot;;[$'iwd spell'.$B82];&quot;, &quot;;[$'iwd spell'.$C82];&quot;, &quot;;[$'iwd spell'.$D82];&quot;, &quot;;[$'iwd spell'.$E82];&quot;, &quot;;[$'iwd spell'.$F82];&quot;, &quot;;[$'iwd spell'.$G82];&quot;, &quot;;[$'iwd spell'.$H82];&quot;, &quot;;[$'iwd spell'.$I82];&quot;, &quot;;[$'iwd spell'.$J82];&quot;, &quot;;[$'iwd spell'.$K82];&quot;, &quot;;[$'iwd spell'.$L82];&quot; =&gt; ~&quot;;[$'iwd spell'.$A82];&quot;~ // &quot;;[$'iwd spell'.$M82])" office:value-type="string" office:string-value="  ~spin172~, null, null, null, null, null, null, null, null, 0, null, null =&gt; ~spin172~ // ie-6014, cam: spells schooled as 'generalist' instead of 'none' incorrectly invoke save bonuses/penalties - generalist &gt; none (INNATE_EVERARDS_PORTAL_CLOSING)" calcext:value-type="string">
            <text:p><text:s text:c="2"/>~spin172~, null, null, null, null, null, null, null, null, 0, null, null =&gt; ~spin172~ // ie-6014, cam: spells schooled as 'generalist' instead of 'none' incorrectly invoke save bonuses/penalties - generalist &gt; none (INNATE_EVERARDS_PORTAL_CLOSING)</text:p>
          </table:table-cell>
        </table:table-row>
        <table:table-row table:style-name="ro3">
          <table:table-cell table:formula="of:=CONCATENATE(&quot;  ~&quot;;[$'iwd spell'.$A83];&quot;~, &quot;;[$'iwd spell'.$B83];&quot;, &quot;;[$'iwd spell'.$C83];&quot;, &quot;;[$'iwd spell'.$D83];&quot;, &quot;;[$'iwd spell'.$E83];&quot;, &quot;;[$'iwd spell'.$F83];&quot;, &quot;;[$'iwd spell'.$G83];&quot;, &quot;;[$'iwd spell'.$H83];&quot;, &quot;;[$'iwd spell'.$I83];&quot;, &quot;;[$'iwd spell'.$J83];&quot;, &quot;;[$'iwd spell'.$K83];&quot;, &quot;;[$'iwd spell'.$L83];&quot; =&gt; ~&quot;;[$'iwd spell'.$A83];&quot;~ // &quot;;[$'iwd spell'.$M83])" office:value-type="string" office:string-value="  ~spin176~, null, null, null, null, null, null, null, null, 0, null, null =&gt; ~spin176~ // ie-6014, cam: spells schooled as 'generalist' instead of 'none' incorrectly invoke save bonuses/penalties - generalist &gt; none (INNATE_INFERNAL_CONVEYANCE)" calcext:value-type="string">
            <text:p><text:s text:c="2"/>~spin176~, null, null, null, null, null, null, null, null, 0, null, null =&gt; ~spin176~ // ie-6014, cam: spells schooled as 'generalist' instead of 'none' incorrectly invoke save bonuses/penalties - generalist &gt; none (INNATE_INFERNAL_CONVEYANCE)</text:p>
          </table:table-cell>
        </table:table-row>
        <table:table-row table:style-name="ro3">
          <table:table-cell table:formula="of:=CONCATENATE(&quot;  ~&quot;;[$'iwd spell'.$A84];&quot;~, &quot;;[$'iwd spell'.$B84];&quot;, &quot;;[$'iwd spell'.$C84];&quot;, &quot;;[$'iwd spell'.$D84];&quot;, &quot;;[$'iwd spell'.$E84];&quot;, &quot;;[$'iwd spell'.$F84];&quot;, &quot;;[$'iwd spell'.$G84];&quot;, &quot;;[$'iwd spell'.$H84];&quot;, &quot;;[$'iwd spell'.$I84];&quot;, &quot;;[$'iwd spell'.$J84];&quot;, &quot;;[$'iwd spell'.$K84];&quot;, &quot;;[$'iwd spell'.$L84];&quot; =&gt; ~&quot;;[$'iwd spell'.$A84];&quot;~ // &quot;;[$'iwd spell'.$M84])" office:value-type="string" office:string-value="  ~spin177~, null, null, null, null, null, null, null, null, 0, null, null =&gt; ~spin177~ // ie-6014, cam: spells schooled as 'generalist' instead of 'none' incorrectly invoke save bonuses/penalties - generalist &gt; none (INNATE_POQUELINS_PORTAL_OPENING)" calcext:value-type="string">
            <text:p><text:s text:c="2"/>~spin177~, null, null, null, null, null, null, null, null, 0, null, null =&gt; ~spin177~ // ie-6014, cam: spells schooled as 'generalist' instead of 'none' incorrectly invoke save bonuses/penalties - generalist &gt; none (INNATE_POQUELINS_PORTAL_OPENING)</text:p>
          </table:table-cell>
        </table:table-row>
        <table:table-row table:style-name="ro3">
          <table:table-cell table:formula="of:=CONCATENATE(&quot;  ~&quot;;[$'iwd spell'.$A85];&quot;~, &quot;;[$'iwd spell'.$B85];&quot;, &quot;;[$'iwd spell'.$C85];&quot;, &quot;;[$'iwd spell'.$D85];&quot;, &quot;;[$'iwd spell'.$E85];&quot;, &quot;;[$'iwd spell'.$F85];&quot;, &quot;;[$'iwd spell'.$G85];&quot;, &quot;;[$'iwd spell'.$H85];&quot;, &quot;;[$'iwd spell'.$I85];&quot;, &quot;;[$'iwd spell'.$J85];&quot;, &quot;;[$'iwd spell'.$K85];&quot;, &quot;;[$'iwd spell'.$L85];&quot; =&gt; ~&quot;;[$'iwd spell'.$A85];&quot;~ // &quot;;[$'iwd spell'.$M85])" office:value-type="string" office:string-value="  ~spin180~, null, null, null, null, null, null, null, null, 0, null, null =&gt; ~spin180~ // ie-6014, cam: spells schooled as 'generalist' instead of 'none' incorrectly invoke save bonuses/penalties - generalist &gt; none (INNATE_INCENDIARY_CLOUD_IDLING)" calcext:value-type="string">
            <text:p><text:s text:c="2"/>~spin180~, null, null, null, null, null, null, null, null, 0, null, null =&gt; ~spin180~ // ie-6014, cam: spells schooled as 'generalist' instead of 'none' incorrectly invoke save bonuses/penalties - generalist &gt; none (INNATE_INCENDIARY_CLOUD_IDLING)</text:p>
          </table:table-cell>
        </table:table-row>
        <table:table-row table:style-name="ro3">
          <table:table-cell table:formula="of:=CONCATENATE(&quot;  ~&quot;;[$'iwd spell'.$A86];&quot;~, &quot;;[$'iwd spell'.$B86];&quot;, &quot;;[$'iwd spell'.$C86];&quot;, &quot;;[$'iwd spell'.$D86];&quot;, &quot;;[$'iwd spell'.$E86];&quot;, &quot;;[$'iwd spell'.$F86];&quot;, &quot;;[$'iwd spell'.$G86];&quot;, &quot;;[$'iwd spell'.$H86];&quot;, &quot;;[$'iwd spell'.$I86];&quot;, &quot;;[$'iwd spell'.$J86];&quot;, &quot;;[$'iwd spell'.$K86];&quot;, &quot;;[$'iwd spell'.$L86];&quot; =&gt; ~&quot;;[$'iwd spell'.$A86];&quot;~ // &quot;;[$'iwd spell'.$M86])" office:value-type="string" office:string-value="  ~spin181~, null, null, null, null, null, null, null, null, 0, null, null =&gt; ~spin181~ // ie-6014, cam: spells schooled as 'generalist' instead of 'none' incorrectly invoke save bonuses/penalties - generalist &gt; none (INNATE_INCENDIARY_CLOUD_EXPLOSION)" calcext:value-type="string">
            <text:p><text:s text:c="2"/>~spin181~, null, null, null, null, null, null, null, null, 0, null, null =&gt; ~spin181~ // ie-6014, cam: spells schooled as 'generalist' instead of 'none' incorrectly invoke save bonuses/penalties - generalist &gt; none (INNATE_INCENDIARY_CLOUD_EXPLOSION)</text:p>
          </table:table-cell>
        </table:table-row>
        <table:table-row table:style-name="ro3">
          <table:table-cell table:formula="of:=CONCATENATE(&quot;  ~&quot;;[$'iwd spell'.$A87];&quot;~, &quot;;[$'iwd spell'.$B87];&quot;, &quot;;[$'iwd spell'.$C87];&quot;, &quot;;[$'iwd spell'.$D87];&quot;, &quot;;[$'iwd spell'.$E87];&quot;, &quot;;[$'iwd spell'.$F87];&quot;, &quot;;[$'iwd spell'.$G87];&quot;, &quot;;[$'iwd spell'.$H87];&quot;, &quot;;[$'iwd spell'.$I87];&quot;, &quot;;[$'iwd spell'.$J87];&quot;, &quot;;[$'iwd spell'.$K87];&quot;, &quot;;[$'iwd spell'.$L87];&quot; =&gt; ~&quot;;[$'iwd spell'.$A87];&quot;~ // &quot;;[$'iwd spell'.$M87])" office:value-type="string" office:string-value="  ~spin182~, null, null, null, null, null, null, null, null, 0, null, null =&gt; ~spin182~ // ie-6014, cam: spells schooled as 'generalist' instead of 'none' incorrectly invoke save bonuses/penalties - generalist &gt; none (INNATE_FLASH_DESTROY_SUMMON_YXUNOMEI)" calcext:value-type="string">
            <text:p><text:s text:c="2"/>~spin182~, null, null, null, null, null, null, null, null, 0, null, null =&gt; ~spin182~ // ie-6014, cam: spells schooled as 'generalist' instead of 'none' incorrectly invoke save bonuses/penalties - generalist &gt; none (INNATE_FLASH_DESTROY_SUMMON_YXUNOMEI)</text:p>
          </table:table-cell>
        </table:table-row>
        <table:table-row table:style-name="ro3">
          <table:table-cell table:formula="of:=CONCATENATE(&quot;  ~&quot;;[$'iwd spell'.$A88];&quot;~, &quot;;[$'iwd spell'.$B88];&quot;, &quot;;[$'iwd spell'.$C88];&quot;, &quot;;[$'iwd spell'.$D88];&quot;, &quot;;[$'iwd spell'.$E88];&quot;, &quot;;[$'iwd spell'.$F88];&quot;, &quot;;[$'iwd spell'.$G88];&quot;, &quot;;[$'iwd spell'.$H88];&quot;, &quot;;[$'iwd spell'.$I88];&quot;, &quot;;[$'iwd spell'.$J88];&quot;, &quot;;[$'iwd spell'.$K88];&quot;, &quot;;[$'iwd spell'.$L88];&quot; =&gt; ~&quot;;[$'iwd spell'.$A88];&quot;~ // &quot;;[$'iwd spell'.$M88])" office:value-type="string" office:string-value="  ~spin183~, null, null, null, null, null, null, null, null, 0, null, null =&gt; ~spin183~ // ie-6014, cam: spells schooled as 'generalist' instead of 'none' incorrectly invoke save bonuses/penalties - generalist &gt; none (INNATE_FLASH_DESTROY_SUMMON_BELHIFET)" calcext:value-type="string">
            <text:p><text:s text:c="2"/>~spin183~, null, null, null, null, null, null, null, null, 0, null, null =&gt; ~spin183~ // ie-6014, cam: spells schooled as 'generalist' instead of 'none' incorrectly invoke save bonuses/penalties - generalist &gt; none (INNATE_FLASH_DESTROY_SUMMON_BELHIFET)</text:p>
          </table:table-cell>
        </table:table-row>
        <table:table-row table:style-name="ro3">
          <table:table-cell table:formula="of:=CONCATENATE(&quot;  ~&quot;;[$'iwd spell'.$A89];&quot;~, &quot;;[$'iwd spell'.$B89];&quot;, &quot;;[$'iwd spell'.$C89];&quot;, &quot;;[$'iwd spell'.$D89];&quot;, &quot;;[$'iwd spell'.$E89];&quot;, &quot;;[$'iwd spell'.$F89];&quot;, &quot;;[$'iwd spell'.$G89];&quot;, &quot;;[$'iwd spell'.$H89];&quot;, &quot;;[$'iwd spell'.$I89];&quot;, &quot;;[$'iwd spell'.$J89];&quot;, &quot;;[$'iwd spell'.$K89];&quot;, &quot;;[$'iwd spell'.$L89];&quot; =&gt; ~&quot;;[$'iwd spell'.$A89];&quot;~ // &quot;;[$'iwd spell'.$M89])" office:value-type="string" office:string-value="  ~spin184~, null, null, null, null, null, null, null, null, 0, null, null =&gt; ~spin184~ // ie-6014, cam: spells schooled as 'generalist' instead of 'none' incorrectly invoke save bonuses/penalties - generalist &gt; none (INNATE_FLASH_DISAPPEAR)" calcext:value-type="string">
            <text:p><text:s text:c="2"/>~spin184~, null, null, null, null, null, null, null, null, 0, null, null =&gt; ~spin184~ // ie-6014, cam: spells schooled as 'generalist' instead of 'none' incorrectly invoke save bonuses/penalties - generalist &gt; none (INNATE_FLASH_DISAPPEAR)</text:p>
          </table:table-cell>
        </table:table-row>
        <table:table-row table:style-name="ro3">
          <table:table-cell table:formula="of:=CONCATENATE(&quot;  ~&quot;;[$'iwd spell'.$A90];&quot;~, &quot;;[$'iwd spell'.$B90];&quot;, &quot;;[$'iwd spell'.$C90];&quot;, &quot;;[$'iwd spell'.$D90];&quot;, &quot;;[$'iwd spell'.$E90];&quot;, &quot;;[$'iwd spell'.$F90];&quot;, &quot;;[$'iwd spell'.$G90];&quot;, &quot;;[$'iwd spell'.$H90];&quot;, &quot;;[$'iwd spell'.$I90];&quot;, &quot;;[$'iwd spell'.$J90];&quot;, &quot;;[$'iwd spell'.$K90];&quot;, &quot;;[$'iwd spell'.$L90];&quot; =&gt; ~&quot;;[$'iwd spell'.$A90];&quot;~ // &quot;;[$'iwd spell'.$M90])" office:value-type="string" office:string-value="  ~spin186~, null, null, null, null, null, null, null, null, 0, null, null =&gt; ~spin186~ // ie-6014, cam: spells schooled as 'generalist' instead of 'none' incorrectly invoke save bonuses/penalties - generalist &gt; none (INNATE_PHASE_SPIDER_TELEPORT)" calcext:value-type="string">
            <text:p><text:s text:c="2"/>~spin186~, null, null, null, null, null, null, null, null, 0, null, null =&gt; ~spin186~ // ie-6014, cam: spells schooled as 'generalist' instead of 'none' incorrectly invoke save bonuses/penalties - generalist &gt; none (INNATE_PHASE_SPIDER_TELEPORT)</text:p>
          </table:table-cell>
        </table:table-row>
        <table:table-row table:style-name="ro3">
          <table:table-cell table:formula="of:=CONCATENATE(&quot;  ~&quot;;[$'iwd spell'.$A91];&quot;~, &quot;;[$'iwd spell'.$B91];&quot;, &quot;;[$'iwd spell'.$C91];&quot;, &quot;;[$'iwd spell'.$D91];&quot;, &quot;;[$'iwd spell'.$E91];&quot;, &quot;;[$'iwd spell'.$F91];&quot;, &quot;;[$'iwd spell'.$G91];&quot;, &quot;;[$'iwd spell'.$H91];&quot;, &quot;;[$'iwd spell'.$I91];&quot;, &quot;;[$'iwd spell'.$J91];&quot;, &quot;;[$'iwd spell'.$K91];&quot;, &quot;;[$'iwd spell'.$L91];&quot; =&gt; ~&quot;;[$'iwd spell'.$A91];&quot;~ // &quot;;[$'iwd spell'.$M91])" office:value-type="string" office:string-value="  ~spin187~, null, null, null, null, null, null, null, null, 0, null, null =&gt; ~spin187~ // ie-6014, cam: spells schooled as 'generalist' instead of 'none' incorrectly invoke save bonuses/penalties - generalist &gt; none (INNATE_SALAMANDER_AURA_SHIKATA)" calcext:value-type="string">
            <text:p><text:s text:c="2"/>~spin187~, null, null, null, null, null, null, null, null, 0, null, null =&gt; ~spin187~ // ie-6014, cam: spells schooled as 'generalist' instead of 'none' incorrectly invoke save bonuses/penalties - generalist &gt; none (INNATE_SALAMANDER_AURA_SHIKATA)</text:p>
          </table:table-cell>
        </table:table-row>
        <table:table-row table:style-name="ro3">
          <table:table-cell table:formula="of:=CONCATENATE(&quot;  ~&quot;;[$'iwd spell'.$A92];&quot;~, &quot;;[$'iwd spell'.$B92];&quot;, &quot;;[$'iwd spell'.$C92];&quot;, &quot;;[$'iwd spell'.$D92];&quot;, &quot;;[$'iwd spell'.$E92];&quot;, &quot;;[$'iwd spell'.$F92];&quot;, &quot;;[$'iwd spell'.$G92];&quot;, &quot;;[$'iwd spell'.$H92];&quot;, &quot;;[$'iwd spell'.$I92];&quot;, &quot;;[$'iwd spell'.$J92];&quot;, &quot;;[$'iwd spell'.$K92];&quot;, &quot;;[$'iwd spell'.$L92];&quot; =&gt; ~&quot;;[$'iwd spell'.$A92];&quot;~ // &quot;;[$'iwd spell'.$M92])" office:value-type="string" office:string-value="  ~spin188~, null, null, null, null, null, null, null, null, 0, null, null =&gt; ~spin188~ // ie-6014, cam: spells schooled as 'generalist' instead of 'none' incorrectly invoke save bonuses/penalties - generalist &gt; none (INNATE_MYCONID_SPORES)" calcext:value-type="string">
            <text:p><text:s text:c="2"/>~spin188~, null, null, null, null, null, null, null, null, 0, null, null =&gt; ~spin188~ // ie-6014, cam: spells schooled as 'generalist' instead of 'none' incorrectly invoke save bonuses/penalties - generalist &gt; none (INNATE_MYCONID_SPORES)</text:p>
          </table:table-cell>
        </table:table-row>
        <table:table-row table:style-name="ro3">
          <table:table-cell table:formula="of:=CONCATENATE(&quot;  ~&quot;;[$'iwd spell'.$A93];&quot;~, &quot;;[$'iwd spell'.$B93];&quot;, &quot;;[$'iwd spell'.$C93];&quot;, &quot;;[$'iwd spell'.$D93];&quot;, &quot;;[$'iwd spell'.$E93];&quot;, &quot;;[$'iwd spell'.$F93];&quot;, &quot;;[$'iwd spell'.$G93];&quot;, &quot;;[$'iwd spell'.$H93];&quot;, &quot;;[$'iwd spell'.$I93];&quot;, &quot;;[$'iwd spell'.$J93];&quot;, &quot;;[$'iwd spell'.$K93];&quot;, &quot;;[$'iwd spell'.$L93];&quot; =&gt; ~&quot;;[$'iwd spell'.$A93];&quot;~ // &quot;;[$'iwd spell'.$M93])" office:value-type="string" office:string-value="  ~spin189~, null, null, null, null, null, null, null, null, 0, null, null =&gt; ~spin189~ // ie-6014, cam: spells schooled as 'generalist' instead of 'none' incorrectly invoke save bonuses/penalties - generalist &gt; none (INNATE_IRON_GOLEM_CLOUD)" calcext:value-type="string">
            <text:p><text:s text:c="2"/>~spin189~, null, null, null, null, null, null, null, null, 0, null, null =&gt; ~spin189~ // ie-6014, cam: spells schooled as 'generalist' instead of 'none' incorrectly invoke save bonuses/penalties - generalist &gt; none (INNATE_IRON_GOLEM_CLOUD)</text:p>
          </table:table-cell>
        </table:table-row>
        <table:table-row table:style-name="ro3">
          <table:table-cell table:formula="of:=CONCATENATE(&quot;  ~&quot;;[$'iwd spell'.$A94];&quot;~, &quot;;[$'iwd spell'.$B94];&quot;, &quot;;[$'iwd spell'.$C94];&quot;, &quot;;[$'iwd spell'.$D94];&quot;, &quot;;[$'iwd spell'.$E94];&quot;, &quot;;[$'iwd spell'.$F94];&quot;, &quot;;[$'iwd spell'.$G94];&quot;, &quot;;[$'iwd spell'.$H94];&quot;, &quot;;[$'iwd spell'.$I94];&quot;, &quot;;[$'iwd spell'.$J94];&quot;, &quot;;[$'iwd spell'.$K94];&quot;, &quot;;[$'iwd spell'.$L94];&quot; =&gt; ~&quot;;[$'iwd spell'.$A94];&quot;~ // &quot;;[$'iwd spell'.$M94])" office:value-type="string" office:string-value="  ~spin190~, null, null, null, null, null, null, null, null, 0, null, null =&gt; ~spin190~ // ie-6014, cam: spells schooled as 'generalist' instead of 'none' incorrectly invoke save bonuses/penalties - generalist &gt; none (INNATE_ZOMBIE_LORD_AURA)" calcext:value-type="string">
            <text:p><text:s text:c="2"/>~spin190~, null, null, null, null, null, null, null, null, 0, null, null =&gt; ~spin190~ // ie-6014, cam: spells schooled as 'generalist' instead of 'none' incorrectly invoke save bonuses/penalties - generalist &gt; none (INNATE_ZOMBIE_LORD_AURA)</text:p>
          </table:table-cell>
        </table:table-row>
        <table:table-row table:style-name="ro3">
          <table:table-cell table:formula="of:=CONCATENATE(&quot;  ~&quot;;[$'iwd spell'.$A95];&quot;~, &quot;;[$'iwd spell'.$B95];&quot;, &quot;;[$'iwd spell'.$C95];&quot;, &quot;;[$'iwd spell'.$D95];&quot;, &quot;;[$'iwd spell'.$E95];&quot;, &quot;;[$'iwd spell'.$F95];&quot;, &quot;;[$'iwd spell'.$G95];&quot;, &quot;;[$'iwd spell'.$H95];&quot;, &quot;;[$'iwd spell'.$I95];&quot;, &quot;;[$'iwd spell'.$J95];&quot;, &quot;;[$'iwd spell'.$K95];&quot;, &quot;;[$'iwd spell'.$L95];&quot; =&gt; ~&quot;;[$'iwd spell'.$A95];&quot;~ // &quot;;[$'iwd spell'.$M95])" office:value-type="string" office:string-value="  ~spin192~, null, null, null, null, null, null, null, null, 0, null, null =&gt; ~spin192~ // ie-6014, cam: spells schooled as 'generalist' instead of 'none' incorrectly invoke save bonuses/penalties - generalist &gt; none (INNATE_UMBER_HULK_GAZE)" calcext:value-type="string">
            <text:p><text:s text:c="2"/>~spin192~, null, null, null, null, null, null, null, null, 0, null, null =&gt; ~spin192~ // ie-6014, cam: spells schooled as 'generalist' instead of 'none' incorrectly invoke save bonuses/penalties - generalist &gt; none (INNATE_UMBER_HULK_GAZE)</text:p>
          </table:table-cell>
        </table:table-row>
        <table:table-row table:style-name="ro3">
          <table:table-cell table:formula="of:=CONCATENATE(&quot;  ~&quot;;[$'iwd spell'.$A96];&quot;~, &quot;;[$'iwd spell'.$B96];&quot;, &quot;;[$'iwd spell'.$C96];&quot;, &quot;;[$'iwd spell'.$D96];&quot;, &quot;;[$'iwd spell'.$E96];&quot;, &quot;;[$'iwd spell'.$F96];&quot;, &quot;;[$'iwd spell'.$G96];&quot;, &quot;;[$'iwd spell'.$H96];&quot;, &quot;;[$'iwd spell'.$I96];&quot;, &quot;;[$'iwd spell'.$J96];&quot;, &quot;;[$'iwd spell'.$K96];&quot;, &quot;;[$'iwd spell'.$L96];&quot; =&gt; ~&quot;;[$'iwd spell'.$A96];&quot;~ // &quot;;[$'iwd spell'.$M96])" office:value-type="string" office:string-value="  ~spin193~, null, null, null, null, null, null, null, null, 0, null, null =&gt; ~spin193~ // ie-6014, cam: spells schooled as 'generalist' instead of 'none' incorrectly invoke save bonuses/penalties - generalist &gt; none (INNATE_SALAMANDER_AURA_FROST)" calcext:value-type="string">
            <text:p><text:s text:c="2"/>~spin193~, null, null, null, null, null, null, null, null, 0, null, null =&gt; ~spin193~ // ie-6014, cam: spells schooled as 'generalist' instead of 'none' incorrectly invoke save bonuses/penalties - generalist &gt; none (INNATE_SALAMANDER_AURA_FROST)</text:p>
          </table:table-cell>
        </table:table-row>
        <table:table-row table:style-name="ro3">
          <table:table-cell table:formula="of:=CONCATENATE(&quot;  ~&quot;;[$'iwd spell'.$A97];&quot;~, &quot;;[$'iwd spell'.$B97];&quot;, &quot;;[$'iwd spell'.$C97];&quot;, &quot;;[$'iwd spell'.$D97];&quot;, &quot;;[$'iwd spell'.$E97];&quot;, &quot;;[$'iwd spell'.$F97];&quot;, &quot;;[$'iwd spell'.$G97];&quot;, &quot;;[$'iwd spell'.$H97];&quot;, &quot;;[$'iwd spell'.$I97];&quot;, &quot;;[$'iwd spell'.$J97];&quot;, &quot;;[$'iwd spell'.$K97];&quot;, &quot;;[$'iwd spell'.$L97];&quot; =&gt; ~&quot;;[$'iwd spell'.$A97];&quot;~ // &quot;;[$'iwd spell'.$M97])" office:value-type="string" office:string-value="  ~spin194~, null, null, null, null, null, null, null, null, 0, null, null =&gt; ~spin194~ // ie-6014, cam: spells schooled as 'generalist' instead of 'none' incorrectly invoke save bonuses/penalties - generalist &gt; none (INNATE_SALAMANDER_AURA_FIRE)" calcext:value-type="string">
            <text:p><text:s text:c="2"/>~spin194~, null, null, null, null, null, null, null, null, 0, null, null =&gt; ~spin194~ // ie-6014, cam: spells schooled as 'generalist' instead of 'none' incorrectly invoke save bonuses/penalties - generalist &gt; none (INNATE_SALAMANDER_AURA_FIRE)</text:p>
          </table:table-cell>
        </table:table-row>
        <table:table-row table:style-name="ro3">
          <table:table-cell table:formula="of:=CONCATENATE(&quot;  ~&quot;;[$'iwd spell'.$A98];&quot;~, &quot;;[$'iwd spell'.$B98];&quot;, &quot;;[$'iwd spell'.$C98];&quot;, &quot;;[$'iwd spell'.$D98];&quot;, &quot;;[$'iwd spell'.$E98];&quot;, &quot;;[$'iwd spell'.$F98];&quot;, &quot;;[$'iwd spell'.$G98];&quot;, &quot;;[$'iwd spell'.$H98];&quot;, &quot;;[$'iwd spell'.$I98];&quot;, &quot;;[$'iwd spell'.$J98];&quot;, &quot;;[$'iwd spell'.$K98];&quot;, &quot;;[$'iwd spell'.$L98];&quot; =&gt; ~&quot;;[$'iwd spell'.$A98];&quot;~ // &quot;;[$'iwd spell'.$M98])" office:value-type="string" office:string-value="  ~sppr603d~, null, null, null, null, null, null, null, null, 6, null, null =&gt; ~sppr603d~ // ie-6014, cam: spells schooled as 'generalist' instead of 'none' incorrectly invoke save bonuses/penalties - generalist &gt; invoker (CLERIC_BLADE_BARRIER subspell)" calcext:value-type="string">
            <text:p><text:s text:c="2"/>~sppr603d~, null, null, null, null, null, null, null, null, 6, null, null =&gt; ~sppr603d~ // ie-6014, cam: spells schooled as 'generalist' instead of 'none' incorrectly invoke save bonuses/penalties - generalist &gt; invoker (CLERIC_BLADE_BARRIER subspell)</text:p>
          </table:table-cell>
        </table:table-row>
        <table:table-row table:style-name="ro3">
          <table:table-cell table:formula="of:=CONCATENATE(&quot;  ~&quot;;[$'iwd spell'.$A99];&quot;~, &quot;;[$'iwd spell'.$B99];&quot;, &quot;;[$'iwd spell'.$C99];&quot;, &quot;;[$'iwd spell'.$D99];&quot;, &quot;;[$'iwd spell'.$E99];&quot;, &quot;;[$'iwd spell'.$F99];&quot;, &quot;;[$'iwd spell'.$G99];&quot;, &quot;;[$'iwd spell'.$H99];&quot;, &quot;;[$'iwd spell'.$I99];&quot;, &quot;;[$'iwd spell'.$J99];&quot;, &quot;;[$'iwd spell'.$K99];&quot;, &quot;;[$'iwd spell'.$L99];&quot; =&gt; ~&quot;;[$'iwd spell'.$A99];&quot;~ // &quot;;[$'iwd spell'.$M99])" office:value-type="string" office:string-value="  ~spwi480~, null, null, null, null, null, null, null, null, 0, null, null =&gt; ~spwi480~ // ie-6014, cam: spells schooled as 'generalist' instead of 'none' incorrectly invoke save bonuses/penalties - generalist &gt; none (polymorph self &gt; boring beetle)" calcext:value-type="string">
            <text:p><text:s text:c="2"/>~spwi480~, null, null, null, null, null, null, null, null, 0, null, null =&gt; ~spwi480~ // ie-6014, cam: spells schooled as 'generalist' instead of 'none' incorrectly invoke save bonuses/penalties - generalist &gt; none (polymorph self &gt; boring beetle)</text:p>
          </table:table-cell>
        </table:table-row>
        <table:table-row table:style-name="ro3">
          <table:table-cell table:formula="of:=CONCATENATE(&quot;  ~&quot;;[$'iwd spell'.$A100];&quot;~, &quot;;[$'iwd spell'.$B100];&quot;, &quot;;[$'iwd spell'.$C100];&quot;, &quot;;[$'iwd spell'.$D100];&quot;, &quot;;[$'iwd spell'.$E100];&quot;, &quot;;[$'iwd spell'.$F100];&quot;, &quot;;[$'iwd spell'.$G100];&quot;, &quot;;[$'iwd spell'.$H100];&quot;, &quot;;[$'iwd spell'.$I100];&quot;, &quot;;[$'iwd spell'.$J100];&quot;, &quot;;[$'iwd spell'.$K100];&quot;, &quot;;[$'iwd spell'.$L100];&quot; =&gt; ~&quot;;[$'iwd spell'.$A100];&quot;~ // &quot;;[$'iwd spell'.$M100])" office:value-type="string" office:string-value="  ~spwi481~, null, null, null, null, null, null, null, null, 0, null, null =&gt; ~spwi481~ // ie-6014, cam: spells schooled as 'generalist' instead of 'none' incorrectly invoke save bonuses/penalties - generalist &gt; none (polymorph self &gt; polar bear)" calcext:value-type="string">
            <text:p><text:s text:c="2"/>~spwi481~, null, null, null, null, null, null, null, null, 0, null, null =&gt; ~spwi481~ // ie-6014, cam: spells schooled as 'generalist' instead of 'none' incorrectly invoke save bonuses/penalties - generalist &gt; none (polymorph self &gt; polar bear)</text:p>
          </table:table-cell>
        </table:table-row>
        <table:table-row table:style-name="ro3">
          <table:table-cell table:formula="of:=CONCATENATE(&quot;  ~&quot;;[$'iwd spell'.$A101];&quot;~, &quot;;[$'iwd spell'.$B101];&quot;, &quot;;[$'iwd spell'.$C101];&quot;, &quot;;[$'iwd spell'.$D101];&quot;, &quot;;[$'iwd spell'.$E101];&quot;, &quot;;[$'iwd spell'.$F101];&quot;, &quot;;[$'iwd spell'.$G101];&quot;, &quot;;[$'iwd spell'.$H101];&quot;, &quot;;[$'iwd spell'.$I101];&quot;, &quot;;[$'iwd spell'.$J101];&quot;, &quot;;[$'iwd spell'.$K101];&quot;, &quot;;[$'iwd spell'.$L101];&quot; =&gt; ~&quot;;[$'iwd spell'.$A101];&quot;~ // &quot;;[$'iwd spell'.$M101])" office:value-type="string" office:string-value="  ~spwi482~, null, null, null, null, null, null, null, null, 0, null, null =&gt; ~spwi482~ // ie-6014, cam: spells schooled as 'generalist' instead of 'none' incorrectly invoke save bonuses/penalties - generalist &gt; none (polymorph self &gt; winter wolf)" calcext:value-type="string">
            <text:p><text:s text:c="2"/>~spwi482~, null, null, null, null, null, null, null, null, 0, null, null =&gt; ~spwi482~ // ie-6014, cam: spells schooled as 'generalist' instead of 'none' incorrectly invoke save bonuses/penalties - generalist &gt; none (polymorph self &gt; winter wolf)</text:p>
          </table:table-cell>
        </table:table-row>
        <table:table-row table:style-name="ro3">
          <table:table-cell table:formula="of:=CONCATENATE(&quot;  ~&quot;;[$'iwd spell'.$A102];&quot;~, &quot;;[$'iwd spell'.$B102];&quot;, &quot;;[$'iwd spell'.$C102];&quot;, &quot;;[$'iwd spell'.$D102];&quot;, &quot;;[$'iwd spell'.$E102];&quot;, &quot;;[$'iwd spell'.$F102];&quot;, &quot;;[$'iwd spell'.$G102];&quot;, &quot;;[$'iwd spell'.$H102];&quot;, &quot;;[$'iwd spell'.$I102];&quot;, &quot;;[$'iwd spell'.$J102];&quot;, &quot;;[$'iwd spell'.$K102];&quot;, &quot;;[$'iwd spell'.$L102];&quot; =&gt; ~&quot;;[$'iwd spell'.$A102];&quot;~ // &quot;;[$'iwd spell'.$M102])" office:value-type="string" office:string-value="  ~talongf~, null, null, null, null, null, null, null, null, 0, null, null =&gt; ~talongf~ // ie-6014, cam: spells schooled as 'generalist' instead of 'none' incorrectly invoke save bonuses/penalties - generalist &gt; none (unused talon of the gloomfrost)" calcext:value-type="string">
            <text:p><text:s text:c="2"/>~talongf~, null, null, null, null, null, null, null, null, 0, null, null =&gt; ~talongf~ // ie-6014, cam: spells schooled as 'generalist' instead of 'none' incorrectly invoke save bonuses/penalties - generalist &gt; none (unused talon of the gloomfrost)</text:p>
          </table:table-cell>
        </table:table-row>
        <table:table-row table:style-name="ro3">
          <table:table-cell table:formula="of:=CONCATENATE(&quot;  ~&quot;;[$'iwd spell'.$A103];&quot;~, &quot;;[$'iwd spell'.$B103];&quot;, &quot;;[$'iwd spell'.$C103];&quot;, &quot;;[$'iwd spell'.$D103];&quot;, &quot;;[$'iwd spell'.$E103];&quot;, &quot;;[$'iwd spell'.$F103];&quot;, &quot;;[$'iwd spell'.$G103];&quot;, &quot;;[$'iwd spell'.$H103];&quot;, &quot;;[$'iwd spell'.$I103];&quot;, &quot;;[$'iwd spell'.$J103];&quot;, &quot;;[$'iwd spell'.$K103];&quot;, &quot;;[$'iwd spell'.$L103];&quot; =&gt; ~&quot;;[$'iwd spell'.$A103];&quot;~ // &quot;;[$'iwd spell'.$M103])" office:value-type="string" office:string-value="  ~umbergaz~, null, null, null, null, null, null, null, null, 0, null, null =&gt; ~umbergaz~ // ie-6014, cam: spells schooled as 'generalist' instead of 'none' incorrectly invoke save bonuses/penalties - generalist &gt; none (umberhulk gaze)" calcext:value-type="string">
            <text:p><text:s text:c="2"/>~umbergaz~, null, null, null, null, null, null, null, null, 0, null, null =&gt; ~umbergaz~ // ie-6014, cam: spells schooled as 'generalist' instead of 'none' incorrectly invoke save bonuses/penalties - generalist &gt; none (umberhulk gaze)</text:p>
          </table:table-cell>
        </table:table-row>
        <table:table-row table:style-name="ro3" table:number-rows-repeated="496">
          <table:table-cell/>
        </table:table-row>
        <table:table-row table:style-name="ro3">
          <table:table-cell table:style-name="ce73"/>
        </table:table-row>
      </table:table>
      <table:table table:name="pst creature" table:style-name="ta1">
        <table:table-column table:style-name="co1" table:default-cell-style-name="Default"/>
        <table:table-column table:style-name="co2" table:default-cell-style-name="ce62"/>
        <table:table-column table:style-name="co3" table:default-cell-style-name="ce62"/>
        <table:table-column table:style-name="co4" table:default-cell-style-name="ce62"/>
        <table:table-column table:style-name="co5" table:default-cell-style-name="ce62"/>
        <table:table-column table:style-name="co6" table:default-cell-style-name="ce62"/>
        <table:table-column table:style-name="co7" table:default-cell-style-name="ce62"/>
        <table:table-column table:style-name="co8" table:default-cell-style-name="ce62"/>
        <table:table-column table:style-name="co9" table:default-cell-style-name="ce62"/>
        <table:table-column table:style-name="co10" table:default-cell-style-name="Default"/>
        <table:table-column table:style-name="co11" table:default-cell-style-name="ce64"/>
        <table:table-column table:style-name="co12" table:number-columns-repeated="1013" table:default-cell-style-name="ce64"/>
        <table:table-row table:style-name="ro1">
          <table:table-cell table:style-name="ce59" office:value-type="string" calcext:value-type="string">
            <text:p>file</text:p>
          </table:table-cell>
          <table:table-cell table:style-name="ce61" office:value-type="string" calcext:value-type="string">
            <text:p>race</text:p>
          </table:table-cell>
          <table:table-cell table:style-name="ce61" office:value-type="string" calcext:value-type="string">
            <text:p>class</text:p>
          </table:table-cell>
          <table:table-cell table:style-name="ce61" office:value-type="string" calcext:value-type="string">
            <text:p>general</text:p>
          </table:table-cell>
          <table:table-cell table:style-name="ce61" office:value-type="string" calcext:value-type="string">
            <text:p>sex</text:p>
          </table:table-cell>
          <table:table-cell table:style-name="ce61" office:value-type="string" calcext:value-type="string">
            <text:p>gender</text:p>
          </table:table-cell>
          <table:table-cell table:style-name="ce61" office:value-type="string" calcext:value-type="string">
            <text:p>animation</text:p>
          </table:table-cell>
          <table:table-cell table:style-name="ce61" office:value-type="string" calcext:value-type="string">
            <text:p>dv</text:p>
          </table:table-cell>
          <table:table-cell table:style-name="ce61" office:value-type="string" calcext:value-type="string">
            <text:p>kit</text:p>
          </table:table-cell>
          <table:table-cell table:style-name="ce59" office:value-type="string" calcext:value-type="string">
            <text:p>notes</text:p>
          </table:table-cell>
          <table:table-cell table:style-name="ce63" table:number-columns-repeated="1014"/>
        </table:table-row>
        <table:table-row table:style-name="ro1">
          <table:table-cell office:value-type="string" calcext:value-type="string">
            <text:p>apprent2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sohmien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OHM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bdygrd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HU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dy</text:p>
          </table:table-cell>
          <table:table-cell office:value-type="float" office:value="38" calcext:value-type="float">
            <text:p>3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LADY_OF_PAI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a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b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c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orm</text:p>
          </table:table-cell>
          <table:table-cell office:value-type="float" office:value="71" calcext:value-type="float">
            <text:p>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WORM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style-name="ce60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60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st cre_array" table:style-name="ta1">
        <office:forms form:automatic-focus="false" form:apply-design-mode="false"/>
        <table:table-column table:style-name="co13" table:default-cell-style-name="Default"/>
        <table:table-row table:style-name="ro3">
          <table:table-cell table:formula="of:=CONCATENATE(&quot;  &quot;;[$'pst creature'.$A1];&quot;, &quot;;[$'pst creature'.$B1];&quot;, &quot;;[$'pst creature'.$C1];&quot;, &quot;;[$'pst creature'.$D1];&quot;, &quot;;[$'pst creature'.$E1];&quot;, &quot;;[$'pst creature'.$F1];&quot;, &quot;;[$'pst creature'.$G1];&quot;, &quot;;[$'pst creature'.$H1];&quot;, &quot;;[$'pst creature'.$I1];&quot; =&gt; &quot;;[$'pst creature'.$A1];&quot; // &quot;;[$'pst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pst creature'.$A2];&quot;, &quot;;[$'pst creature'.$B2];&quot;, &quot;;[$'pst creature'.$C2];&quot;, &quot;;[$'pst creature'.$D2];&quot;, &quot;;[$'pst creature'.$E2];&quot;, &quot;;[$'pst creature'.$F2];&quot;, &quot;;[$'pst creature'.$G2];&quot;, &quot;;[$'pst creature'.$H2];&quot;, &quot;;[$'pst creature'.$I2];&quot; =&gt; &quot;;[$'pst creature'.$A2];&quot; // &quot;;[$'pst creature'.$J2])" office:value-type="string" office:string-value="  apprent2, null, null, null, null, null, null, None, null =&gt; apprent2 // Fixing creature script names" calcext:value-type="string">
            <text:p><text:s text:c="2"/>apprent2, null, null, null, null, null, null, None, null =&gt; apprent2 // Fixing creature script names</text:p>
          </table:table-cell>
        </table:table-row>
        <table:table-row table:style-name="ro3">
          <table:table-cell table:formula="of:=CONCATENATE(&quot;  &quot;;[$'pst creature'.$A3];&quot;, &quot;;[$'pst creature'.$B3];&quot;, &quot;;[$'pst creature'.$C3];&quot;, &quot;;[$'pst creature'.$D3];&quot;, &quot;;[$'pst creature'.$E3];&quot;, &quot;;[$'pst creature'.$F3];&quot;, &quot;;[$'pst creature'.$G3];&quot;, &quot;;[$'pst creature'.$H3];&quot;, &quot;;[$'pst creature'.$I3];&quot; =&gt; &quot;;[$'pst creature'.$A3];&quot; // &quot;;[$'pst creature'.$J3])" office:value-type="string" office:string-value="  apprent3, null, null, null, null, null, null, None, null =&gt; apprent3 // Fixing creature script names" calcext:value-type="string">
            <text:p><text:s text:c="2"/>apprent3, null, null, null, null, null, null, None, null =&gt; apprent3 // Fixing creature script names</text:p>
          </table:table-cell>
        </table:table-row>
        <table:table-row table:style-name="ro3">
          <table:table-cell table:formula="of:=CONCATENATE(&quot;  &quot;;[$'pst creature'.$A4];&quot;, &quot;;[$'pst creature'.$B4];&quot;, &quot;;[$'pst creature'.$C4];&quot;, &quot;;[$'pst creature'.$D4];&quot;, &quot;;[$'pst creature'.$E4];&quot;, &quot;;[$'pst creature'.$F4];&quot;, &quot;;[$'pst creature'.$G4];&quot;, &quot;;[$'pst creature'.$H4];&quot;, &quot;;[$'pst creature'.$I4];&quot; =&gt; &quot;;[$'pst creature'.$A4];&quot; // &quot;;[$'pst creature'.$J4])" office:value-type="string" office:string-value="  apprent4, null, null, null, null, null, null, None, null =&gt; apprent4 // Fixing creature script names" calcext:value-type="string">
            <text:p><text:s text:c="2"/>apprent4, null, null, null, null, null, null, None, null =&gt; apprent4 // Fixing creature script names</text:p>
          </table:table-cell>
        </table:table-row>
        <table:table-row table:style-name="ro3">
          <table:table-cell table:formula="of:=CONCATENATE(&quot;  &quot;;[$'pst creature'.$A5];&quot;, &quot;;[$'pst creature'.$B5];&quot;, &quot;;[$'pst creature'.$C5];&quot;, &quot;;[$'pst creature'.$D5];&quot;, &quot;;[$'pst creature'.$E5];&quot;, &quot;;[$'pst creature'.$F5];&quot;, &quot;;[$'pst creature'.$G5];&quot;, &quot;;[$'pst creature'.$H5];&quot;, &quot;;[$'pst creature'.$I5];&quot; =&gt; &quot;;[$'pst creature'.$A5];&quot; // &quot;;[$'pst creature'.$J5])" office:value-type="string" office:string-value="  apprent5, null, null, null, null, null, null, None, null =&gt; apprent5 // Fixing creature script names" calcext:value-type="string">
            <text:p><text:s text:c="2"/>apprent5, null, null, null, null, null, null, None, null =&gt; apprent5 // Fixing creature script names</text:p>
          </table:table-cell>
        </table:table-row>
        <table:table-row table:style-name="ro3">
          <table:table-cell table:formula="of:=CONCATENATE(&quot;  &quot;;[$'pst creature'.$A6];&quot;, &quot;;[$'pst creature'.$B6];&quot;, &quot;;[$'pst creature'.$C6];&quot;, &quot;;[$'pst creature'.$D6];&quot;, &quot;;[$'pst creature'.$E6];&quot;, &quot;;[$'pst creature'.$F6];&quot;, &quot;;[$'pst creature'.$G6];&quot;, &quot;;[$'pst creature'.$H6];&quot;, &quot;;[$'pst creature'.$I6];&quot; =&gt; &quot;;[$'pst creature'.$A6];&quot; // &quot;;[$'pst creature'.$J6])" office:value-type="string" office:string-value="  bsohmien, 59, null, null, null, null, null, null, null =&gt; bsohmien // SOHMIEN" calcext:value-type="string">
            <text:p><text:s text:c="2"/>bsohmien, 59, null, null, null, null, null, null, null =&gt; bsohmien // SOHMIEN</text:p>
          </table:table-cell>
        </table:table-row>
        <table:table-row table:style-name="ro3">
          <table:table-cell table:formula="of:=CONCATENATE(&quot;  &quot;;[$'pst creature'.$A7];&quot;, &quot;;[$'pst creature'.$B7];&quot;, &quot;;[$'pst creature'.$C7];&quot;, &quot;;[$'pst creature'.$D7];&quot;, &quot;;[$'pst creature'.$E7];&quot;, &quot;;[$'pst creature'.$F7];&quot;, &quot;;[$'pst creature'.$G7];&quot;, &quot;;[$'pst creature'.$H7];&quot;, &quot;;[$'pst creature'.$I7];&quot; =&gt; &quot;;[$'pst creature'.$A7];&quot; // &quot;;[$'pst creature'.$J7])" office:value-type="string" office:string-value="  hbdygrd, 1, null, null, null, null, null, null, null =&gt; hbdygrd // HUMAN" calcext:value-type="string">
            <text:p><text:s text:c="2"/>hbdygrd, 1, null, null, null, null, null, null, null =&gt; hbdygrd // HUMAN</text:p>
          </table:table-cell>
        </table:table-row>
        <table:table-row table:style-name="ro3">
          <table:table-cell table:formula="of:=CONCATENATE(&quot;  &quot;;[$'pst creature'.$A8];&quot;, &quot;;[$'pst creature'.$B8];&quot;, &quot;;[$'pst creature'.$C8];&quot;, &quot;;[$'pst creature'.$D8];&quot;, &quot;;[$'pst creature'.$E8];&quot;, &quot;;[$'pst creature'.$F8];&quot;, &quot;;[$'pst creature'.$G8];&quot;, &quot;;[$'pst creature'.$H8];&quot;, &quot;;[$'pst creature'.$I8];&quot; =&gt; &quot;;[$'pst creature'.$A8];&quot; // &quot;;[$'pst creature'.$J8])" office:value-type="string" office:string-value="  lady, 38, null, null, null, null, null, null, null =&gt; lady // LADY_OF_PAIN" calcext:value-type="string">
            <text:p><text:s text:c="2"/>lady, 38, null, null, null, null, null, null, null =&gt; lady // LADY_OF_PAIN</text:p>
          </table:table-cell>
        </table:table-row>
        <table:table-row table:style-name="ro3">
          <table:table-cell table:formula="of:=CONCATENATE(&quot;  &quot;;[$'pst creature'.$A9];&quot;, &quot;;[$'pst creature'.$B9];&quot;, &quot;;[$'pst creature'.$C9];&quot;, &quot;;[$'pst creature'.$D9];&quot;, &quot;;[$'pst creature'.$E9];&quot;, &quot;;[$'pst creature'.$F9];&quot;, &quot;;[$'pst creature'.$G9];&quot;, &quot;;[$'pst creature'.$H9];&quot;, &quot;;[$'pst creature'.$I9];&quot; =&gt; &quot;;[$'pst creature'.$A9];&quot; // &quot;;[$'pst creature'.$J9])" office:value-type="string" office:string-value="  trias, 14, null, null, null, null, null, null, null =&gt; trias // DEVA" calcext:value-type="string">
            <text:p><text:s text:c="2"/>trias, 14, null, null, null, null, null, null, null =&gt; trias // DEVA</text:p>
          </table:table-cell>
        </table:table-row>
        <table:table-row table:style-name="ro3">
          <table:table-cell table:formula="of:=CONCATENATE(&quot;  &quot;;[$'pst creature'.$A10];&quot;, &quot;;[$'pst creature'.$B10];&quot;, &quot;;[$'pst creature'.$C10];&quot;, &quot;;[$'pst creature'.$D10];&quot;, &quot;;[$'pst creature'.$E10];&quot;, &quot;;[$'pst creature'.$F10];&quot;, &quot;;[$'pst creature'.$G10];&quot;, &quot;;[$'pst creature'.$H10];&quot;, &quot;;[$'pst creature'.$I10];&quot; =&gt; &quot;;[$'pst creature'.$A10];&quot; // &quot;;[$'pst creature'.$J10])" office:value-type="string" office:string-value="  triasa, 14, null, null, null, null, null, null, null =&gt; triasa // DEVA" calcext:value-type="string">
            <text:p><text:s text:c="2"/>triasa, 14, null, null, null, null, null, null, null =&gt; triasa // DEVA</text:p>
          </table:table-cell>
        </table:table-row>
        <table:table-row table:style-name="ro3">
          <table:table-cell table:formula="of:=CONCATENATE(&quot;  &quot;;[$'pst creature'.$A11];&quot;, &quot;;[$'pst creature'.$B11];&quot;, &quot;;[$'pst creature'.$C11];&quot;, &quot;;[$'pst creature'.$D11];&quot;, &quot;;[$'pst creature'.$E11];&quot;, &quot;;[$'pst creature'.$F11];&quot;, &quot;;[$'pst creature'.$G11];&quot;, &quot;;[$'pst creature'.$H11];&quot;, &quot;;[$'pst creature'.$I11];&quot; =&gt; &quot;;[$'pst creature'.$A11];&quot; // &quot;;[$'pst creature'.$J11])" office:value-type="string" office:string-value="  triasb, 14, null, null, null, null, null, null, null =&gt; triasb // DEVA" calcext:value-type="string">
            <text:p><text:s text:c="2"/>triasb, 14, null, null, null, null, null, null, null =&gt; triasb // DEVA</text:p>
          </table:table-cell>
        </table:table-row>
        <table:table-row table:style-name="ro3">
          <table:table-cell table:formula="of:=CONCATENATE(&quot;  &quot;;[$'pst creature'.$A12];&quot;, &quot;;[$'pst creature'.$B12];&quot;, &quot;;[$'pst creature'.$C12];&quot;, &quot;;[$'pst creature'.$D12];&quot;, &quot;;[$'pst creature'.$E12];&quot;, &quot;;[$'pst creature'.$F12];&quot;, &quot;;[$'pst creature'.$G12];&quot;, &quot;;[$'pst creature'.$H12];&quot;, &quot;;[$'pst creature'.$I12];&quot; =&gt; &quot;;[$'pst creature'.$A12];&quot; // &quot;;[$'pst creature'.$J12])" office:value-type="string" office:string-value="  triasc, 14, null, null, null, null, null, null, null =&gt; triasc // DEVA" calcext:value-type="string">
            <text:p><text:s text:c="2"/>triasc, 14, null, null, null, null, null, null, null =&gt; triasc // DEVA</text:p>
          </table:table-cell>
        </table:table-row>
        <table:table-row table:style-name="ro3">
          <table:table-cell table:formula="of:=CONCATENATE(&quot;  &quot;;[$'pst creature'.$A13];&quot;, &quot;;[$'pst creature'.$B13];&quot;, &quot;;[$'pst creature'.$C13];&quot;, &quot;;[$'pst creature'.$D13];&quot;, &quot;;[$'pst creature'.$E13];&quot;, &quot;;[$'pst creature'.$F13];&quot;, &quot;;[$'pst creature'.$G13];&quot;, &quot;;[$'pst creature'.$H13];&quot;, &quot;;[$'pst creature'.$I13];&quot; =&gt; &quot;;[$'pst creature'.$A13];&quot; // &quot;;[$'pst creature'.$J13])" office:value-type="string" office:string-value="  worm, 71, null, null, null, null, null, null, null =&gt; worm // WORM" calcext:value-type="string">
            <text:p><text:s text:c="2"/>worm, 71, null, null, null, null, null, null, null =&gt; worm // WORM</text:p>
          </table:table-cell>
        </table:table-row>
      </table:table>
      <table:table table:name="pst item" table:style-name="ta1">
        <table:table-column table:style-name="co14" table:default-cell-style-name="ce50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5" table:default-cell-style-name="ce53"/>
        <table:table-column table:style-name="co18" table:default-cell-style-name="ce53"/>
        <table:table-column table:style-name="co19" table:default-cell-style-name="ce53"/>
        <table:table-column table:style-name="co5" table:default-cell-style-name="ce53"/>
        <table:table-column table:style-name="co2" table:default-cell-style-name="ce53"/>
        <table:table-column table:style-name="co20" table:default-cell-style-name="ce53"/>
        <table:table-column table:style-name="co21" table:default-cell-style-name="ce53"/>
        <table:table-column table:style-name="co8" table:default-cell-style-name="ce53"/>
        <table:table-column table:style-name="co22" table:default-cell-style-name="ce50"/>
        <table:table-column table:style-name="co12" table:number-columns-repeated="1011" table:default-cell-style-name="ce50"/>
        <table:table-row table:style-name="ro3">
          <table:table-cell table:style-name="ce48" office:value-type="string" calcext:value-type="string">
            <text:p>file</text:p>
          </table:table-cell>
          <table:table-cell table:style-name="ce51" office:value-type="string" calcext:value-type="string">
            <text:p>timing</text:p>
          </table:table-cell>
          <table:table-cell table:style-name="ce51" office:value-type="string" calcext:value-type="string">
            <text:p>magical</text:p>
          </table:table-cell>
          <table:table-cell table:style-name="ce51" office:value-type="string" calcext:value-type="string">
            <text:p>power</text:p>
          </table:table-cell>
          <table:table-cell table:style-name="ce51" office:value-type="string" calcext:value-type="string">
            <text:p>speed</text:p>
          </table:table-cell>
          <table:table-cell table:style-name="ce51" office:value-type="string" calcext:value-type="string">
            <text:p>weight</text:p>
          </table:table-cell>
          <table:table-cell table:style-name="ce51" office:value-type="string" calcext:value-type="string">
            <text:p>thac0</text:p>
          </table:table-cell>
          <table:table-cell table:style-name="ce51" office:value-type="string" calcext:value-type="string">
            <text:p>lore</text:p>
          </table:table-cell>
          <table:table-cell table:style-name="ce51" office:value-type="string" calcext:value-type="string">
            <text:p>type</text:p>
          </table:table-cell>
          <table:table-cell table:style-name="ce51" office:value-type="string" calcext:value-type="string">
            <text:p>prof</text:p>
          </table:table-cell>
          <table:table-cell table:style-name="ce51" office:value-type="string" calcext:value-type="string">
            <text:p>enchantment</text:p>
          </table:table-cell>
          <table:table-cell table:style-name="ce51" office:value-type="string" calcext:value-type="string">
            <text:p>dispellable</text:p>
          </table:table-cell>
          <table:table-cell table:style-name="ce48" office:value-type="string" calcext:value-type="string">
            <text:p>notes</text:p>
          </table:table-cell>
          <table:table-cell table:style-name="ce54" table:number-columns-repeated="1010"/>
          <table:table-cell table:style-name="ce55"/>
        </table:table-row>
        <table:table-row table:style-name="ro3" table:number-rows-repeated="62">
          <table:table-cell table:style-name="ce49"/>
          <table:table-cell table:style-name="ce52" table:number-columns-repeated="11"/>
          <table:table-cell table:style-name="ce49"/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49"/>
          <table:table-cell table:style-name="ce52" table:number-columns-repeated="11"/>
          <table:table-cell table:style-name="ce49"/>
          <table:table-cell table:number-columns-repeated="1011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pst item'.A1:'pst item'.AMJ1048576">
            <calcext:condition calcext:apply-style-name="Bad" calcext:value="formula-is((COUNTIF([.$A$1:.$A$1048576];[.$A1]) &gt; 1))" calcext:base-cell-address="'pst item'.A1"/>
          </calcext:conditional-format>
        </calcext:conditional-formats>
      </table:table>
      <table:table table:name="pst itm_array" table:style-name="ta1">
        <table:table-column table:style-name="co23" table:default-cell-style-name="Default"/>
        <table:table-row table:style-name="ro3">
          <table:table-cell table:formula="of:=CONCATENATE(;&quot;  &quot;;[$'pst item'.$A1];&quot;, &quot;;[$'pst item'.$B1];&quot;, &quot;;[$'pst item'.$C1];&quot;, &quot;;[$'pst item'.$D1];&quot;, &quot;;[$'pst item'.$E1];&quot;, &quot;;[$'pst item'.$F1];&quot;, &quot;;[$'pst item'.$G1];&quot;, &quot;;[$'pst item'.$H1];&quot;, &quot;;[$'pst item'.$I1];&quot;, &quot;;[$'pst item'.$J1];&quot;, &quot;;[$'pst item'.$K1];&quot;, &quot;;[$'pst item'.$L1];&quot; =&gt; &quot;;[$'pst item'.$A1];&quot; // &quot;;[$'pst item'.$M1])" office:value-type="string" office:string-value="  file, timing, magical, power, speed, weight, thac0, lore, type, prof, enchantment, dispellable =&gt; file // notes" calcext:value-type="string">
            <text:p><text:s text:c="2"/>file, timing, magical, power, speed, weight, thac0, lore, type, prof, enchantment, dispellable =&gt; file // notes</text:p>
          </table:table-cell>
        </table:table-row>
        <table:table-row table:style-name="ro3" table:number-rows-repeated="598">
          <table:table-cell/>
        </table:table-row>
        <table:table-row table:style-name="ro3">
          <table:table-cell table:style-name="ce73"/>
        </table:table-row>
      </table:table>
      <table:table table:name="pst spell" table:style-name="ta1">
        <table:table-column table:style-name="co24" table:default-cell-style-name="ce56"/>
        <table:table-column table:style-name="co17" table:default-cell-style-name="ce77"/>
        <table:table-column table:style-name="co25" table:default-cell-style-name="ce77"/>
        <table:table-column table:style-name="co19" table:default-cell-style-name="ce77"/>
        <table:table-column table:style-name="co26" table:default-cell-style-name="ce77"/>
        <table:table-column table:style-name="co1" table:default-cell-style-name="ce77"/>
        <table:table-column table:style-name="co15" table:default-cell-style-name="ce77"/>
        <table:table-column table:style-name="co19" table:default-cell-style-name="ce77"/>
        <table:table-column table:style-name="co7" table:default-cell-style-name="ce77"/>
        <table:table-column table:style-name="co27" table:default-cell-style-name="ce77"/>
        <table:table-column table:style-name="co14" table:default-cell-style-name="ce77"/>
        <table:table-column table:style-name="co2" table:default-cell-style-name="ce77"/>
        <table:table-column table:style-name="co28" table:default-cell-style-name="ce78"/>
        <table:table-column table:style-name="co12" table:number-columns-repeated="1011" table:default-cell-style-name="ce78"/>
        <table:table-row table:style-name="ro3">
          <table:table-cell table:style-name="ce74" office:value-type="string" calcext:value-type="string">
            <text:p>file</text:p>
          </table:table-cell>
          <table:table-cell table:style-name="ce76" office:value-type="string" calcext:value-type="string">
            <text:p>power</text:p>
          </table:table-cell>
          <table:table-cell table:style-name="ce76" office:value-type="string" calcext:value-type="string">
            <text:p>resist_dispel</text:p>
          </table:table-cell>
          <table:table-cell table:style-name="ce76" office:value-type="string" calcext:value-type="string">
            <text:p>stack</text:p>
          </table:table-cell>
          <table:table-cell table:style-name="ce76" office:value-type="string" calcext:value-type="string">
            <text:p>level</text:p>
          </table:table-cell>
          <table:table-cell table:style-name="ce76" office:value-type="string" calcext:value-type="string">
            <text:p>wild_magic</text:p>
          </table:table-cell>
          <table:table-cell table:style-name="ce76" office:value-type="string" calcext:value-type="string">
            <text:p>speed</text:p>
          </table:table-cell>
          <table:table-cell table:style-name="ce76" office:value-type="string" calcext:value-type="string">
            <text:p>range</text:p>
          </table:table-cell>
          <table:table-cell table:style-name="ce76" office:value-type="string" calcext:value-type="string">
            <text:p>animation</text:p>
          </table:table-cell>
          <table:table-cell table:style-name="ce76" office:value-type="string" calcext:value-type="string">
            <text:p>school</text:p>
          </table:table-cell>
          <table:table-cell table:style-name="ce76" office:value-type="string" calcext:value-type="string">
            <text:p>secondary</text:p>
          </table:table-cell>
          <table:table-cell table:style-name="ce76" office:value-type="string" calcext:value-type="string">
            <text:p>type</text:p>
          </table:table-cell>
          <table:table-cell table:style-name="ce74" office:value-type="string" calcext:value-type="string">
            <text:p>notes</text:p>
          </table:table-cell>
          <table:table-cell table:style-name="ce74" table:number-columns-repeated="1011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pst spell'.A2:'pst spell'.A1048576">
            <calcext:condition calcext:apply-style-name="Bad" calcext:value="formula-is((COUNTIF([.A$1:.A$1048576];[.$A2]) &gt; 1))" calcext:base-cell-address="'pst spell'.A2"/>
          </calcext:conditional-format>
        </calcext:conditional-formats>
      </table:table>
      <table:table table:name="pst spl_array" table:style-name="ta1">
        <table:table-column table:style-name="co29" table:default-cell-style-name="Default"/>
        <table:table-row table:style-name="ro3">
          <table:table-cell table:formula="of:=CONCATENATE(&quot;  ~&quot;;[$'pst spell'.$A1];&quot;~, &quot;;[$'pst spell'.$B1];&quot;, &quot;;[$'pst spell'.$C1];&quot;, &quot;;[$'pst spell'.$D1];&quot;, &quot;;[$'pst spell'.$E1];&quot;, &quot;;[$'pst spell'.$F1];&quot;, &quot;;[$'pst spell'.$G1];&quot;, &quot;;[$'pst spell'.$H1];&quot;, &quot;;[$'pst spell'.$I1];&quot;, &quot;;[$'pst spell'.$J1];&quot;, &quot;;[$'pst spell'.$K1];&quot;, &quot;;[$'pst spell'.$L1];&quot; =&gt; ~&quot;;[$'pst spell'.$A1];&quot;~ // &quot;;[$'pst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 table:number-rows-repeated="598">
          <table:table-cell/>
        </table:table-row>
        <table:table-row table:style-name="ro3">
          <table:table-cell table:style-name="ce73"/>
        </table:table-row>
      </table:table>
      <table:named-expressions/>
      <table:database-ranges>
        <table:database-range table:name="__Anonymous_Sheet_DB__0" table:target-range-address="'bg creature'.A1:'bg creature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2" table:target-range-address="'bg item'.A1:'bg item'.AMJ1048576">
          <table:sort>
            <table:sort-by table:field-number="0" table:data-type="automatic"/>
          </table:sort>
        </table:database-range>
        <table:database-range table:name="__Anonymous_Sheet_DB__4" table:target-range-address="'bg spell'.A1:'bg spell'.AMJ1048576">
          <table:sort>
            <table:sort-by table:field-number="0" table:data-type="automatic"/>
          </table:sort>
        </table:database-range>
        <table:database-range table:name="__Anonymous_Sheet_DB__6" table:target-range-address="'bg2 creature'.A1:'bg2 creature'.AMJ1048576">
          <table:sort>
            <table:sort-by table:field-number="0" table:data-type="automatic"/>
          </table:sort>
        </table:database-range>
        <table:database-range table:name="__Anonymous_Sheet_DB__8" table:target-range-address="'bg2 item'.A1:'bg2 item'.AMJ1048576">
          <table:sort>
            <table:sort-by table:field-number="0" table:data-type="automatic"/>
          </table:sort>
        </table:database-range>
        <table:database-range table:name="__Anonymous_Sheet_DB__10" table:target-range-address="'bg2 spell'.A1:'bg2 spell'.AMJ1048576">
          <table:sort>
            <table:sort-by table:field-number="0" table:data-type="automatic"/>
          </table:sort>
        </table:database-range>
        <table:database-range table:name="__Anonymous_Sheet_DB__12" table:target-range-address="'iwd creature'.A1:'iwd creature'.AMJ1048576">
          <table:sort>
            <table:sort-by table:field-number="0" table:data-type="automatic"/>
          </table:sort>
        </table:database-range>
        <table:database-range table:name="__Anonymous_Sheet_DB__14" table:target-range-address="'iwd item'.A1:'iwd item'.AMJ1048576">
          <table:sort>
            <table:sort-by table:field-number="0" table:data-type="automatic"/>
          </table:sort>
        </table:database-range>
        <table:database-range table:name="__Anonymous_Sheet_DB__16" table:target-range-address="'iwd spell'.A1:'iwd spell'.AMJ1048576">
          <table:sort>
            <table:sort-by table:field-number="0" table:data-type="automatic"/>
          </table:sort>
        </table:database-range>
        <table:database-range table:name="__Anonymous_Sheet_DB__18" table:target-range-address="'pst creature'.A1:'pst creature'.AMJ1048576">
          <table:sort>
            <table:sort-by table:field-number="0" table:data-type="automatic"/>
          </table:sort>
        </table:database-range>
        <table:database-range table:name="__Anonymous_Sheet_DB__20" table:target-range-address="'pst item'.A1:'pst item'.AMJ1048576">
          <table:sort>
            <table:sort-by table:field-number="0" table:data-type="automatic"/>
          </table:sort>
        </table:database-range>
        <table:database-range table:name="__Anonymous_Sheet_DB__22" table:target-range-address="'pst spell'.A1:'pst spell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0-21">00/00/0000</text:date>, <text:time style:data-style-name="N2" text:time-value="08:07:29.75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21T08:37:14.897000000</dc:date>
    <meta:editing-duration>P2DT16H59M46S</meta:editing-duration>
    <meta:editing-cycles>95</meta:editing-cycles>
    <meta:generator>LibreOffice/7.2.1.2$Windows_X86_64 LibreOffice_project/87b77fad49947c1441b67c559c339af8f3517e22</meta:generator>
    <meta:document-statistic meta:table-count="24" meta:cell-count="2964" meta:object-count="0"/>
  </office:meta>
</office:document-meta>
</file>